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Liberation Serif1" officeooo:rsid="03dc7533" officeooo:paragraph-rsid="03dc7533"/>
    </style:style>
    <style:style style:name="P2" style:family="paragraph" style:parent-style-name="Standard">
      <style:text-properties style:font-name="Liberation Serif1" officeooo:rsid="03dda9b5" officeooo:paragraph-rsid="03dda9b5"/>
    </style:style>
    <style:style style:name="P3" style:family="paragraph" style:parent-style-name="Standard">
      <style:text-properties style:font-name="Liberation Serif1" officeooo:rsid="03ddddb3" officeooo:paragraph-rsid="03ddddb3"/>
    </style:style>
    <style:style style:name="P4" style:family="paragraph" style:parent-style-name="Standard">
      <style:text-properties style:font-name="Liberation Serif1" officeooo:rsid="03de8f89" officeooo:paragraph-rsid="03de8f89"/>
    </style:style>
    <style:style style:name="P5" style:family="paragraph" style:parent-style-name="Standard">
      <style:text-properties style:font-name="Liberation Serif1" officeooo:rsid="03df13f3" officeooo:paragraph-rsid="03df13f3"/>
    </style:style>
    <style:style style:name="P6" style:family="paragraph" style:parent-style-name="Standard">
      <style:text-properties style:font-name="Liberation Serif1" officeooo:rsid="03e88794" officeooo:paragraph-rsid="042244bf"/>
    </style:style>
    <style:style style:name="P7" style:family="paragraph" style:parent-style-name="Standard">
      <style:text-properties style:text-line-through-style="none" style:text-line-through-type="none" style:font-name="Liberation Serif1" fo:language="ru" fo:country="RU" fo:font-style="normal" officeooo:rsid="03dc7533" officeooo:paragraph-rsid="03e078d7" style:font-name-asian="Times New Roman1" style:font-style-asian="normal" style:font-name-complex="Times New Roman1" style:font-style-complex="normal"/>
    </style:style>
    <style:style style:name="P8" style:family="paragraph" style:parent-style-name="Standard">
      <style:text-properties style:text-line-through-style="none" style:text-line-through-type="none" style:font-name="Liberation Serif1" fo:language="ru" fo:country="RU" fo:font-style="normal" officeooo:rsid="03e1d59b" officeooo:paragraph-rsid="03e1d59b" style:font-name-asian="Times New Roman1" style:font-style-asian="normal" style:font-name-complex="Times New Roman1" style:font-style-complex="normal"/>
    </style:style>
    <style:style style:name="P9" style:family="paragraph" style:parent-style-name="Standard">
      <style:text-properties style:text-line-through-style="none" style:text-line-through-type="none" style:font-name="Liberation Serif1" fo:language="ru" fo:country="RU" fo:font-style="normal" officeooo:rsid="03e22f38" officeooo:paragraph-rsid="03e22f38" style:font-name-asian="Times New Roman1" style:font-style-asian="normal" style:font-name-complex="Times New Roman1" style:font-style-complex="normal"/>
    </style:style>
    <style:style style:name="P10" style:family="paragraph" style:parent-style-name="Normal_20__28_Web_29_">
      <style:text-properties style:text-line-through-style="none" style:text-line-through-type="none" style:font-name="Liberation Serif1" fo:font-style="normal" officeooo:rsid="01eb7f3f" officeooo:paragraph-rsid="040600ff" style:font-name-asian="Times New Roman1" style:font-style-asian="normal" style:font-name-complex="Times New Roman1" style:font-style-complex="normal"/>
    </style:style>
    <style:style style:name="P11" style:family="paragraph" style:parent-style-name="Normal_20__28_Web_29_">
      <style:text-properties style:text-line-through-style="none" style:text-line-through-type="none" style:font-name="Liberation Serif1" fo:font-style="normal" officeooo:rsid="01eb7f3f" officeooo:paragraph-rsid="040a6135" style:font-name-asian="Times New Roman1" style:font-style-asian="normal" style:font-name-complex="Times New Roman1" style:font-style-complex="normal"/>
    </style:style>
    <style:style style:name="P12" style:family="paragraph" style:parent-style-name="Normal_20__28_Web_29_">
      <style:text-properties style:text-line-through-style="none" style:text-line-through-type="none" style:font-name="Liberation Serif1" fo:font-style="normal" officeooo:rsid="03c09759" officeooo:paragraph-rsid="03c09759" style:font-name-asian="Times New Roman1" style:font-style-asian="normal" style:font-name-complex="Times New Roman1" style:font-style-complex="normal"/>
    </style:style>
    <style:style style:name="P13" style:family="paragraph" style:parent-style-name="Normal_20__28_Web_29_">
      <style:text-properties style:text-line-through-style="none" style:text-line-through-type="none" style:font-name="Liberation Serif1" fo:language="ru" fo:country="RU" fo:font-style="normal" officeooo:rsid="03d93f36" officeooo:paragraph-rsid="03c09759" style:font-name-asian="Times New Roman1" style:font-style-asian="normal" style:font-name-complex="Times New Roman1" style:font-style-complex="normal"/>
    </style:style>
    <style:style style:name="P14" style:family="paragraph" style:parent-style-name="Normal_20__28_Web_29_">
      <style:text-properties style:text-line-through-style="none" style:text-line-through-type="none" style:font-name="Liberation Serif1" fo:language="ru" fo:country="RU" fo:font-style="normal" officeooo:rsid="03df13f3" officeooo:paragraph-rsid="03df13f3" style:font-name-asian="Times New Roman1" style:font-style-asian="normal" style:font-name-complex="Times New Roman1" style:font-style-complex="normal"/>
    </style:style>
    <style:style style:name="P15" style:family="paragraph" style:parent-style-name="Normal_20__28_Web_29_">
      <style:text-properties style:text-line-through-style="none" style:text-line-through-type="none" style:font-name="Liberation Serif1" fo:language="ru" fo:country="RU" fo:font-style="normal" officeooo:rsid="03dfb228" officeooo:paragraph-rsid="03dfb228" style:font-name-asian="Times New Roman1" style:font-style-asian="normal" style:font-name-complex="Times New Roman1" style:font-style-complex="normal"/>
    </style:style>
    <style:style style:name="P16" style:family="paragraph" style:parent-style-name="Normal_20__28_Web_29_">
      <style:text-properties style:text-line-through-style="none" style:text-line-through-type="none" style:font-name="Liberation Serif1" fo:language="ru" fo:country="RU" fo:font-style="normal" officeooo:rsid="03e078d7" officeooo:paragraph-rsid="03e078d7" style:font-name-asian="Times New Roman1" style:font-style-asian="normal" style:font-name-complex="Times New Roman1" style:font-style-complex="normal"/>
    </style:style>
    <style:style style:name="P17" style:family="paragraph" style:parent-style-name="Normal_20__28_Web_29_">
      <style:text-properties style:text-line-through-style="none" style:text-line-through-type="none" style:font-name="Liberation Serif1" fo:language="ru" fo:country="RU" fo:font-style="normal" officeooo:rsid="03fd2505" officeooo:paragraph-rsid="0412c193" style:font-name-asian="Times New Roman1" style:font-style-asian="normal" style:font-name-complex="Times New Roman1" style:font-style-complex="normal"/>
    </style:style>
    <style:style style:name="P18" style:family="paragraph" style:parent-style-name="Normal_20__28_Web_29_">
      <style:text-properties style:text-line-through-style="none" style:text-line-through-type="none" style:font-name="Liberation Serif1" fo:language="ru" fo:country="RU" fo:font-style="normal" officeooo:rsid="03fd2505" officeooo:paragraph-rsid="04195f83" style:font-name-asian="Times New Roman1" style:font-style-asian="normal" style:font-name-complex="Times New Roman1" style:font-style-complex="normal"/>
    </style:style>
    <style:style style:name="P19" style:family="paragraph" style:parent-style-name="Normal_20__28_Web_29_">
      <style:text-properties style:text-line-through-style="none" style:text-line-through-type="none" style:font-name="Liberation Serif1" fo:language="ru" fo:country="RU" fo:font-style="normal" officeooo:rsid="03fd2505" officeooo:paragraph-rsid="041bbac0" style:font-name-asian="Times New Roman1" style:font-style-asian="normal" style:font-name-complex="Times New Roman1" style:font-style-complex="normal"/>
    </style:style>
    <style:style style:name="P20" style:family="paragraph" style:parent-style-name="Normal_20__28_Web_29_">
      <style:text-properties style:text-line-through-style="none" style:text-line-through-type="none" style:font-name="Liberation Serif1" fo:language="ru" fo:country="RU" fo:font-style="normal" officeooo:rsid="03fd2505" officeooo:paragraph-rsid="041d4b8c" style:font-name-asian="Times New Roman1" style:font-style-asian="normal" style:font-name-complex="Times New Roman1" style:font-style-complex="normal"/>
    </style:style>
    <style:style style:name="P21" style:family="paragraph" style:parent-style-name="Normal_20__28_Web_29_">
      <style:text-properties style:text-line-through-style="none" style:text-line-through-type="none" style:font-name="Liberation Serif1" fo:language="ru" fo:country="RU" fo:font-style="normal" officeooo:rsid="03fd2505" officeooo:paragraph-rsid="041f1b9b" style:font-name-asian="Times New Roman1" style:font-style-asian="normal" style:font-name-complex="Times New Roman1" style:font-style-complex="normal"/>
    </style:style>
    <style:style style:name="P22" style:family="paragraph" style:parent-style-name="Normal_20__28_Web_29_">
      <style:text-properties style:text-line-through-style="none" style:text-line-through-type="none" style:font-name="Liberation Serif1" fo:language="ru" fo:country="RU" fo:font-style="normal" officeooo:rsid="03fd2505" officeooo:paragraph-rsid="041fd4e8" style:font-name-asian="Times New Roman1" style:font-style-asian="normal" style:font-name-complex="Times New Roman1" style:font-style-complex="normal"/>
    </style:style>
    <style:style style:name="P23" style:family="paragraph" style:parent-style-name="Normal_20__28_Web_29_">
      <style:text-properties style:text-line-through-style="none" style:text-line-through-type="none" style:font-name="Liberation Serif1" fo:language="ru" fo:country="RU" fo:font-style="normal" officeooo:rsid="03fd2505" officeooo:paragraph-rsid="04241a44" style:font-name-asian="Times New Roman1" style:font-style-asian="normal" style:font-name-complex="Times New Roman1" style:font-style-complex="normal"/>
    </style:style>
    <style:style style:name="P24" style:family="paragraph" style:parent-style-name="Normal_20__28_Web_29_">
      <style:text-properties style:text-line-through-style="none" style:text-line-through-type="none" style:font-name="Liberation Serif1" fo:language="ru" fo:country="RU" fo:font-style="normal" officeooo:rsid="03fd2505" officeooo:paragraph-rsid="04312244" style:font-name-asian="Times New Roman1" style:font-style-asian="normal" style:font-name-complex="Times New Roman1" style:font-style-complex="normal"/>
    </style:style>
    <style:style style:name="P25" style:family="paragraph" style:parent-style-name="Normal_20__28_Web_29_">
      <style:text-properties style:text-line-through-style="none" style:text-line-through-type="none" style:font-name="Liberation Serif1" fo:language="ru" fo:country="RU" fo:font-style="normal" officeooo:rsid="03fd2505" officeooo:paragraph-rsid="04830225" style:font-name-asian="Times New Roman1" style:font-style-asian="normal" style:font-name-complex="Times New Roman1" style:font-style-complex="normal"/>
    </style:style>
    <style:style style:name="P26" style:family="paragraph" style:parent-style-name="Normal_20__28_Web_29_">
      <style:text-properties style:text-line-through-style="none" style:text-line-through-type="none" style:font-name="Liberation Serif1" fo:language="ru" fo:country="RU" fo:font-style="normal" officeooo:rsid="03fd2505" officeooo:paragraph-rsid="0483db3c" style:font-name-asian="Times New Roman1" style:font-style-asian="normal" style:font-name-complex="Times New Roman1" style:font-style-complex="normal"/>
    </style:style>
    <style:style style:name="P27" style:family="paragraph" style:parent-style-name="Normal_20__28_Web_29_">
      <style:text-properties style:text-line-through-style="none" style:text-line-through-type="none" style:font-name="Liberation Serif1" fo:language="ru" fo:country="RU" fo:font-style="normal" officeooo:rsid="03fd2505" officeooo:paragraph-rsid="04870c40" style:font-name-asian="Times New Roman1" style:font-style-asian="normal" style:font-name-complex="Times New Roman1" style:font-style-complex="normal"/>
    </style:style>
    <style:style style:name="P28" style:family="paragraph" style:parent-style-name="Normal_20__28_Web_29_">
      <style:text-properties style:text-line-through-style="none" style:text-line-through-type="none" style:font-name="Liberation Serif1" fo:language="ru" fo:country="RU" fo:font-style="normal" officeooo:rsid="03fd2505" officeooo:paragraph-rsid="04b6ae5c" style:font-name-asian="Times New Roman1" style:font-style-asian="normal" style:font-name-complex="Times New Roman1" style:font-style-complex="normal"/>
    </style:style>
    <style:style style:name="P29" style:family="paragraph" style:parent-style-name="Normal_20__28_Web_29_">
      <style:text-properties style:text-line-through-style="none" style:text-line-through-type="none" style:font-name="Liberation Serif1" fo:language="ru" fo:country="RU" fo:font-style="normal" officeooo:rsid="03fd2505" officeooo:paragraph-rsid="0589266b" style:font-name-asian="Times New Roman1" style:font-style-asian="normal" style:font-name-complex="Times New Roman1" style:font-style-complex="normal"/>
    </style:style>
    <style:style style:name="P30" style:family="paragraph" style:parent-style-name="Normal_20__28_Web_29_">
      <style:text-properties style:text-line-through-style="none" style:text-line-through-type="none" style:font-name="Liberation Serif1" fo:language="ru" fo:country="RU" fo:font-style="normal" officeooo:rsid="03fd2505" officeooo:paragraph-rsid="05d160ff" style:font-name-asian="Times New Roman1" style:font-style-asian="normal" style:font-name-complex="Times New Roman1" style:font-style-complex="normal"/>
    </style:style>
    <style:style style:name="P31" style:family="paragraph" style:parent-style-name="Normal_20__28_Web_29_">
      <style:text-properties style:text-line-through-style="none" style:text-line-through-type="none" style:font-name="Liberation Serif1" fo:language="ru" fo:country="RU" fo:font-style="normal" officeooo:rsid="03fd2505" officeooo:paragraph-rsid="05d8ff42" style:font-name-asian="Times New Roman1" style:font-style-asian="normal" style:font-name-complex="Times New Roman1" style:font-style-complex="normal"/>
    </style:style>
    <style:style style:name="P32" style:family="paragraph" style:parent-style-name="Normal_20__28_Web_29_">
      <style:text-properties style:text-line-through-style="none" style:text-line-through-type="none" style:font-name="Liberation Serif1" fo:language="ru" fo:country="RU" fo:font-style="normal" officeooo:rsid="03fd2505" officeooo:paragraph-rsid="05db2531" style:font-name-asian="Times New Roman1" style:font-style-asian="normal" style:font-name-complex="Times New Roman1" style:font-style-complex="normal"/>
    </style:style>
    <style:style style:name="P33" style:family="paragraph" style:parent-style-name="Normal_20__28_Web_29_">
      <style:text-properties style:text-line-through-style="none" style:text-line-through-type="none" style:font-name="Liberation Serif1" fo:language="ru" fo:country="RU" fo:font-style="normal" officeooo:rsid="03fd2505" officeooo:paragraph-rsid="05e3a2bc" style:font-name-asian="Times New Roman1" style:font-style-asian="normal" style:font-name-complex="Times New Roman1" style:font-style-complex="normal"/>
    </style:style>
    <style:style style:name="P34" style:family="paragraph" style:parent-style-name="Normal_20__28_Web_29_">
      <style:text-properties style:text-line-through-style="none" style:text-line-through-type="none" style:font-name="Liberation Serif1" fo:language="ru" fo:country="RU" fo:font-style="normal" officeooo:rsid="03fd2505" officeooo:paragraph-rsid="061135c6" style:font-name-asian="Times New Roman1" style:font-style-asian="normal" style:font-name-complex="Times New Roman1" style:font-style-complex="normal"/>
    </style:style>
    <style:style style:name="P35" style:family="paragraph" style:parent-style-name="Normal_20__28_Web_29_">
      <style:text-properties style:text-line-through-style="none" style:text-line-through-type="none" style:font-name="Liberation Serif1" fo:language="ru" fo:country="RU" fo:font-style="normal" officeooo:rsid="03fd2505" officeooo:paragraph-rsid="061472e0" style:font-name-asian="Times New Roman1" style:font-style-asian="normal" style:font-name-complex="Times New Roman1" style:font-style-complex="normal"/>
    </style:style>
    <style:style style:name="P36" style:family="paragraph" style:parent-style-name="Normal_20__28_Web_29_">
      <style:text-properties style:text-line-through-style="none" style:text-line-through-type="none" style:font-name="Liberation Serif1" fo:language="ru" fo:country="RU" fo:font-style="normal" officeooo:rsid="03fd2505" officeooo:paragraph-rsid="061b04f4" style:font-name-asian="Times New Roman1" style:font-style-asian="normal" style:font-name-complex="Times New Roman1" style:font-style-complex="normal"/>
    </style:style>
    <style:style style:name="P37" style:family="paragraph" style:parent-style-name="Normal_20__28_Web_29_">
      <style:text-properties style:text-line-through-style="none" style:text-line-through-type="none" style:font-name="Liberation Serif1" fo:language="ru" fo:country="RU" fo:font-style="normal" officeooo:rsid="03fd2505" officeooo:paragraph-rsid="061bf422" style:font-name-asian="Times New Roman1" style:font-style-asian="normal" style:font-name-complex="Times New Roman1" style:font-style-complex="normal"/>
    </style:style>
    <style:style style:name="P38" style:family="paragraph" style:parent-style-name="Normal_20__28_Web_29_">
      <style:text-properties style:text-line-through-style="none" style:text-line-through-type="none" style:font-name="Liberation Serif1" fo:language="ru" fo:country="RU" fo:font-style="normal" officeooo:rsid="03fd2505" officeooo:paragraph-rsid="061da492" style:font-name-asian="Times New Roman1" style:font-style-asian="normal" style:font-name-complex="Times New Roman1" style:font-style-complex="normal"/>
    </style:style>
    <style:style style:name="P39" style:family="paragraph" style:parent-style-name="Normal_20__28_Web_29_">
      <style:text-properties style:text-line-through-style="none" style:text-line-through-type="none" style:font-name="Liberation Serif1" fo:language="ru" fo:country="RU" fo:font-style="normal" officeooo:rsid="03fd2505" officeooo:paragraph-rsid="061eb5c3" style:font-name-asian="Times New Roman1" style:font-style-asian="normal" style:font-name-complex="Times New Roman1" style:font-style-complex="normal"/>
    </style:style>
    <style:style style:name="P40" style:family="paragraph" style:parent-style-name="Normal_20__28_Web_29_">
      <style:text-properties style:text-line-through-style="none" style:text-line-through-type="none" style:font-name="Liberation Serif1" fo:language="ru" fo:country="RU" fo:font-style="normal" officeooo:rsid="03fd2505" officeooo:paragraph-rsid="061fc9cc" style:font-name-asian="Times New Roman1" style:font-style-asian="normal" style:font-name-complex="Times New Roman1" style:font-style-complex="normal"/>
    </style:style>
    <style:style style:name="P41" style:family="paragraph" style:parent-style-name="Normal_20__28_Web_29_">
      <style:text-properties style:text-line-through-style="none" style:text-line-through-type="none" style:font-name="Liberation Serif1" fo:language="ru" fo:country="RU" fo:font-style="normal" officeooo:rsid="03fd2505" officeooo:paragraph-rsid="0622f623" style:font-name-asian="Times New Roman1" style:font-style-asian="normal" style:font-name-complex="Times New Roman1" style:font-style-complex="normal"/>
    </style:style>
    <style:style style:name="P42" style:family="paragraph" style:parent-style-name="Normal_20__28_Web_29_">
      <style:text-properties style:text-line-through-style="none" style:text-line-through-type="none" style:font-name="Liberation Serif1" fo:language="ru" fo:country="RU" fo:font-style="normal" officeooo:rsid="03fd2505" officeooo:paragraph-rsid="062b4a88" style:font-name-asian="Times New Roman1" style:font-style-asian="normal" style:font-name-complex="Times New Roman1" style:font-style-complex="normal"/>
    </style:style>
    <style:style style:name="P43" style:family="paragraph" style:parent-style-name="Normal_20__28_Web_29_">
      <style:text-properties style:text-line-through-style="none" style:text-line-through-type="none" style:font-name="Liberation Serif1" fo:language="ru" fo:country="RU" fo:font-style="normal" officeooo:rsid="03fd2505" officeooo:paragraph-rsid="063e90ec" style:font-name-asian="Times New Roman1" style:font-style-asian="normal" style:font-name-complex="Times New Roman1" style:font-style-complex="normal"/>
    </style:style>
    <style:style style:name="P44" style:family="paragraph" style:parent-style-name="Normal_20__28_Web_29_">
      <style:text-properties style:text-line-through-style="none" style:text-line-through-type="none" style:font-name="Liberation Serif1" fo:language="ru" fo:country="RU" fo:font-style="normal" officeooo:rsid="03fd2505" officeooo:paragraph-rsid="063f2af2" style:font-name-asian="Times New Roman1" style:font-style-asian="normal" style:font-name-complex="Times New Roman1" style:font-style-complex="normal"/>
    </style:style>
    <style:style style:name="P45" style:family="paragraph" style:parent-style-name="Normal_20__28_Web_29_">
      <style:text-properties style:text-line-through-style="none" style:text-line-through-type="none" style:font-name="Liberation Serif1" fo:language="ru" fo:country="RU" fo:font-style="normal" officeooo:rsid="03fd2505" officeooo:paragraph-rsid="064b85ac" style:font-name-asian="Times New Roman1" style:font-style-asian="normal" style:font-name-complex="Times New Roman1" style:font-style-complex="normal"/>
    </style:style>
    <style:style style:name="P46" style:family="paragraph" style:parent-style-name="Normal_20__28_Web_29_">
      <style:text-properties style:text-line-through-style="none" style:text-line-through-type="none" style:font-name="Liberation Serif1" fo:language="ru" fo:country="RU" fo:font-style="normal" officeooo:rsid="03fd2505" officeooo:paragraph-rsid="064d6e8d" style:font-name-asian="Times New Roman1" style:font-style-asian="normal" style:font-name-complex="Times New Roman1" style:font-style-complex="normal"/>
    </style:style>
    <style:style style:name="P47" style:family="paragraph" style:parent-style-name="Normal_20__28_Web_29_">
      <style:text-properties style:text-line-through-style="none" style:text-line-through-type="none" style:font-name="Liberation Serif1" fo:language="ru" fo:country="RU" fo:font-style="normal" officeooo:rsid="03fd2505" officeooo:paragraph-rsid="06504054" style:font-name-asian="Times New Roman1" style:font-style-asian="normal" style:font-name-complex="Times New Roman1" style:font-style-complex="normal"/>
    </style:style>
    <style:style style:name="P48" style:family="paragraph" style:parent-style-name="Normal_20__28_Web_29_">
      <style:text-properties style:text-line-through-style="none" style:text-line-through-type="none" style:font-name="Liberation Serif1" fo:language="ru" fo:country="RU" fo:font-style="normal" officeooo:rsid="03fd2505" officeooo:paragraph-rsid="065392a5" style:font-name-asian="Times New Roman1" style:font-style-asian="normal" style:font-name-complex="Times New Roman1" style:font-style-complex="normal"/>
    </style:style>
    <style:style style:name="P49" style:family="paragraph" style:parent-style-name="Normal_20__28_Web_29_">
      <style:text-properties style:text-line-through-style="none" style:text-line-through-type="none" style:font-name="Liberation Serif1" fo:language="ru" fo:country="RU" fo:font-style="normal" officeooo:rsid="03fd2505" officeooo:paragraph-rsid="0656325e" style:font-name-asian="Times New Roman1" style:font-style-asian="normal" style:font-name-complex="Times New Roman1" style:font-style-complex="normal"/>
    </style:style>
    <style:style style:name="P50" style:family="paragraph" style:parent-style-name="Normal_20__28_Web_29_">
      <style:text-properties style:text-line-through-style="none" style:text-line-through-type="none" style:font-name="Liberation Serif1" fo:language="ru" fo:country="RU" fo:font-style="normal" officeooo:rsid="03fd2505" officeooo:paragraph-rsid="0697b211" style:font-name-asian="Times New Roman1" style:font-style-asian="normal" style:font-name-complex="Times New Roman1" style:font-style-complex="normal"/>
    </style:style>
    <style:style style:name="P51" style:family="paragraph" style:parent-style-name="Normal_20__28_Web_29_">
      <style:text-properties style:text-line-through-style="none" style:text-line-through-type="none" style:font-name="Liberation Serif1" fo:language="ru" fo:country="RU" fo:font-style="normal" officeooo:rsid="03fd2505" officeooo:paragraph-rsid="06a4a703" style:font-name-asian="Times New Roman1" style:font-style-asian="normal" style:font-name-complex="Times New Roman1" style:font-style-complex="normal"/>
    </style:style>
    <style:style style:name="P52" style:family="paragraph" style:parent-style-name="Normal_20__28_Web_29_">
      <style:text-properties style:text-line-through-style="none" style:text-line-through-type="none" style:font-name="Liberation Serif1" fo:language="ru" fo:country="RU" fo:font-style="normal" officeooo:rsid="03fd2505" officeooo:paragraph-rsid="06aa1abb" style:font-name-asian="Times New Roman1" style:font-style-asian="normal" style:font-name-complex="Times New Roman1" style:font-style-complex="normal"/>
    </style:style>
    <style:style style:name="P53" style:family="paragraph" style:parent-style-name="Normal_20__28_Web_29_">
      <style:text-properties style:text-line-through-style="none" style:text-line-through-type="none" style:font-name="Liberation Serif1" fo:language="ru" fo:country="RU" fo:font-style="normal" officeooo:rsid="03fd2505" officeooo:paragraph-rsid="06ab5798" style:font-name-asian="Times New Roman1" style:font-style-asian="normal" style:font-name-complex="Times New Roman1" style:font-style-complex="normal"/>
    </style:style>
    <style:style style:name="P54" style:family="paragraph" style:parent-style-name="Normal_20__28_Web_29_">
      <style:text-properties style:text-line-through-style="none" style:text-line-through-type="none" style:font-name="Liberation Serif1" fo:language="ru" fo:country="RU" fo:font-style="normal" officeooo:rsid="03fd2505" officeooo:paragraph-rsid="06afcc1a" style:font-name-asian="Times New Roman1" style:font-style-asian="normal" style:font-name-complex="Times New Roman1" style:font-style-complex="normal"/>
    </style:style>
    <style:style style:name="P55" style:family="paragraph" style:parent-style-name="Normal_20__28_Web_29_">
      <style:text-properties style:text-line-through-style="none" style:text-line-through-type="none" style:font-name="Liberation Serif1" fo:language="ru" fo:country="RU" fo:font-style="normal" officeooo:rsid="03fd2505" officeooo:paragraph-rsid="06b1e49e" style:font-name-asian="Times New Roman1" style:font-style-asian="normal" style:font-name-complex="Times New Roman1" style:font-style-complex="normal"/>
    </style:style>
    <style:style style:name="P56" style:family="paragraph" style:parent-style-name="Normal_20__28_Web_29_">
      <style:text-properties style:text-line-through-style="none" style:text-line-through-type="none" style:font-name="Liberation Serif1" fo:language="ru" fo:country="RU" fo:font-style="normal" officeooo:rsid="03fd2505" officeooo:paragraph-rsid="07221868" style:font-name-asian="Times New Roman1" style:font-style-asian="normal" style:font-name-complex="Times New Roman1" style:font-style-complex="normal"/>
    </style:style>
    <style:style style:name="P57" style:family="paragraph" style:parent-style-name="Normal_20__28_Web_29_">
      <style:text-properties style:text-line-through-style="none" style:text-line-through-type="none" style:font-name="Liberation Serif1" fo:language="ru" fo:country="RU" fo:font-style="normal" officeooo:rsid="03fd2505" officeooo:paragraph-rsid="0723059a" style:font-name-asian="Times New Roman1" style:font-style-asian="normal" style:font-name-complex="Times New Roman1" style:font-style-complex="normal"/>
    </style:style>
    <style:style style:name="P58" style:family="paragraph" style:parent-style-name="Normal_20__28_Web_29_">
      <style:text-properties style:text-line-through-style="none" style:text-line-through-type="none" style:font-name="Liberation Serif1" fo:language="ru" fo:country="RU" fo:font-style="normal" officeooo:rsid="03fd2505" officeooo:paragraph-rsid="0723a01a" style:font-name-asian="Times New Roman1" style:font-style-asian="normal" style:font-name-complex="Times New Roman1" style:font-style-complex="normal"/>
    </style:style>
    <style:style style:name="P59" style:family="paragraph" style:parent-style-name="Normal_20__28_Web_29_">
      <style:text-properties style:text-line-through-style="none" style:text-line-through-type="none" style:font-name="Liberation Serif1" fo:language="ru" fo:country="RU" fo:font-style="normal" officeooo:rsid="03fd2505" officeooo:paragraph-rsid="07285cb4" style:font-name-asian="Times New Roman1" style:font-style-asian="normal" style:font-name-complex="Times New Roman1" style:font-style-complex="normal"/>
    </style:style>
    <style:style style:name="P60" style:family="paragraph" style:parent-style-name="Normal_20__28_Web_29_">
      <style:text-properties style:text-line-through-style="none" style:text-line-through-type="none" style:font-name="Liberation Serif1" fo:language="ru" fo:country="RU" fo:font-style="normal" officeooo:rsid="03fd2505" officeooo:paragraph-rsid="072abe24" style:font-name-asian="Times New Roman1" style:font-style-asian="normal" style:font-name-complex="Times New Roman1" style:font-style-complex="normal"/>
    </style:style>
    <style:style style:name="P61" style:family="paragraph" style:parent-style-name="Normal_20__28_Web_29_">
      <style:text-properties style:text-line-through-style="none" style:text-line-through-type="none" style:font-name="Liberation Serif1" fo:language="ru" fo:country="RU" fo:font-style="normal" officeooo:rsid="03fd2505" officeooo:paragraph-rsid="07382d73" style:font-name-asian="Times New Roman1" style:font-style-asian="normal" style:font-name-complex="Times New Roman1" style:font-style-complex="normal"/>
    </style:style>
    <style:style style:name="P62" style:family="paragraph" style:parent-style-name="Normal_20__28_Web_29_">
      <style:text-properties style:text-line-through-style="none" style:text-line-through-type="none" style:font-name="Liberation Serif1" fo:language="ru" fo:country="RU" fo:font-style="normal" officeooo:rsid="03fd2505" officeooo:paragraph-rsid="073e9b90" style:font-name-asian="Times New Roman1" style:font-style-asian="normal" style:font-name-complex="Times New Roman1" style:font-style-complex="normal"/>
    </style:style>
    <style:style style:name="P63" style:family="paragraph" style:parent-style-name="Normal_20__28_Web_29_">
      <style:text-properties style:text-line-through-style="none" style:text-line-through-type="none" style:font-name="Liberation Serif1" fo:language="ru" fo:country="RU" fo:font-style="normal" officeooo:rsid="03fd2505" officeooo:paragraph-rsid="07415380" style:font-name-asian="Times New Roman1" style:font-style-asian="normal" style:font-name-complex="Times New Roman1" style:font-style-complex="normal"/>
    </style:style>
    <style:style style:name="P64" style:family="paragraph" style:parent-style-name="Normal_20__28_Web_29_">
      <style:text-properties style:text-line-through-style="none" style:text-line-through-type="none" style:font-name="Liberation Serif1" fo:language="ru" fo:country="RU" fo:font-style="normal" officeooo:rsid="03fd2505" officeooo:paragraph-rsid="074163b2" style:font-name-asian="Times New Roman1" style:font-style-asian="normal" style:font-name-complex="Times New Roman1" style:font-style-complex="normal"/>
    </style:style>
    <style:style style:name="P65" style:family="paragraph" style:parent-style-name="Normal_20__28_Web_29_">
      <style:text-properties style:text-line-through-style="none" style:text-line-through-type="none" style:font-name="Liberation Serif1" fo:language="ru" fo:country="RU" fo:font-style="normal" officeooo:rsid="03fd2505" officeooo:paragraph-rsid="074a3dc5" style:font-name-asian="Times New Roman1" style:font-style-asian="normal" style:font-name-complex="Times New Roman1" style:font-style-complex="normal"/>
    </style:style>
    <style:style style:name="P66" style:family="paragraph" style:parent-style-name="Normal_20__28_Web_29_">
      <style:text-properties style:text-line-through-style="none" style:text-line-through-type="none" style:font-name="Liberation Serif1" fo:language="ru" fo:country="RU" fo:font-style="normal" officeooo:rsid="03fd2505" officeooo:paragraph-rsid="07c380b8" style:font-name-asian="Times New Roman1" style:font-style-asian="normal" style:font-name-complex="Times New Roman1" style:font-style-complex="normal"/>
    </style:style>
    <style:style style:name="P67" style:family="paragraph" style:parent-style-name="Normal_20__28_Web_29_">
      <style:text-properties style:text-line-through-style="none" style:text-line-through-type="none" style:font-name="Liberation Serif1" fo:language="ru" fo:country="RU" fo:font-style="normal" officeooo:rsid="03fd2505" officeooo:paragraph-rsid="07d8bf46" style:font-name-asian="Times New Roman1" style:font-style-asian="normal" style:font-name-complex="Times New Roman1" style:font-style-complex="normal"/>
    </style:style>
    <style:style style:name="P68" style:family="paragraph" style:parent-style-name="Normal_20__28_Web_29_">
      <style:text-properties style:text-line-through-style="none" style:text-line-through-type="none" style:font-name="Liberation Serif1" fo:language="ru" fo:country="RU" fo:font-style="normal" officeooo:rsid="03fd2505" officeooo:paragraph-rsid="08099e8f" style:font-name-asian="Times New Roman1" style:font-style-asian="normal" style:font-name-complex="Times New Roman1" style:font-style-complex="normal"/>
    </style:style>
    <style:style style:name="P69" style:family="paragraph" style:parent-style-name="Normal_20__28_Web_29_">
      <style:text-properties style:text-line-through-style="none" style:text-line-through-type="none" style:font-name="Liberation Serif1" fo:language="ru" fo:country="RU" fo:font-style="normal" officeooo:rsid="03fd2505" officeooo:paragraph-rsid="0811f9b6" style:font-name-asian="Times New Roman1" style:font-style-asian="normal" style:font-name-complex="Times New Roman1" style:font-style-complex="normal"/>
    </style:style>
    <style:style style:name="P70" style:family="paragraph" style:parent-style-name="Normal_20__28_Web_29_">
      <style:text-properties style:text-line-through-style="none" style:text-line-through-type="none" style:font-name="Liberation Serif1" fo:language="ru" fo:country="RU" fo:font-style="normal" officeooo:rsid="03fd2505" officeooo:paragraph-rsid="0824a4b0" style:font-name-asian="Times New Roman1" style:font-style-asian="normal" style:font-name-complex="Times New Roman1" style:font-style-complex="normal"/>
    </style:style>
    <style:style style:name="P71" style:family="paragraph" style:parent-style-name="Normal_20__28_Web_29_">
      <style:text-properties style:text-line-through-style="none" style:text-line-through-type="none" style:font-name="Liberation Serif1" fo:language="ru" fo:country="RU" fo:font-style="normal" officeooo:rsid="03fd2505" officeooo:paragraph-rsid="08291070" style:font-name-asian="Times New Roman1" style:font-style-asian="normal" style:font-name-complex="Times New Roman1" style:font-style-complex="normal"/>
    </style:style>
    <style:style style:name="P72" style:family="paragraph" style:parent-style-name="Normal_20__28_Web_29_">
      <style:text-properties style:text-line-through-style="none" style:text-line-through-type="none" style:font-name="Liberation Serif1" fo:language="ru" fo:country="RU" fo:font-style="normal" officeooo:rsid="03fd2505" officeooo:paragraph-rsid="08295584" style:font-name-asian="Times New Roman1" style:font-style-asian="normal" style:font-name-complex="Times New Roman1" style:font-style-complex="normal"/>
    </style:style>
    <style:style style:name="P73" style:family="paragraph" style:parent-style-name="Normal_20__28_Web_29_">
      <style:text-properties style:text-line-through-style="none" style:text-line-through-type="none" style:font-name="Liberation Serif1" fo:language="ru" fo:country="RU" fo:font-style="normal" officeooo:rsid="03fd2505" officeooo:paragraph-rsid="08347a43" style:font-name-asian="Times New Roman1" style:font-style-asian="normal" style:font-name-complex="Times New Roman1" style:font-style-complex="normal"/>
    </style:style>
    <style:style style:name="P74" style:family="paragraph" style:parent-style-name="Normal_20__28_Web_29_">
      <style:text-properties style:text-line-through-style="none" style:text-line-through-type="none" style:font-name="Liberation Serif1" fo:language="ru" fo:country="RU" fo:font-style="normal" officeooo:rsid="03fd2505" officeooo:paragraph-rsid="083eb9a9" style:font-name-asian="Times New Roman1" style:font-style-asian="normal" style:font-name-complex="Times New Roman1" style:font-style-complex="normal"/>
    </style:style>
    <style:style style:name="P75" style:family="paragraph" style:parent-style-name="Normal_20__28_Web_29_">
      <style:text-properties style:text-line-through-style="none" style:text-line-through-type="none" style:font-name="Liberation Serif1" fo:language="ru" fo:country="RU" fo:font-style="normal" officeooo:rsid="03fd2505" officeooo:paragraph-rsid="0840d31e" style:font-name-asian="Times New Roman1" style:font-style-asian="normal" style:font-name-complex="Times New Roman1" style:font-style-complex="normal"/>
    </style:style>
    <style:style style:name="P76" style:family="paragraph" style:parent-style-name="Normal_20__28_Web_29_">
      <style:text-properties style:text-line-through-style="none" style:text-line-through-type="none" style:font-name="Liberation Serif1" fo:language="ru" fo:country="RU" fo:font-style="normal" officeooo:rsid="03fd2505" officeooo:paragraph-rsid="086ddf03" style:font-name-asian="Times New Roman1" style:font-style-asian="normal" style:font-name-complex="Times New Roman1" style:font-style-complex="normal"/>
    </style:style>
    <style:style style:name="P77" style:family="paragraph" style:parent-style-name="Normal_20__28_Web_29_">
      <style:text-properties style:text-line-through-style="none" style:text-line-through-type="none" style:font-name="Liberation Serif1" fo:language="ru" fo:country="RU" fo:font-style="normal" officeooo:rsid="03fd2505" officeooo:paragraph-rsid="0b3e25ea" style:font-name-asian="Times New Roman1" style:font-style-asian="normal" style:font-name-complex="Times New Roman1" style:font-style-complex="normal"/>
    </style:style>
    <style:style style:name="P78" style:family="paragraph" style:parent-style-name="Normal_20__28_Web_29_">
      <style:text-properties style:text-line-through-style="none" style:text-line-through-type="none" style:font-name="Liberation Serif1" fo:language="ru" fo:country="RU" fo:font-style="normal" officeooo:rsid="04369224" officeooo:paragraph-rsid="04369224" style:font-name-asian="Times New Roman1" style:font-style-asian="normal" style:font-name-complex="Times New Roman1" style:font-style-complex="normal"/>
    </style:style>
    <style:style style:name="P79" style:family="paragraph" style:parent-style-name="Normal_20__28_Web_29_">
      <style:text-properties style:text-line-through-style="none" style:text-line-through-type="none" style:font-name="Liberation Serif1" fo:language="ru" fo:country="RU" fo:font-style="normal" officeooo:rsid="044eff1a" officeooo:paragraph-rsid="046a0da0" style:font-name-asian="Times New Roman1" style:font-style-asian="normal" style:font-name-complex="Times New Roman1" style:font-style-complex="normal"/>
    </style:style>
    <style:style style:name="P80" style:family="paragraph" style:parent-style-name="Normal_20__28_Web_29_">
      <style:text-properties style:text-line-through-style="none" style:text-line-through-type="none" style:font-name="Liberation Serif1" fo:language="ru" fo:country="RU" fo:font-style="normal" officeooo:rsid="046e7a28" officeooo:paragraph-rsid="04754354" style:font-name-asian="Times New Roman1" style:font-style-asian="normal" style:font-name-complex="Times New Roman1" style:font-style-complex="normal"/>
    </style:style>
    <style:style style:name="P81" style:family="paragraph" style:parent-style-name="Normal_20__28_Web_29_">
      <style:text-properties style:text-line-through-style="none" style:text-line-through-type="none" style:font-name="Liberation Serif1" fo:language="ru" fo:country="RU" fo:font-style="normal" officeooo:rsid="04771f54" officeooo:paragraph-rsid="047ee583" style:font-name-asian="Times New Roman1" style:font-style-asian="normal" style:font-name-complex="Times New Roman1" style:font-style-complex="normal"/>
    </style:style>
    <style:style style:name="P82" style:family="paragraph" style:parent-style-name="Normal_20__28_Web_29_">
      <style:text-properties style:text-line-through-style="none" style:text-line-through-type="none" style:font-name="Liberation Serif1" fo:language="ru" fo:country="RU" fo:font-style="normal" officeooo:rsid="04c1bcc7" officeooo:paragraph-rsid="04d27631" style:font-name-asian="Times New Roman1" style:font-style-asian="normal" style:font-name-complex="Times New Roman1" style:font-style-complex="normal"/>
    </style:style>
    <style:style style:name="P83" style:family="paragraph" style:parent-style-name="Normal_20__28_Web_29_">
      <style:text-properties style:text-line-through-style="none" style:text-line-through-type="none" style:font-name="Liberation Serif1" fo:language="ru" fo:country="RU" fo:font-style="normal" officeooo:rsid="04edb1f0" officeooo:paragraph-rsid="04fe8e1a" style:font-name-asian="Times New Roman1" style:font-style-asian="normal" style:font-name-complex="Times New Roman1" style:font-style-complex="normal"/>
    </style:style>
    <style:style style:name="P84" style:family="paragraph" style:parent-style-name="Normal_20__28_Web_29_">
      <style:text-properties style:text-line-through-style="none" style:text-line-through-type="none" style:font-name="Liberation Serif1" fo:language="ru" fo:country="RU" fo:font-style="normal" officeooo:rsid="0501eb2d" officeooo:paragraph-rsid="050fbc78" style:font-name-asian="Times New Roman1" style:font-style-asian="normal" style:font-name-complex="Times New Roman1" style:font-style-complex="normal"/>
    </style:style>
    <style:style style:name="P85" style:family="paragraph" style:parent-style-name="Normal_20__28_Web_29_">
      <style:text-properties style:text-line-through-style="none" style:text-line-through-type="none" style:font-name="Liberation Serif1" fo:language="ru" fo:country="RU" fo:font-style="normal" officeooo:rsid="05125f4b" officeooo:paragraph-rsid="05252348" style:font-name-asian="Times New Roman1" style:font-style-asian="normal" style:font-name-complex="Times New Roman1" style:font-style-complex="normal"/>
    </style:style>
    <style:style style:name="P86" style:family="paragraph" style:parent-style-name="Normal_20__28_Web_29_">
      <style:text-properties style:text-line-through-style="none" style:text-line-through-type="none" style:font-name="Liberation Serif1" fo:language="ru" fo:country="RU" fo:font-style="normal" officeooo:rsid="0538bbd3" officeooo:paragraph-rsid="0538bbd3" style:font-name-asian="Times New Roman1" style:font-style-asian="normal" style:font-name-complex="Times New Roman1" style:font-style-complex="normal"/>
    </style:style>
    <style:style style:name="P87" style:family="paragraph" style:parent-style-name="Normal_20__28_Web_29_">
      <style:text-properties style:text-line-through-style="none" style:text-line-through-type="none" style:font-name="Liberation Serif1" fo:language="ru" fo:country="RU" fo:font-style="normal" officeooo:rsid="053ae0d3" officeooo:paragraph-rsid="053ae0d3" style:font-name-asian="Times New Roman1" style:font-style-asian="normal" style:font-name-complex="Times New Roman1" style:font-style-complex="normal"/>
    </style:style>
    <style:style style:name="P88" style:family="paragraph" style:parent-style-name="Normal_20__28_Web_29_">
      <style:text-properties style:text-line-through-style="none" style:text-line-through-type="none" style:font-name="Liberation Serif1" fo:language="ru" fo:country="RU" fo:font-style="normal" officeooo:rsid="054047e7" officeooo:paragraph-rsid="0541a491" style:font-name-asian="Times New Roman1" style:font-style-asian="normal" style:font-name-complex="Times New Roman1" style:font-style-complex="normal"/>
    </style:style>
    <style:style style:name="P89" style:family="paragraph" style:parent-style-name="Normal_20__28_Web_29_">
      <style:text-properties style:text-line-through-style="none" style:text-line-through-type="none" style:font-name="Liberation Serif1" fo:language="ru" fo:country="RU" fo:font-style="normal" officeooo:rsid="0546e547" officeooo:paragraph-rsid="054b0a1c" style:font-name-asian="Times New Roman1" style:font-style-asian="normal" style:font-name-complex="Times New Roman1" style:font-style-complex="normal"/>
    </style:style>
    <style:style style:name="P90" style:family="paragraph" style:parent-style-name="Normal_20__28_Web_29_">
      <style:text-properties style:text-line-through-style="none" style:text-line-through-type="none" style:font-name="Liberation Serif1" fo:language="ru" fo:country="RU" fo:font-style="normal" officeooo:rsid="054dc78c" officeooo:paragraph-rsid="055ddd96" style:font-name-asian="Times New Roman1" style:font-style-asian="normal" style:font-name-complex="Times New Roman1" style:font-style-complex="normal"/>
    </style:style>
    <style:style style:name="P91" style:family="paragraph" style:parent-style-name="Normal_20__28_Web_29_">
      <style:text-properties style:text-line-through-style="none" style:text-line-through-type="none" style:font-name="Liberation Serif1" fo:language="ru" fo:country="RU" fo:font-style="normal" officeooo:rsid="055ddd96" officeooo:paragraph-rsid="055ddd96" style:font-name-asian="Times New Roman1" style:font-style-asian="normal" style:font-name-complex="Times New Roman1" style:font-style-complex="normal"/>
    </style:style>
    <style:style style:name="P92" style:family="paragraph" style:parent-style-name="Normal_20__28_Web_29_">
      <style:text-properties style:text-line-through-style="none" style:text-line-through-type="none" style:font-name="Liberation Serif1" fo:language="ru" fo:country="RU" fo:font-style="normal" officeooo:rsid="055ddd96" officeooo:paragraph-rsid="056b72cc" style:font-name-asian="Times New Roman1" style:font-style-asian="normal" style:font-name-complex="Times New Roman1" style:font-style-complex="normal"/>
    </style:style>
    <style:style style:name="P93" style:family="paragraph" style:parent-style-name="Normal_20__28_Web_29_">
      <style:text-properties style:text-line-through-style="none" style:text-line-through-type="none" style:font-name="Liberation Serif1" fo:language="ru" fo:country="RU" fo:font-style="normal" officeooo:rsid="056bb758" officeooo:paragraph-rsid="05723ff4" style:font-name-asian="Times New Roman1" style:font-style-asian="normal" style:font-name-complex="Times New Roman1" style:font-style-complex="normal"/>
    </style:style>
    <style:style style:name="P94" style:family="paragraph" style:parent-style-name="Normal_20__28_Web_29_">
      <style:text-properties style:text-line-through-style="none" style:text-line-through-type="none" style:font-name="Liberation Serif1" fo:language="ru" fo:country="RU" fo:font-style="normal" officeooo:rsid="0573a2f5" officeooo:paragraph-rsid="0573a2f5" style:font-name-asian="Times New Roman1" style:font-style-asian="normal" style:font-name-complex="Times New Roman1" style:font-style-complex="normal"/>
    </style:style>
    <style:style style:name="P95" style:family="paragraph" style:parent-style-name="Normal_20__28_Web_29_">
      <style:text-properties style:text-line-through-style="none" style:text-line-through-type="none" style:font-name="Liberation Serif1" fo:language="ru" fo:country="RU" fo:font-style="normal" officeooo:rsid="05759f8e" officeooo:paragraph-rsid="05759f8e" style:font-name-asian="Times New Roman1" style:font-style-asian="normal" style:font-name-complex="Times New Roman1" style:font-style-complex="normal"/>
    </style:style>
    <style:style style:name="P96" style:family="paragraph" style:parent-style-name="Normal_20__28_Web_29_">
      <style:text-properties style:text-line-through-style="none" style:text-line-through-type="none" style:font-name="Liberation Serif1" fo:language="ru" fo:country="RU" fo:font-style="normal" officeooo:rsid="05795e30" officeooo:paragraph-rsid="05795e30" style:font-name-asian="Times New Roman1" style:font-style-asian="normal" style:font-name-complex="Times New Roman1" style:font-style-complex="normal"/>
    </style:style>
    <style:style style:name="P97" style:family="paragraph" style:parent-style-name="Normal_20__28_Web_29_">
      <style:text-properties style:text-line-through-style="none" style:text-line-through-type="none" style:font-name="Liberation Serif1" fo:language="ru" fo:country="RU" fo:font-style="normal" officeooo:rsid="057feb02" officeooo:paragraph-rsid="057feb02" style:font-name-asian="Times New Roman1" style:font-style-asian="normal" style:font-name-complex="Times New Roman1" style:font-style-complex="normal"/>
    </style:style>
    <style:style style:name="P98" style:family="paragraph" style:parent-style-name="Normal_20__28_Web_29_">
      <style:text-properties style:text-line-through-style="none" style:text-line-through-type="none" style:font-name="Liberation Serif1" fo:language="ru" fo:country="RU" fo:font-style="normal" officeooo:rsid="058bae1c" officeooo:paragraph-rsid="059117b1" style:font-name-asian="Times New Roman1" style:font-style-asian="normal" style:font-name-complex="Times New Roman1" style:font-style-complex="normal"/>
    </style:style>
    <style:style style:name="P99" style:family="paragraph" style:parent-style-name="Normal_20__28_Web_29_">
      <style:text-properties style:text-line-through-style="none" style:text-line-through-type="none" style:font-name="Liberation Serif1" fo:language="ru" fo:country="RU" fo:font-style="normal" officeooo:rsid="05b34b65" officeooo:paragraph-rsid="05b34b65" style:font-name-asian="Times New Roman1" style:font-style-asian="normal" style:font-name-complex="Times New Roman1" style:font-style-complex="normal"/>
    </style:style>
    <style:style style:name="P100" style:family="paragraph" style:parent-style-name="Normal_20__28_Web_29_">
      <style:text-properties style:text-line-through-style="none" style:text-line-through-type="none" style:font-name="Liberation Serif1" fo:language="ru" fo:country="RU" fo:font-style="normal" officeooo:rsid="05e3db1f" officeooo:paragraph-rsid="05e3db1f" style:font-name-asian="Times New Roman1" style:font-style-asian="normal" style:font-name-complex="Times New Roman1" style:font-style-complex="normal"/>
    </style:style>
    <style:style style:name="P101" style:family="paragraph" style:parent-style-name="Normal_20__28_Web_29_">
      <style:text-properties style:text-line-through-style="none" style:text-line-through-type="none" style:font-name="Liberation Serif1" fo:language="ru" fo:country="RU" fo:font-style="normal" officeooo:rsid="05eab872" officeooo:paragraph-rsid="05eab872" style:font-name-asian="Times New Roman1" style:font-style-asian="normal" style:font-name-complex="Times New Roman1" style:font-style-complex="normal"/>
    </style:style>
    <style:style style:name="P102" style:family="paragraph" style:parent-style-name="Normal_20__28_Web_29_">
      <style:text-properties style:text-line-through-style="none" style:text-line-through-type="none" style:font-name="Liberation Serif1" fo:language="ru" fo:country="RU" fo:font-style="normal" officeooo:rsid="06149efe" officeooo:paragraph-rsid="06190e0b" style:font-name-asian="Times New Roman1" style:font-style-asian="normal" style:font-name-complex="Times New Roman1" style:font-style-complex="normal"/>
    </style:style>
    <style:style style:name="P103" style:family="paragraph" style:parent-style-name="Normal_20__28_Web_29_">
      <style:text-properties style:text-line-through-style="none" style:text-line-through-type="none" style:font-name="Liberation Serif1" fo:language="ru" fo:country="RU" fo:font-style="normal" officeooo:rsid="0624839d" officeooo:paragraph-rsid="0624839d" style:font-name-asian="Times New Roman1" style:font-style-asian="normal" style:font-name-complex="Times New Roman1" style:font-style-complex="normal"/>
    </style:style>
    <style:style style:name="P104" style:family="paragraph" style:parent-style-name="Normal_20__28_Web_29_">
      <style:text-properties style:text-line-through-style="none" style:text-line-through-type="none" style:font-name="Liberation Serif1" fo:language="ru" fo:country="RU" fo:font-style="normal" officeooo:rsid="06290687" officeooo:paragraph-rsid="06290687" style:font-name-asian="Times New Roman1" style:font-style-asian="normal" style:font-name-complex="Times New Roman1" style:font-style-complex="normal"/>
    </style:style>
    <style:style style:name="P105" style:family="paragraph" style:parent-style-name="Normal_20__28_Web_29_">
      <style:text-properties style:text-line-through-style="none" style:text-line-through-type="none" style:font-name="Liberation Serif1" fo:language="ru" fo:country="RU" fo:font-style="normal" officeooo:rsid="062e5596" officeooo:paragraph-rsid="0637ebd8" style:font-name-asian="Times New Roman1" style:font-style-asian="normal" style:font-name-complex="Times New Roman1" style:font-style-complex="normal"/>
    </style:style>
    <style:style style:name="P106" style:family="paragraph" style:parent-style-name="Normal_20__28_Web_29_">
      <style:text-properties style:text-line-through-style="none" style:text-line-through-type="none" style:font-name="Liberation Serif1" fo:language="ru" fo:country="RU" fo:font-style="normal" officeooo:rsid="06422311" officeooo:paragraph-rsid="06422311" style:font-name-asian="Times New Roman1" style:font-style-asian="normal" style:font-name-complex="Times New Roman1" style:font-style-complex="normal"/>
    </style:style>
    <style:style style:name="P107" style:family="paragraph" style:parent-style-name="Normal_20__28_Web_29_">
      <style:text-properties style:text-line-through-style="none" style:text-line-through-type="none" style:font-name="Liberation Serif1" fo:language="ru" fo:country="RU" fo:font-style="normal" officeooo:rsid="0656325e" officeooo:paragraph-rsid="0656325e" style:font-name-asian="Times New Roman1" style:font-style-asian="normal" style:font-name-complex="Times New Roman1" style:font-style-complex="normal"/>
    </style:style>
    <style:style style:name="P108" style:family="paragraph" style:parent-style-name="Normal_20__28_Web_29_">
      <style:text-properties style:text-line-through-style="none" style:text-line-through-type="none" style:font-name="Liberation Serif1" fo:language="ru" fo:country="RU" fo:font-style="normal" officeooo:rsid="0665fc99" officeooo:paragraph-rsid="06675357" style:font-name-asian="Times New Roman1" style:font-style-asian="normal" style:font-name-complex="Times New Roman1" style:font-style-complex="normal"/>
    </style:style>
    <style:style style:name="P109" style:family="paragraph" style:parent-style-name="Normal_20__28_Web_29_">
      <style:text-properties style:text-line-through-style="none" style:text-line-through-type="none" style:font-name="Liberation Serif1" fo:language="ru" fo:country="RU" fo:font-style="normal" officeooo:rsid="068117eb" officeooo:paragraph-rsid="068519e9" style:font-name-asian="Times New Roman1" style:font-style-asian="normal" style:font-name-complex="Times New Roman1" style:font-style-complex="normal"/>
    </style:style>
    <style:style style:name="P110" style:family="paragraph" style:parent-style-name="Normal_20__28_Web_29_">
      <style:text-properties style:text-line-through-style="none" style:text-line-through-type="none" style:font-name="Liberation Serif1" fo:language="ru" fo:country="RU" fo:font-style="normal" officeooo:rsid="06a674bb" officeooo:paragraph-rsid="06a674bb" style:font-name-asian="Times New Roman1" style:font-style-asian="normal" style:font-name-complex="Times New Roman1" style:font-style-complex="normal"/>
    </style:style>
    <style:style style:name="P111" style:family="paragraph" style:parent-style-name="Normal_20__28_Web_29_">
      <style:text-properties style:text-line-through-style="none" style:text-line-through-type="none" style:font-name="Liberation Serif1" fo:language="ru" fo:country="RU" fo:font-style="normal" officeooo:rsid="06b39c0e" officeooo:paragraph-rsid="06c4f815" style:font-name-asian="Times New Roman1" style:font-style-asian="normal" style:font-name-complex="Times New Roman1" style:font-style-complex="normal"/>
    </style:style>
    <style:style style:name="P112" style:family="paragraph" style:parent-style-name="Normal_20__28_Web_29_">
      <style:text-properties style:text-line-through-style="none" style:text-line-through-type="none" style:font-name="Liberation Serif1" fo:language="ru" fo:country="RU" fo:font-style="normal" officeooo:rsid="070ddfc4" officeooo:paragraph-rsid="07110e50" style:font-name-asian="Times New Roman1" style:font-style-asian="normal" style:font-name-complex="Times New Roman1" style:font-style-complex="normal"/>
    </style:style>
    <style:style style:name="P113" style:family="paragraph" style:parent-style-name="Normal_20__28_Web_29_">
      <style:text-properties style:text-line-through-style="none" style:text-line-through-type="none" style:font-name="Liberation Serif1" fo:language="ru" fo:country="RU" fo:font-style="normal" officeooo:rsid="071990c8" officeooo:paragraph-rsid="071feb35" style:font-name-asian="Times New Roman1" style:font-style-asian="normal" style:font-name-complex="Times New Roman1" style:font-style-complex="normal"/>
    </style:style>
    <style:style style:name="P114" style:family="paragraph" style:parent-style-name="Normal_20__28_Web_29_">
      <style:text-properties style:text-line-through-style="none" style:text-line-through-type="none" style:font-name="Liberation Serif1" fo:language="ru" fo:country="RU" fo:font-style="normal" officeooo:rsid="07259388" officeooo:paragraph-rsid="07259388" style:font-name-asian="Times New Roman1" style:font-style-asian="normal" style:font-name-complex="Times New Roman1" style:font-style-complex="normal"/>
    </style:style>
    <style:style style:name="P115" style:family="paragraph" style:parent-style-name="Normal_20__28_Web_29_">
      <style:text-properties style:text-line-through-style="none" style:text-line-through-type="none" style:font-name="Liberation Serif1" fo:language="ru" fo:country="RU" fo:font-style="normal" officeooo:rsid="0741cec7" officeooo:paragraph-rsid="0741cec7" style:font-name-asian="Times New Roman1" style:font-style-asian="normal" style:font-name-complex="Times New Roman1" style:font-style-complex="normal"/>
    </style:style>
    <style:style style:name="P116" style:family="paragraph" style:parent-style-name="Normal_20__28_Web_29_">
      <style:text-properties style:text-line-through-style="none" style:text-line-through-type="none" style:font-name="Liberation Serif1" fo:language="ru" fo:country="RU" fo:font-style="normal" officeooo:rsid="074bd3bc" officeooo:paragraph-rsid="074bd3bc" style:font-name-asian="Times New Roman1" style:font-style-asian="normal" style:font-name-complex="Times New Roman1" style:font-style-complex="normal"/>
    </style:style>
    <style:style style:name="P117" style:family="paragraph" style:parent-style-name="Normal_20__28_Web_29_">
      <style:text-properties style:text-line-through-style="none" style:text-line-through-type="none" style:font-name="Liberation Serif1" fo:language="ru" fo:country="RU" fo:font-style="normal" officeooo:rsid="07538532" officeooo:paragraph-rsid="07538532" style:font-name-asian="Times New Roman1" style:font-style-asian="normal" style:font-name-complex="Times New Roman1" style:font-style-complex="normal"/>
    </style:style>
    <style:style style:name="P118" style:family="paragraph" style:parent-style-name="Normal_20__28_Web_29_">
      <style:text-properties style:text-line-through-style="none" style:text-line-through-type="none" style:font-name="Liberation Serif1" fo:language="ru" fo:country="RU" fo:font-style="normal" officeooo:rsid="07580a1e" officeooo:paragraph-rsid="07580a1e" style:font-name-asian="Times New Roman1" style:font-style-asian="normal" style:font-name-complex="Times New Roman1" style:font-style-complex="normal"/>
    </style:style>
    <style:style style:name="P119" style:family="paragraph" style:parent-style-name="Normal_20__28_Web_29_">
      <style:text-properties style:text-line-through-style="none" style:text-line-through-type="none" style:font-name="Liberation Serif1" fo:language="ru" fo:country="RU" fo:font-style="normal" officeooo:rsid="0758a65c" officeooo:paragraph-rsid="0758a65c" style:font-name-asian="Times New Roman1" style:font-style-asian="normal" style:font-name-complex="Times New Roman1" style:font-style-complex="normal"/>
    </style:style>
    <style:style style:name="P120" style:family="paragraph" style:parent-style-name="Normal_20__28_Web_29_">
      <style:text-properties style:text-line-through-style="none" style:text-line-through-type="none" style:font-name="Liberation Serif1" fo:language="ru" fo:country="RU" fo:font-style="normal" officeooo:rsid="076ab36f" officeooo:paragraph-rsid="076ab36f" style:font-name-asian="Times New Roman1" style:font-style-asian="normal" style:font-name-complex="Times New Roman1" style:font-style-complex="normal"/>
    </style:style>
    <style:style style:name="P121" style:family="paragraph" style:parent-style-name="Normal_20__28_Web_29_">
      <style:text-properties style:text-line-through-style="none" style:text-line-through-type="none" style:font-name="Liberation Serif1" fo:language="ru" fo:country="RU" fo:font-style="normal" officeooo:rsid="076f527d" officeooo:paragraph-rsid="077349a6" style:font-name-asian="Times New Roman1" style:font-style-asian="normal" style:font-name-complex="Times New Roman1" style:font-style-complex="normal"/>
    </style:style>
    <style:style style:name="P122" style:family="paragraph" style:parent-style-name="Normal_20__28_Web_29_">
      <style:text-properties style:text-line-through-style="none" style:text-line-through-type="none" style:font-name="Liberation Serif1" fo:language="ru" fo:country="RU" fo:font-style="normal" officeooo:rsid="07749de9" officeooo:paragraph-rsid="0776af3a" style:font-name-asian="Times New Roman1" style:font-style-asian="normal" style:font-name-complex="Times New Roman1" style:font-style-complex="normal"/>
    </style:style>
    <style:style style:name="P123" style:family="paragraph" style:parent-style-name="Normal_20__28_Web_29_">
      <style:text-properties style:text-line-through-style="none" style:text-line-through-type="none" style:font-name="Liberation Serif1" fo:language="ru" fo:country="RU" fo:font-style="normal" officeooo:rsid="077fb7ae" officeooo:paragraph-rsid="077fb7ae" style:font-name-asian="Times New Roman1" style:font-style-asian="normal" style:font-name-complex="Times New Roman1" style:font-style-complex="normal"/>
    </style:style>
    <style:style style:name="P124" style:family="paragraph" style:parent-style-name="Normal_20__28_Web_29_">
      <style:text-properties style:text-line-through-style="none" style:text-line-through-type="none" style:font-name="Liberation Serif1" fo:language="ru" fo:country="RU" fo:font-style="normal" officeooo:rsid="078d5696" officeooo:paragraph-rsid="078eaf88" style:font-name-asian="Times New Roman1" style:font-style-asian="normal" style:font-name-complex="Times New Roman1" style:font-style-complex="normal"/>
    </style:style>
    <style:style style:name="P125" style:family="paragraph" style:parent-style-name="Normal_20__28_Web_29_">
      <style:text-properties style:text-line-through-style="none" style:text-line-through-type="none" style:font-name="Liberation Serif1" fo:language="ru" fo:country="RU" fo:font-style="normal" officeooo:rsid="079c03ac" officeooo:paragraph-rsid="07b5d9ba" style:font-name-asian="Times New Roman1" style:font-style-asian="normal" style:font-name-complex="Times New Roman1" style:font-style-complex="normal"/>
    </style:style>
    <style:style style:name="P126" style:family="paragraph" style:parent-style-name="Normal_20__28_Web_29_">
      <style:text-properties style:text-line-through-style="none" style:text-line-through-type="none" style:font-name="Liberation Serif1" fo:language="ru" fo:country="RU" fo:font-style="normal" officeooo:rsid="08141ec2" officeooo:paragraph-rsid="081d235e" style:font-name-asian="Times New Roman1" style:font-style-asian="normal" style:font-name-complex="Times New Roman1" style:font-style-complex="normal"/>
    </style:style>
    <style:style style:name="P127" style:family="paragraph" style:parent-style-name="Normal_20__28_Web_29_">
      <style:text-properties style:text-line-through-style="none" style:text-line-through-type="none" style:font-name="Liberation Serif1" fo:language="ru" fo:country="RU" fo:font-style="normal" officeooo:rsid="083644d3" officeooo:paragraph-rsid="083644d3" style:font-name-asian="Times New Roman1" style:font-style-asian="normal" style:font-name-complex="Times New Roman1" style:font-style-complex="normal"/>
    </style:style>
    <style:style style:name="P128" style:family="paragraph" style:parent-style-name="Normal_20__28_Web_29_">
      <style:text-properties style:text-line-through-style="none" style:text-line-through-type="none" style:font-name="Liberation Serif1" fo:language="ru" fo:country="RU" fo:font-style="normal" officeooo:rsid="08427032" officeooo:paragraph-rsid="08427032" style:font-name-asian="Times New Roman1" style:font-style-asian="normal" style:font-name-complex="Times New Roman1" style:font-style-complex="normal"/>
    </style:style>
    <style:style style:name="P129" style:family="paragraph" style:parent-style-name="Normal_20__28_Web_29_">
      <style:text-properties style:text-line-through-style="none" style:text-line-through-type="none" style:font-name="Liberation Serif1" fo:language="ru" fo:country="RU" fo:font-style="normal" officeooo:rsid="08462612" officeooo:paragraph-rsid="08462612" style:font-name-asian="Times New Roman1" style:font-style-asian="normal" style:font-name-complex="Times New Roman1" style:font-style-complex="normal"/>
    </style:style>
    <style:style style:name="P130" style:family="paragraph" style:parent-style-name="Normal_20__28_Web_29_">
      <style:text-properties style:text-line-through-style="none" style:text-line-through-type="none" style:font-name="Liberation Serif1" fo:language="ru" fo:country="RU" fo:font-style="normal" officeooo:rsid="0848dfc4" officeooo:paragraph-rsid="085540a2" style:font-name-asian="Times New Roman1" style:font-style-asian="normal" style:font-name-complex="Times New Roman1" style:font-style-complex="normal"/>
    </style:style>
    <style:style style:name="P131" style:family="paragraph" style:parent-style-name="Normal_20__28_Web_29_">
      <style:text-properties style:text-line-through-style="none" style:text-line-through-type="none" style:font-name="Liberation Serif1" fo:language="ru" fo:country="RU" fo:font-style="normal" officeooo:rsid="087184cd" officeooo:paragraph-rsid="08756eda" style:font-name-asian="Times New Roman1" style:font-style-asian="normal" style:font-name-complex="Times New Roman1" style:font-style-complex="normal"/>
    </style:style>
    <style:style style:name="P132" style:family="paragraph" style:parent-style-name="Normal_20__28_Web_29_">
      <style:text-properties style:text-line-through-style="none" style:text-line-through-type="none" style:font-name="Liberation Serif1" fo:language="ru" fo:country="RU" fo:font-style="normal" officeooo:rsid="087b91f1" officeooo:paragraph-rsid="087b91f1" style:font-name-asian="Times New Roman1" style:font-style-asian="normal" style:font-name-complex="Times New Roman1" style:font-style-complex="normal"/>
    </style:style>
    <style:style style:name="P133" style:family="paragraph" style:parent-style-name="Normal_20__28_Web_29_">
      <style:text-properties style:text-line-through-style="none" style:text-line-through-type="none" style:font-name="Liberation Serif1" fo:language="ru" fo:country="RU" fo:font-style="normal" officeooo:rsid="08849e20" officeooo:paragraph-rsid="088ee753" style:font-name-asian="Times New Roman1" style:font-style-asian="normal" style:font-name-complex="Times New Roman1" style:font-style-complex="normal"/>
    </style:style>
    <style:style style:name="P134" style:family="paragraph" style:parent-style-name="Normal_20__28_Web_29_">
      <style:text-properties style:text-line-through-style="none" style:text-line-through-type="none" style:font-name="Liberation Serif1" fo:language="ru" fo:country="RU" fo:font-style="normal" officeooo:rsid="08939a1c" officeooo:paragraph-rsid="08939a1c" style:font-name-asian="Times New Roman1" style:font-style-asian="normal" style:font-name-complex="Times New Roman1" style:font-style-complex="normal"/>
    </style:style>
    <style:style style:name="P135" style:family="paragraph" style:parent-style-name="Normal_20__28_Web_29_">
      <style:text-properties style:text-line-through-style="none" style:text-line-through-type="none" style:font-name="Liberation Serif1" fo:language="ru" fo:country="RU" fo:font-style="normal" officeooo:rsid="08939a1c" officeooo:paragraph-rsid="08a9b614" style:font-name-asian="Times New Roman1" style:font-style-asian="normal" style:font-name-complex="Times New Roman1" style:font-style-complex="normal"/>
    </style:style>
    <style:style style:name="P136" style:family="paragraph" style:parent-style-name="Normal_20__28_Web_29_">
      <style:text-properties style:text-line-through-style="none" style:text-line-through-type="none" style:font-name="Liberation Serif1" fo:language="ru" fo:country="RU" fo:font-style="normal" officeooo:rsid="08b15a52" officeooo:paragraph-rsid="08d0fe97" style:font-name-asian="Times New Roman1" style:font-style-asian="normal" style:font-name-complex="Times New Roman1" style:font-style-complex="normal"/>
    </style:style>
    <style:style style:name="P137" style:family="paragraph" style:parent-style-name="Normal_20__28_Web_29_">
      <style:text-properties style:text-line-through-style="none" style:text-line-through-type="none" style:font-name="Liberation Serif1" fo:language="ru" fo:country="RU" fo:font-style="normal" officeooo:rsid="08d37b4c" officeooo:paragraph-rsid="08d37b4c" style:font-name-asian="Times New Roman1" style:font-style-asian="normal" style:font-name-complex="Times New Roman1" style:font-style-complex="normal"/>
    </style:style>
    <style:style style:name="P138" style:family="paragraph" style:parent-style-name="Normal_20__28_Web_29_">
      <style:text-properties style:text-line-through-style="none" style:text-line-through-type="none" style:font-name="Liberation Serif1" fo:language="ru" fo:country="RU" fo:font-style="normal" officeooo:rsid="08e8d53a" officeooo:paragraph-rsid="08e8d53a" style:font-name-asian="Times New Roman1" style:font-style-asian="normal" style:font-name-complex="Times New Roman1" style:font-style-complex="normal"/>
    </style:style>
    <style:style style:name="P139" style:family="paragraph" style:parent-style-name="Normal_20__28_Web_29_">
      <style:text-properties style:text-line-through-style="none" style:text-line-through-type="none" style:font-name="Liberation Serif1" fo:language="ru" fo:country="RU" fo:font-style="normal" officeooo:rsid="08fc60b4" officeooo:paragraph-rsid="08fc60b4" style:font-name-asian="Times New Roman1" style:font-style-asian="normal" style:font-name-complex="Times New Roman1" style:font-style-complex="normal"/>
    </style:style>
    <style:style style:name="P140" style:family="paragraph" style:parent-style-name="Normal_20__28_Web_29_">
      <style:text-properties style:text-line-through-style="none" style:text-line-through-type="none" style:font-name="Liberation Serif1" fo:language="ru" fo:country="RU" fo:font-style="normal" officeooo:rsid="091444c5" officeooo:paragraph-rsid="091444c5" style:font-name-asian="Times New Roman1" style:font-style-asian="normal" style:font-name-complex="Times New Roman1" style:font-style-complex="normal"/>
    </style:style>
    <style:style style:name="P141" style:family="paragraph" style:parent-style-name="Normal_20__28_Web_29_">
      <style:text-properties style:text-line-through-style="none" style:text-line-through-type="none" style:font-name="Liberation Serif1" fo:language="ru" fo:country="RU" fo:font-style="normal" officeooo:rsid="091bd090" officeooo:paragraph-rsid="091bd090" style:font-name-asian="Times New Roman1" style:font-style-asian="normal" style:font-name-complex="Times New Roman1" style:font-style-complex="normal"/>
    </style:style>
    <style:style style:name="P142" style:family="paragraph" style:parent-style-name="Normal_20__28_Web_29_">
      <style:text-properties style:text-line-through-style="none" style:text-line-through-type="none" style:font-name="Liberation Serif1" fo:language="ru" fo:country="RU" fo:font-style="normal" officeooo:rsid="0933b7e9" officeooo:paragraph-rsid="0940f212" style:font-name-asian="Times New Roman1" style:font-style-asian="normal" style:font-name-complex="Times New Roman1" style:font-style-complex="normal"/>
    </style:style>
    <style:style style:name="P143"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ed10c1" style:font-name-asian="Times New Roman1" style:font-style-asian="normal" style:font-name-complex="Times New Roman1" style:font-style-complex="normal"/>
    </style:style>
    <style:style style:name="P144"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ed2e75" style:font-name-asian="Times New Roman1" style:font-style-asian="normal" style:font-name-complex="Times New Roman1" style:font-style-complex="normal"/>
    </style:style>
    <style:style style:name="P145"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f713eb" style:font-name-asian="Times New Roman1" style:font-style-asian="normal" style:font-name-complex="Times New Roman1" style:font-style-complex="normal"/>
    </style:style>
    <style:style style:name="P146"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f8f07c" style:font-name-asian="Times New Roman1" style:font-style-asian="normal" style:font-name-complex="Times New Roman1" style:font-style-complex="normal"/>
    </style:style>
    <style:style style:name="P147"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fc1eed" style:font-name-asian="Times New Roman1" style:font-style-asian="normal" style:font-name-complex="Times New Roman1" style:font-style-complex="normal"/>
    </style:style>
    <style:style style:name="P148"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fb63e4" style:font-name-asian="Times New Roman1" style:font-style-asian="normal" style:font-name-complex="Times New Roman1" style:font-style-complex="normal"/>
    </style:style>
    <style:style style:name="P149"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fe3b06" style:font-name-asian="Times New Roman1" style:font-style-asian="normal" style:font-name-complex="Times New Roman1" style:font-style-complex="normal"/>
    </style:style>
    <style:style style:name="P150"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1813e" style:font-name-asian="Times New Roman1" style:font-style-asian="normal" style:font-name-complex="Times New Roman1" style:font-style-complex="normal"/>
    </style:style>
    <style:style style:name="P151"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89cd7" style:font-name-asian="Times New Roman1" style:font-style-asian="normal" style:font-name-complex="Times New Roman1" style:font-style-complex="normal"/>
    </style:style>
    <style:style style:name="P152"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998e7" style:font-name-asian="Times New Roman1" style:font-style-asian="normal" style:font-name-complex="Times New Roman1" style:font-style-complex="normal"/>
    </style:style>
    <style:style style:name="P153"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e5b3c" style:font-name-asian="Times New Roman1" style:font-style-asian="normal" style:font-name-complex="Times New Roman1" style:font-style-complex="normal"/>
    </style:style>
    <style:style style:name="P154"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e7dc0" style:font-name-asian="Times New Roman1" style:font-style-asian="normal" style:font-name-complex="Times New Roman1" style:font-style-complex="normal"/>
    </style:style>
    <style:style style:name="P155"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f7f08" style:font-name-asian="Times New Roman1" style:font-style-asian="normal" style:font-name-complex="Times New Roman1" style:font-style-complex="normal"/>
    </style:style>
    <style:style style:name="P156"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73c4b27" style:font-name-asian="Times New Roman1" style:font-style-asian="normal" style:font-name-complex="Times New Roman1" style:font-style-complex="normal"/>
    </style:style>
    <style:style style:name="P157"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73c64a1" style:font-name-asian="Times New Roman1" style:font-style-asian="normal" style:font-name-complex="Times New Roman1" style:font-style-complex="normal"/>
    </style:style>
    <style:style style:name="P158"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73e9b90" style:font-name-asian="Times New Roman1" style:font-style-asian="normal" style:font-name-complex="Times New Roman1" style:font-style-complex="normal"/>
    </style:style>
    <style:style style:name="P159"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7ec6bef" style:font-name-asian="Times New Roman1" style:font-style-asian="normal" style:font-name-complex="Times New Roman1" style:font-style-complex="normal"/>
    </style:style>
    <style:style style:name="P160"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7f953f3" style:font-name-asian="Times New Roman1" style:font-style-asian="normal" style:font-name-complex="Times New Roman1" style:font-style-complex="normal"/>
    </style:style>
    <style:style style:name="P161"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82a4a2" style:font-name-asian="Times New Roman1" style:font-style-asian="normal" style:font-name-complex="Times New Roman1" style:font-style-complex="normal"/>
    </style:style>
    <style:style style:name="P162"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8387a5" style:font-name-asian="Times New Roman1" style:font-style-asian="normal" style:font-name-complex="Times New Roman1" style:font-style-complex="normal"/>
    </style:style>
    <style:style style:name="P163"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86af21" style:font-name-asian="Times New Roman1" style:font-style-asian="normal" style:font-name-complex="Times New Roman1" style:font-style-complex="normal"/>
    </style:style>
    <style:style style:name="P164"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8f1b66" style:font-name-asian="Times New Roman1" style:font-style-asian="normal" style:font-name-complex="Times New Roman1" style:font-style-complex="normal"/>
    </style:style>
    <style:style style:name="P165"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9acdd1" style:font-name-asian="Times New Roman1" style:font-style-asian="normal" style:font-name-complex="Times New Roman1" style:font-style-complex="normal"/>
    </style:style>
    <style:style style:name="P166"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9b9c24" style:font-name-asian="Times New Roman1" style:font-style-asian="normal" style:font-name-complex="Times New Roman1" style:font-style-complex="normal"/>
    </style:style>
    <style:style style:name="P167"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a5ece5" style:font-name-asian="Times New Roman1" style:font-style-asian="normal" style:font-name-complex="Times New Roman1" style:font-style-complex="normal"/>
    </style:style>
    <style:style style:name="P168"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c8dd3a" style:font-name-asian="Times New Roman1" style:font-style-asian="normal" style:font-name-complex="Times New Roman1" style:font-style-complex="normal"/>
    </style:style>
    <style:style style:name="P169"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e965d7" style:font-name-asian="Times New Roman1" style:font-style-asian="normal" style:font-name-complex="Times New Roman1" style:font-style-complex="normal"/>
    </style:style>
    <style:style style:name="P170"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f5d7e4" style:font-name-asian="Times New Roman1" style:font-style-asian="normal" style:font-name-complex="Times New Roman1" style:font-style-complex="normal"/>
    </style:style>
    <style:style style:name="P171"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7b6a83" style:font-name-asian="Times New Roman1" style:font-style-asian="normal" style:font-name-complex="Times New Roman1" style:font-style-complex="normal"/>
    </style:style>
    <style:style style:name="P172"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7be7c6" style:font-name-asian="Times New Roman1" style:font-style-asian="normal" style:font-name-complex="Times New Roman1" style:font-style-complex="normal"/>
    </style:style>
    <style:style style:name="P173"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7de042" style:font-name-asian="Times New Roman1" style:font-style-asian="normal" style:font-name-complex="Times New Roman1" style:font-style-complex="normal"/>
    </style:style>
    <style:style style:name="P174"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7f93dc" style:font-name-asian="Times New Roman1" style:font-style-asian="normal" style:font-name-complex="Times New Roman1" style:font-style-complex="normal"/>
    </style:style>
    <style:style style:name="P175"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8126d4" style:font-name-asian="Times New Roman1" style:font-style-asian="normal" style:font-name-complex="Times New Roman1" style:font-style-complex="normal"/>
    </style:style>
    <style:style style:name="P176"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89faa5" style:font-name-asian="Times New Roman1" style:font-style-asian="normal" style:font-name-complex="Times New Roman1" style:font-style-complex="normal"/>
    </style:style>
    <style:style style:name="P177"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ad417e" style:font-name-asian="Times New Roman1" style:font-style-asian="normal" style:font-name-complex="Times New Roman1" style:font-style-complex="normal"/>
    </style:style>
    <style:style style:name="P178"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b12e7ed" style:font-name-asian="Times New Roman1" style:font-style-asian="normal" style:font-name-complex="Times New Roman1" style:font-style-complex="normal"/>
    </style:style>
    <style:style style:name="P179"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b20b8e7" style:font-name-asian="Times New Roman1" style:font-style-asian="normal" style:font-name-complex="Times New Roman1" style:font-style-complex="normal"/>
    </style:style>
    <style:style style:name="P180"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b2acb23" style:font-name-asian="Times New Roman1" style:font-style-asian="normal" style:font-name-complex="Times New Roman1" style:font-style-complex="normal"/>
    </style:style>
    <style:style style:name="P181" style:family="paragraph" style:parent-style-name="Normal_20__28_Web_29_">
      <style:text-properties style:text-line-through-style="none" style:text-line-through-type="none" style:font-name="Liberation Serif1" fo:language="ru" fo:country="RU" fo:font-style="normal" style:text-underline-style="none" officeooo:rsid="05fa0685" officeooo:paragraph-rsid="05fa0685" style:font-name-asian="Times New Roman1" style:font-style-asian="normal" style:font-name-complex="Times New Roman1" style:font-style-complex="normal"/>
    </style:style>
    <style:style style:name="P182" style:family="paragraph" style:parent-style-name="Normal_20__28_Web_29_">
      <style:text-properties style:text-line-through-style="none" style:text-line-through-type="none" style:font-name="Liberation Serif1" fo:language="ru" fo:country="RU" fo:font-style="normal" style:text-underline-style="none" officeooo:rsid="05fc1eed" officeooo:paragraph-rsid="05fc1eed" style:font-name-asian="Times New Roman1" style:font-style-asian="normal" style:font-name-complex="Times New Roman1" style:font-style-complex="normal"/>
    </style:style>
    <style:style style:name="P183" style:family="paragraph" style:parent-style-name="Normal_20__28_Web_29_">
      <style:text-properties style:text-line-through-style="none" style:text-line-through-type="none" style:font-name="Liberation Serif1" fo:language="ru" fo:country="RU" fo:font-style="normal" style:text-underline-style="none" officeooo:rsid="05fe4c30" officeooo:paragraph-rsid="05fe4c30" style:font-name-asian="Times New Roman1" style:font-style-asian="normal" style:font-name-complex="Times New Roman1" style:font-style-complex="normal"/>
    </style:style>
    <style:style style:name="P184" style:family="paragraph" style:parent-style-name="Normal_20__28_Web_29_">
      <style:text-properties style:text-line-through-style="none" style:text-line-through-type="none" style:font-name="Liberation Serif1" fo:language="ru" fo:country="RU" fo:font-style="normal" style:text-underline-style="none" officeooo:rsid="07f97ac7" officeooo:paragraph-rsid="07f953f3" style:font-name-asian="Times New Roman1" style:font-style-asian="normal" style:font-name-complex="Times New Roman1" style:font-style-complex="normal"/>
    </style:style>
    <style:style style:name="P185" style:family="paragraph" style:parent-style-name="Normal_20__28_Web_29_">
      <style:text-properties style:text-line-through-style="none" style:text-line-through-type="none" style:font-name="Liberation Serif1" fo:language="ru" fo:country="RU" fo:font-style="normal" style:text-underline-style="none" officeooo:rsid="08409e7a" officeooo:paragraph-rsid="08409e7a" style:font-name-asian="Times New Roman1" style:font-style-asian="normal" style:font-name-complex="Times New Roman1" style:font-style-complex="normal"/>
    </style:style>
    <style:style style:name="P186" style:family="paragraph" style:parent-style-name="Normal_20__28_Web_29_">
      <style:text-properties style:text-line-through-style="none" style:text-line-through-type="none" style:font-name="Liberation Serif1" fo:language="ru" fo:country="RU" fo:font-style="normal" style:text-underline-style="none" officeooo:rsid="08457bfd" officeooo:paragraph-rsid="08457bfd" style:font-name-asian="Times New Roman1" style:font-style-asian="normal" style:font-name-complex="Times New Roman1" style:font-style-complex="normal"/>
    </style:style>
    <style:style style:name="P187" style:family="paragraph" style:parent-style-name="Normal_20__28_Web_29_">
      <style:text-properties style:text-line-through-style="none" style:text-line-through-type="none" style:font-name="Liberation Serif1" fo:language="ru" fo:country="RU" fo:font-style="normal" style:text-underline-style="none" officeooo:rsid="094e346f" officeooo:paragraph-rsid="095cec81" style:font-name-asian="Times New Roman1" style:font-style-asian="normal" style:font-name-complex="Times New Roman1" style:font-style-complex="normal"/>
    </style:style>
    <style:style style:name="P188" style:family="paragraph" style:parent-style-name="Normal_20__28_Web_29_">
      <style:text-properties style:text-line-through-style="none" style:text-line-through-type="none" style:font-name="Liberation Serif1" fo:language="ru" fo:country="RU" fo:font-style="normal" style:text-underline-style="none" officeooo:rsid="095cec81" officeooo:paragraph-rsid="0a2e77db" style:font-name-asian="Times New Roman1" style:font-style-asian="normal" style:font-name-complex="Times New Roman1" style:font-style-complex="normal"/>
    </style:style>
    <style:style style:name="P189" style:family="paragraph" style:parent-style-name="Normal_20__28_Web_29_">
      <style:text-properties style:text-line-through-style="none" style:text-line-through-type="none" style:font-name="Liberation Serif1" fo:language="ru" fo:country="RU" fo:font-style="normal" style:text-underline-style="none" officeooo:rsid="096b9514" officeooo:paragraph-rsid="0980eec3" style:font-name-asian="Times New Roman1" style:font-style-asian="normal" style:font-name-complex="Times New Roman1" style:font-style-complex="normal"/>
    </style:style>
    <style:style style:name="P190" style:family="paragraph" style:parent-style-name="Normal_20__28_Web_29_">
      <style:text-properties style:text-line-through-style="none" style:text-line-through-type="none" style:font-name="Liberation Serif1" fo:language="ru" fo:country="RU" fo:font-style="normal" style:text-underline-style="none" officeooo:rsid="09cd1e66" officeooo:paragraph-rsid="09cd1e66" style:font-name-asian="Times New Roman1" style:font-style-asian="normal" style:font-name-complex="Times New Roman1" style:font-style-complex="normal"/>
    </style:style>
    <style:style style:name="P191" style:family="paragraph" style:parent-style-name="Normal_20__28_Web_29_">
      <style:text-properties style:text-line-through-style="none" style:text-line-through-type="none" style:font-name="Liberation Serif1" fo:language="ru" fo:country="RU" fo:font-style="normal" style:text-underline-style="none" officeooo:rsid="09fbc0b7" officeooo:paragraph-rsid="09fbc0b7" style:font-name-asian="Times New Roman1" style:font-style-asian="normal" style:font-name-complex="Times New Roman1" style:font-style-complex="normal"/>
    </style:style>
    <style:style style:name="P192" style:family="paragraph" style:parent-style-name="Normal_20__28_Web_29_">
      <style:text-properties style:text-line-through-style="none" style:text-line-through-type="none" style:font-name="Liberation Serif1" fo:language="ru" fo:country="RU" fo:font-style="normal" style:text-underline-style="none" officeooo:rsid="0a0102fd" officeooo:paragraph-rsid="0a114f59" style:font-name-asian="Times New Roman1" style:font-style-asian="normal" style:font-name-complex="Times New Roman1" style:font-style-complex="normal"/>
    </style:style>
    <style:style style:name="P193" style:family="paragraph" style:parent-style-name="Normal_20__28_Web_29_">
      <style:text-properties style:text-line-through-style="none" style:text-line-through-type="none" style:font-name="Liberation Serif1" fo:language="ru" fo:country="RU" fo:font-style="normal" style:text-underline-style="none" officeooo:rsid="0a0102fd" officeooo:paragraph-rsid="0a13989b" style:font-name-asian="Times New Roman1" style:font-style-asian="normal" style:font-name-complex="Times New Roman1" style:font-style-complex="normal"/>
    </style:style>
    <style:style style:name="P194" style:family="paragraph" style:parent-style-name="Normal_20__28_Web_29_">
      <style:text-properties style:text-line-through-style="none" style:text-line-through-type="none" style:font-name="Liberation Serif1" fo:language="ru" fo:country="RU" fo:font-style="normal" style:text-underline-style="none" officeooo:rsid="0a237052" officeooo:paragraph-rsid="0a237052" style:font-name-asian="Times New Roman1" style:font-style-asian="normal" style:font-name-complex="Times New Roman1" style:font-style-complex="normal"/>
    </style:style>
    <style:style style:name="P195" style:family="paragraph" style:parent-style-name="Normal_20__28_Web_29_">
      <style:text-properties style:text-line-through-style="none" style:text-line-through-type="none" style:font-name="Liberation Serif1" fo:language="ru" fo:country="RU" fo:font-style="normal" style:text-underline-style="none" officeooo:rsid="0a2c8717" officeooo:paragraph-rsid="0a2c8717" style:font-name-asian="Times New Roman1" style:font-style-asian="normal" style:font-name-complex="Times New Roman1" style:font-style-complex="normal"/>
    </style:style>
    <style:style style:name="P196" style:family="paragraph" style:parent-style-name="Normal_20__28_Web_29_">
      <style:text-properties style:text-line-through-style="none" style:text-line-through-type="none" style:font-name="Liberation Serif1" fo:language="ru" fo:country="RU" fo:font-style="normal" style:text-underline-style="none" officeooo:rsid="0a5ce7c0" officeooo:paragraph-rsid="0a648a95" style:font-name-asian="Times New Roman1" style:font-style-asian="normal" style:font-name-complex="Times New Roman1" style:font-style-complex="normal"/>
    </style:style>
    <style:style style:name="P197" style:family="paragraph" style:parent-style-name="Normal_20__28_Web_29_">
      <style:text-properties style:text-line-through-style="none" style:text-line-through-type="none" style:font-name="Liberation Serif1" fo:language="ru" fo:country="RU" fo:font-style="normal" style:text-underline-style="none" officeooo:rsid="0a822bb0" officeooo:paragraph-rsid="0a8126d4" style:font-name-asian="Times New Roman1" style:font-style-asian="normal" style:font-name-complex="Times New Roman1" style:font-style-complex="normal"/>
    </style:style>
    <style:style style:name="P198" style:family="paragraph" style:parent-style-name="Normal_20__28_Web_29_">
      <style:text-properties style:text-line-through-style="none" style:text-line-through-type="none" style:font-name="Liberation Serif1" fo:language="ru" fo:country="RU" fo:font-style="normal" style:text-underline-style="none" officeooo:rsid="0a8d2441" officeooo:paragraph-rsid="0a8e6490" style:font-name-asian="Times New Roman1" style:font-style-asian="normal" style:font-name-complex="Times New Roman1" style:font-style-complex="normal"/>
    </style:style>
    <style:style style:name="P199" style:family="paragraph" style:parent-style-name="Normal_20__28_Web_29_">
      <style:text-properties style:text-line-through-style="none" style:text-line-through-type="none" style:font-name="Liberation Serif1" fo:language="ru" fo:country="RU" fo:font-style="normal" style:text-underline-style="none" officeooo:rsid="0ab0f211" officeooo:paragraph-rsid="0adedc07" style:font-name-asian="Times New Roman1" style:font-style-asian="normal" style:font-name-complex="Times New Roman1" style:font-style-complex="normal"/>
    </style:style>
    <style:style style:name="P200" style:family="paragraph" style:parent-style-name="Normal_20__28_Web_29_">
      <style:text-properties style:text-line-through-style="none" style:text-line-through-type="none" style:font-name="Liberation Serif1" fo:language="ru" fo:country="RU" fo:font-style="normal" style:text-underline-style="none" officeooo:rsid="0ad866e3" officeooo:paragraph-rsid="0affdf97" style:font-name-asian="Times New Roman1" style:font-style-asian="normal" style:font-name-complex="Times New Roman1" style:font-style-complex="normal"/>
    </style:style>
    <style:style style:name="P201" style:family="paragraph" style:parent-style-name="Normal_20__28_Web_29_">
      <style:text-properties style:text-line-through-style="none" style:text-line-through-type="none" style:font-name="Liberation Serif1" fo:language="ru" fo:country="RU" fo:font-style="normal" style:text-underline-style="none" officeooo:rsid="0b08107d" officeooo:paragraph-rsid="0b08107d" style:font-name-asian="Times New Roman1" style:font-style-asian="normal" style:font-name-complex="Times New Roman1" style:font-style-complex="normal"/>
    </style:style>
    <style:style style:name="P202" style:family="paragraph" style:parent-style-name="Normal_20__28_Web_29_">
      <style:text-properties style:text-line-through-style="none" style:text-line-through-type="none" style:font-name="Liberation Serif1" fo:language="ru" fo:country="RU" fo:font-style="normal" style:text-underline-style="none" officeooo:rsid="0b08977a" officeooo:paragraph-rsid="0b08977a" style:font-name-asian="Times New Roman1" style:font-style-asian="normal" style:font-name-complex="Times New Roman1" style:font-style-complex="normal"/>
    </style:style>
    <style:style style:name="P203" style:family="paragraph" style:parent-style-name="Normal_20__28_Web_29_">
      <style:text-properties style:text-line-through-style="none" style:text-line-through-type="none" style:font-name="Liberation Serif1" fo:language="ru" fo:country="RU" fo:font-style="normal" style:text-underline-style="none" officeooo:rsid="0b222b4f" officeooo:paragraph-rsid="0b2563e8" style:font-name-asian="Times New Roman1" style:font-style-asian="normal" style:font-name-complex="Times New Roman1" style:font-style-complex="normal"/>
    </style:style>
    <style:style style:name="P204" style:family="paragraph" style:parent-style-name="Normal_20__28_Web_29_">
      <style:text-properties style:text-line-through-style="none" style:text-line-through-type="none" style:font-name="Liberation Serif1" fo:language="ru" fo:country="RU" fo:font-style="normal" style:text-underline-style="none" officeooo:rsid="0b3a250c" officeooo:paragraph-rsid="0b3e25ea" style:font-name-asian="Times New Roman1" style:font-style-asian="normal" style:font-name-complex="Times New Roman1" style:font-style-complex="normal"/>
    </style:style>
    <style:style style:name="P205" style:family="paragraph" style:parent-style-name="Normal_20__28_Web_29_">
      <style:text-properties style:text-line-through-style="none" style:text-line-through-type="none" style:font-name="Liberation Serif1" fo:language="ru" fo:country="RU" fo:font-style="normal" style:text-underline-style="none" officeooo:rsid="0b3e25ea" officeooo:paragraph-rsid="0b3e25ea" style:font-name-asian="Times New Roman1" style:font-style-asian="normal" style:font-name-complex="Times New Roman1" style:font-style-complex="normal"/>
    </style:style>
    <style:style style:name="P206" style:family="paragraph" style:parent-style-name="Normal_20__28_Web_29_">
      <style:text-properties style:text-line-through-style="none" style:text-line-through-type="none" style:font-name="Liberation Serif1" fo:language="ru" fo:country="RU" fo:font-style="italic" style:text-underline-style="none" officeooo:rsid="03fd2505" officeooo:paragraph-rsid="09d74425" style:font-name-asian="Times New Roman1" style:font-style-asian="italic" style:font-name-complex="Times New Roman1" style:font-style-complex="italic"/>
    </style:style>
    <style:style style:name="P207" style:family="paragraph" style:parent-style-name="Normal_20__28_Web_29_">
      <style:text-properties style:text-line-through-style="none" style:text-line-through-type="none" style:font-name="Liberation Serif1" fo:language="ru" fo:country="RU" fo:font-style="italic" style:text-underline-style="none" officeooo:rsid="09df06e0" officeooo:paragraph-rsid="09e23315" style:font-name-asian="Times New Roman1" style:font-style-asian="italic" style:font-name-complex="Times New Roman1" style:font-style-complex="italic"/>
    </style:style>
    <style:style style:name="P208" style:family="paragraph" style:parent-style-name="Normal_20__28_Web_29_">
      <style:paragraph-properties fo:text-align="center" style:justify-single-word="false"/>
      <style:text-properties fo:font-variant="small-caps" style:text-line-through-style="none" style:text-line-through-type="none" style:font-name="Liberation Serif1" fo:language="ru" fo:country="RU" fo:font-style="normal" style:text-underline-style="none" officeooo:rsid="06cd4d7b" officeooo:paragraph-rsid="06cd4d7b" style:font-name-asian="Times New Roman1" style:font-style-asian="normal" style:font-name-complex="Times New Roman1" style:font-style-complex="normal"/>
    </style:style>
    <style:style style:name="P209" style:family="paragraph" style:parent-style-name="Normal_20_Indent">
      <style:text-properties fo:font-variant="small-caps" style:font-name="Liberation Serif1" fo:font-style="normal" officeooo:rsid="03dc7533" officeooo:paragraph-rsid="03dc7533" style:font-style-asian="normal" style:font-style-complex="normal"/>
    </style:style>
    <style:style style:name="P210" style:family="paragraph" style:parent-style-name="Normal_20_Indent">
      <style:text-properties style:font-name="Liberation Serif1" fo:font-style="normal" fo:font-weight="normal" style:font-style-asian="normal" style:font-weight-asian="normal" style:font-style-complex="normal" style:font-weight-complex="normal"/>
    </style:style>
    <style:style style:name="P211" style:family="paragraph" style:parent-style-name="Normal_20_Indent">
      <style:text-properties style:font-name="Liberation Serif1" fo:font-style="normal" fo:font-weight="normal" officeooo:rsid="06da2f70" officeooo:paragraph-rsid="06da2f70" style:font-style-asian="normal" style:font-weight-asian="normal" style:font-style-complex="normal" style:font-weight-complex="normal"/>
    </style:style>
    <style:style style:name="P212" style:family="paragraph" style:parent-style-name="Normal_20_Indent">
      <style:text-properties style:font-name="Liberation Serif1" fo:font-style="normal" fo:font-weight="normal" officeooo:rsid="06dbc2ac" officeooo:paragraph-rsid="06dcbfa3" style:font-style-asian="normal" style:font-weight-asian="normal" style:font-style-complex="normal" style:font-weight-complex="normal"/>
    </style:style>
    <style:style style:name="P213" style:family="paragraph" style:parent-style-name="Normal_20_Indent">
      <style:text-properties style:font-name="Liberation Serif1" fo:font-style="normal" fo:font-weight="normal" officeooo:rsid="06de65be" officeooo:paragraph-rsid="06de65be" style:font-style-asian="normal" style:font-weight-asian="normal" style:font-style-complex="normal" style:font-weight-complex="normal"/>
    </style:style>
    <style:style style:name="P214" style:family="paragraph" style:parent-style-name="Normal_20_Indent">
      <style:text-properties style:text-line-through-style="none" style:text-line-through-type="none" style:font-name="Liberation Serif1" fo:language="ru" fo:country="RU" fo:font-style="normal" style:text-underline-style="none" fo:font-weight="normal" officeooo:rsid="06da85fc" officeooo:paragraph-rsid="06da85fc" style:font-name-asian="Times New Roman1" style:font-style-asian="normal" style:font-weight-asian="normal" style:font-name-complex="Times New Roman1" style:font-style-complex="normal" style:font-weight-complex="normal"/>
    </style:style>
    <style:style style:name="P215" style:family="paragraph" style:parent-style-name="Normal_20_Indent">
      <style:text-properties style:text-line-through-style="none" style:text-line-through-type="none" style:font-name="Liberation Serif1" fo:language="ru" fo:country="RU" fo:font-style="normal" style:text-underline-style="none" fo:font-weight="normal" officeooo:rsid="06de5192" officeooo:paragraph-rsid="06de5192" style:font-name-asian="Times New Roman1" style:font-style-asian="normal" style:font-weight-asian="normal" style:font-name-complex="Times New Roman1" style:font-style-complex="normal" style:font-weight-complex="normal"/>
    </style:style>
    <style:style style:name="P216" style:family="paragraph" style:parent-style-name="Normal_20_Indent">
      <style:text-properties style:text-line-through-style="none" style:text-line-through-type="none" style:font-name="Liberation Serif1" fo:language="ru" fo:country="RU" fo:font-style="normal" style:text-underline-style="none" officeooo:rsid="06cd4d7b" officeooo:paragraph-rsid="070c7daa" style:font-name-asian="Times New Roman1" style:font-style-asian="normal" style:font-name-complex="Times New Roman1" style:font-style-complex="normal"/>
    </style:style>
    <style:style style:name="P217" style:family="paragraph" style:parent-style-name="Normal_20_Indent">
      <style:text-properties fo:font-variant="normal" fo:text-transform="none" style:font-name="Liberation Serif1" fo:font-style="normal" fo:font-weight="normal" officeooo:rsid="06de65be" officeooo:paragraph-rsid="06de9835" style:font-style-asian="normal" style:font-weight-asian="normal" style:font-style-complex="normal" style:font-weight-complex="normal"/>
    </style:style>
    <style:style style:name="P218" style:family="paragraph" style:parent-style-name="Normal_20_Indent">
      <style:text-properties fo:font-variant="normal" fo:text-transform="none" style:font-name="Liberation Serif1" fo:font-style="normal" fo:font-weight="normal" officeooo:rsid="06de9835" officeooo:paragraph-rsid="06de9835" style:font-style-asian="normal" style:font-weight-asian="normal" style:font-style-complex="normal" style:font-weight-complex="normal"/>
    </style:style>
    <style:style style:name="P219" style:family="paragraph" style:parent-style-name="Normal_20_Indent">
      <style:text-properties fo:font-variant="normal" fo:text-transform="none" style:font-name="Liberation Serif1" fo:font-style="normal" fo:font-weight="normal" officeooo:rsid="06e04104" officeooo:paragraph-rsid="06e04104" style:font-style-asian="normal" style:font-weight-asian="normal" style:font-style-complex="normal" style:font-weight-complex="normal"/>
    </style:style>
    <style:style style:name="P220" style:family="paragraph" style:parent-style-name="Normal_20_Indent">
      <style:text-properties fo:font-variant="normal" fo:text-transform="none" style:font-name="Liberation Serif1" fo:font-style="normal" fo:font-weight="normal" officeooo:rsid="06e32539" officeooo:paragraph-rsid="06e32539" style:font-style-asian="normal" style:font-weight-asian="normal" style:font-style-complex="normal" style:font-weight-complex="normal"/>
    </style:style>
    <style:style style:name="P221" style:family="paragraph" style:parent-style-name="Normal_20_Indent">
      <style:text-properties fo:font-variant="normal" fo:text-transform="none" style:font-name="Liberation Serif1" fo:font-style="normal" fo:font-weight="normal" officeooo:rsid="06e6c51c" officeooo:paragraph-rsid="06e6c51c" style:font-style-asian="normal" style:font-weight-asian="normal" style:font-style-complex="normal" style:font-weight-complex="normal"/>
    </style:style>
    <style:style style:name="P222" style:family="paragraph" style:parent-style-name="Normal_20_Indent">
      <style:text-properties fo:font-variant="normal" fo:text-transform="none" style:font-name="Liberation Serif1" fo:font-style="normal" fo:font-weight="normal" officeooo:rsid="06e7ddac" officeooo:paragraph-rsid="06e7ddac" style:font-style-asian="normal" style:font-weight-asian="normal" style:font-style-complex="normal" style:font-weight-complex="normal"/>
    </style:style>
    <style:style style:name="P223" style:family="paragraph" style:parent-style-name="Normal_20_Indent">
      <style:text-properties fo:font-variant="normal" fo:text-transform="none" style:font-name="Liberation Serif1" fo:font-style="normal" fo:font-weight="normal" officeooo:rsid="06e9060a" officeooo:paragraph-rsid="06e9060a" style:font-style-asian="normal" style:font-weight-asian="normal" style:font-style-complex="normal" style:font-weight-complex="normal"/>
    </style:style>
    <style:style style:name="P224" style:family="paragraph" style:parent-style-name="Normal_20_Indent">
      <style:text-properties fo:font-variant="normal" fo:text-transform="none" style:font-name="Liberation Serif1" fo:font-style="normal" fo:font-weight="normal" officeooo:rsid="06eae03e" officeooo:paragraph-rsid="06f8a35b" style:font-style-asian="normal" style:font-weight-asian="normal" style:font-style-complex="normal" style:font-weight-complex="normal"/>
    </style:style>
    <style:style style:name="P225" style:family="paragraph" style:parent-style-name="Normal_20_Indent">
      <style:text-properties fo:font-variant="normal" fo:text-transform="none" style:font-name="Liberation Serif1" fo:font-style="normal" fo:font-weight="normal" officeooo:rsid="06fce7b8" officeooo:paragraph-rsid="07046066" style:font-style-asian="normal" style:font-weight-asian="normal" style:font-style-complex="normal" style:font-weight-complex="normal"/>
    </style:style>
    <style:style style:name="P226" style:family="paragraph" style:parent-style-name="Normal_20_Indent">
      <style:text-properties fo:font-variant="normal" fo:text-transform="none" style:font-name="Liberation Serif1" fo:font-style="normal" fo:font-weight="normal" officeooo:rsid="070aded8" officeooo:paragraph-rsid="070aded8" style:font-style-asian="normal" style:font-weight-asian="normal" style:font-style-complex="normal" style:font-weight-complex="normal"/>
    </style:style>
    <style:style style:name="P227" style:family="paragraph" style:parent-style-name="Normal_20_Indent">
      <style:text-properties fo:font-variant="normal" fo:text-transform="none" style:font-name="Liberation Serif1" fo:font-style="normal" fo:font-weight="normal" officeooo:rsid="070ba9ba" officeooo:paragraph-rsid="070c7daa" style:font-style-asian="normal" style:font-weight-asian="normal" style:font-style-complex="normal" style:font-weight-complex="normal"/>
    </style:style>
    <style:style style:name="P228"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6e7ddac" officeooo:paragraph-rsid="06e7ddac" style:font-name-asian="Times New Roman1" style:font-style-asian="normal" style:font-weight-asian="normal" style:font-name-complex="Times New Roman1" style:font-style-complex="normal" style:font-weight-complex="normal"/>
    </style:style>
    <style:style style:name="P229"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6e9060a" officeooo:paragraph-rsid="06e9060a" style:font-name-asian="Times New Roman1" style:font-style-asian="normal" style:font-weight-asian="normal" style:font-name-complex="Times New Roman1" style:font-style-complex="normal" style:font-weight-complex="normal"/>
    </style:style>
    <style:style style:name="P230"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6eae03e" officeooo:paragraph-rsid="06e9060a" style:font-name-asian="Times New Roman1" style:font-style-asian="normal" style:font-weight-asian="normal" style:font-name-complex="Times New Roman1" style:font-style-complex="normal" style:font-weight-complex="normal"/>
    </style:style>
    <style:style style:name="P231"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6faa223" officeooo:paragraph-rsid="06f8a35b" style:font-name-asian="Times New Roman1" style:font-style-asian="normal" style:font-weight-asian="normal" style:font-name-complex="Times New Roman1" style:font-style-complex="normal" style:font-weight-complex="normal"/>
    </style:style>
    <style:style style:name="P232"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703d52d" officeooo:paragraph-rsid="07046066" style:font-name-asian="Times New Roman1" style:font-style-asian="normal" style:font-weight-asian="normal" style:font-name-complex="Times New Roman1" style:font-style-complex="normal" style:font-weight-complex="normal"/>
    </style:style>
    <style:style style:name="P233"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70aded8" officeooo:paragraph-rsid="070aded8" style:font-name-asian="Times New Roman1" style:font-style-asian="normal" style:font-weight-asian="normal" style:font-name-complex="Times New Roman1" style:font-style-complex="normal" style:font-weight-complex="normal"/>
    </style:style>
    <style:style style:name="P234" style:family="paragraph" style:parent-style-name="Normal_20__28_Web_29_" style:master-page-name="Standard">
      <style:paragraph-properties style:page-number="auto"/>
      <style:text-properties style:text-line-through-style="none" style:text-line-through-type="none" style:font-name="Liberation Serif1" fo:language="ru" fo:country="RU" fo:font-style="normal" officeooo:rsid="03fd2505" officeooo:paragraph-rsid="03bb03b8" style:font-name-asian="Times New Roman1" style:font-style-asian="normal" style:font-name-complex="Times New Roman1" style:font-style-complex="normal"/>
    </style:style>
    <style:style style:name="T1" style:family="text">
      <style:text-properties fo:font-style="italic" style:font-style-asian="italic" style:font-style-complex="italic"/>
    </style:style>
    <style:style style:name="T2" style:family="text">
      <style:text-properties fo:font-style="italic" officeooo:rsid="04111ddc" style:font-style-asian="italic" style:font-style-complex="italic"/>
    </style:style>
    <style:style style:name="T3" style:family="text">
      <style:text-properties fo:font-style="italic" officeooo:rsid="04241a44" style:font-style-asian="italic" style:font-style-complex="italic"/>
    </style:style>
    <style:style style:name="T4" style:family="text">
      <style:text-properties fo:font-style="italic" officeooo:rsid="044fff1f" style:font-style-asian="italic" style:font-style-complex="italic"/>
    </style:style>
    <style:style style:name="T5" style:family="text">
      <style:text-properties fo:font-style="italic" officeooo:rsid="04886fd0" style:font-style-asian="italic" style:font-style-complex="italic"/>
    </style:style>
    <style:style style:name="T6" style:family="text">
      <style:text-properties fo:font-style="italic" officeooo:rsid="04c2fa52" style:font-style-asian="italic" style:font-style-complex="italic"/>
    </style:style>
    <style:style style:name="T7" style:family="text">
      <style:text-properties fo:font-style="italic" officeooo:rsid="0502d709" style:font-style-asian="italic" style:font-style-complex="italic"/>
    </style:style>
    <style:style style:name="T8" style:family="text">
      <style:text-properties fo:font-style="italic" officeooo:rsid="0538f188" style:font-style-asian="italic" style:font-style-complex="italic"/>
    </style:style>
    <style:style style:name="T9" style:family="text">
      <style:text-properties fo:font-style="italic" officeooo:rsid="054eceb3" style:font-style-asian="italic" style:font-style-complex="italic"/>
    </style:style>
    <style:style style:name="T10" style:family="text">
      <style:text-properties fo:font-style="italic" officeooo:rsid="055eac53" style:font-style-asian="italic" style:font-style-complex="italic"/>
    </style:style>
    <style:style style:name="T11" style:family="text">
      <style:text-properties fo:font-style="italic" officeooo:rsid="0573f64c" style:font-style-asian="italic" style:font-style-complex="italic"/>
    </style:style>
    <style:style style:name="T12" style:family="text">
      <style:text-properties fo:font-style="italic" officeooo:rsid="0575ea8b" style:font-style-asian="italic" style:font-style-complex="italic"/>
    </style:style>
    <style:style style:name="T13" style:family="text">
      <style:text-properties fo:font-style="italic" officeooo:rsid="0577a5ea" style:font-style-asian="italic" style:font-style-complex="italic"/>
    </style:style>
    <style:style style:name="T14" style:family="text">
      <style:text-properties fo:font-style="italic" officeooo:rsid="057b2d68" style:font-style-asian="italic" style:font-style-complex="italic"/>
    </style:style>
    <style:style style:name="T15" style:family="text">
      <style:text-properties fo:font-style="italic" officeooo:rsid="05845f7a" style:font-style-asian="italic" style:font-style-complex="italic"/>
    </style:style>
    <style:style style:name="T16" style:family="text">
      <style:text-properties fo:font-style="italic" officeooo:rsid="05b52418" style:font-style-asian="italic" style:font-style-complex="italic"/>
    </style:style>
    <style:style style:name="T17" style:family="text">
      <style:text-properties fo:font-style="italic" officeooo:rsid="05eab96f" style:font-style-asian="italic" style:font-style-complex="italic"/>
    </style:style>
    <style:style style:name="T18" style:family="text">
      <style:text-properties fo:font-style="italic" officeooo:rsid="05ed10c1" style:font-style-asian="italic" style:font-style-complex="italic"/>
    </style:style>
    <style:style style:name="T19" style:family="text">
      <style:text-properties fo:font-style="italic" officeooo:rsid="0612965b" style:font-style-asian="italic" style:font-style-complex="italic"/>
    </style:style>
    <style:style style:name="T20" style:family="text">
      <style:text-properties fo:font-style="italic" officeooo:rsid="061eb5c3" style:font-style-asian="italic" style:font-style-complex="italic"/>
    </style:style>
    <style:style style:name="T21" style:family="text">
      <style:text-properties fo:font-style="italic" officeooo:rsid="06435ea9" style:font-style-asian="italic" style:font-style-complex="italic"/>
    </style:style>
    <style:style style:name="T22" style:family="text">
      <style:text-properties fo:font-style="italic" officeooo:rsid="06581687" style:font-style-asian="italic" style:font-style-complex="italic"/>
    </style:style>
    <style:style style:name="T23" style:family="text">
      <style:text-properties fo:font-style="italic" officeooo:rsid="0685c29b" style:font-style-asian="italic" style:font-style-complex="italic"/>
    </style:style>
    <style:style style:name="T24" style:family="text">
      <style:text-properties fo:font-style="italic" officeooo:rsid="073914bd" style:font-style-asian="italic" style:font-style-complex="italic"/>
    </style:style>
    <style:style style:name="T25" style:family="text">
      <style:text-properties fo:font-style="italic" officeooo:rsid="0770c753" style:font-style-asian="italic" style:font-style-complex="italic"/>
    </style:style>
    <style:style style:name="T26" style:family="text">
      <style:text-properties fo:font-style="italic" officeooo:rsid="07fe5da1" style:font-style-asian="italic" style:font-style-complex="italic"/>
    </style:style>
    <style:style style:name="T27" style:family="text">
      <style:text-properties fo:font-style="italic" officeooo:rsid="080ee161" style:font-style-asian="italic" style:font-style-complex="italic"/>
    </style:style>
    <style:style style:name="T28" style:family="text">
      <style:text-properties fo:font-style="italic" officeooo:rsid="096c5b49" style:font-style-asian="italic" style:font-style-complex="italic"/>
    </style:style>
    <style:style style:name="T29" style:family="text">
      <style:text-properties fo:font-style="italic" officeooo:rsid="098387a5" style:font-style-asian="italic" style:font-style-complex="italic"/>
    </style:style>
    <style:style style:name="T30" style:family="text">
      <style:text-properties fo:font-style="italic" officeooo:rsid="0984d054" style:font-style-asian="italic" style:font-style-complex="italic"/>
    </style:style>
    <style:style style:name="T31" style:family="text">
      <style:text-properties fo:font-style="italic" officeooo:rsid="0992c5db" style:font-style-asian="italic" style:font-style-complex="italic"/>
    </style:style>
    <style:style style:name="T32" style:family="text">
      <style:text-properties fo:font-style="italic" officeooo:rsid="099acdd1" style:font-style-asian="italic" style:font-style-complex="italic"/>
    </style:style>
    <style:style style:name="T33" style:family="text">
      <style:text-properties fo:font-style="italic" officeooo:rsid="09abe63e" style:font-style-asian="italic" style:font-style-complex="italic"/>
    </style:style>
    <style:style style:name="T34" style:family="text">
      <style:text-properties fo:font-style="italic" officeooo:rsid="09b0523a" style:font-style-asian="italic" style:font-style-complex="italic"/>
    </style:style>
    <style:style style:name="T35" style:family="text">
      <style:text-properties fo:font-style="italic" officeooo:rsid="09eb2154" style:font-style-asian="italic" style:font-style-complex="italic"/>
    </style:style>
    <style:style style:name="T36" style:family="text">
      <style:text-properties fo:font-style="italic" officeooo:rsid="09f5d7e4" style:font-style-asian="italic" style:font-style-complex="italic"/>
    </style:style>
    <style:style style:name="T37" style:family="text">
      <style:text-properties fo:font-style="italic" officeooo:rsid="0a02fa65" style:font-style-asian="italic" style:font-style-complex="italic"/>
    </style:style>
    <style:style style:name="T38" style:family="text">
      <style:text-properties fo:font-style="italic" officeooo:rsid="0a11aca2" style:font-style-asian="italic" style:font-style-complex="italic"/>
    </style:style>
    <style:style style:name="T39" style:family="text">
      <style:text-properties fo:font-style="italic" officeooo:rsid="0a2554cf" style:font-style-asian="italic" style:font-style-complex="italic"/>
    </style:style>
    <style:style style:name="T40" style:family="text">
      <style:text-properties fo:font-style="italic" officeooo:rsid="0a2fea93" style:font-style-asian="italic" style:font-style-complex="italic"/>
    </style:style>
    <style:style style:name="T41" style:family="text">
      <style:text-properties fo:font-style="italic" officeooo:rsid="0a5f46c6" style:font-style-asian="italic" style:font-style-complex="italic"/>
    </style:style>
    <style:style style:name="T42" style:family="text">
      <style:text-properties fo:font-style="italic" officeooo:rsid="0a7f6d4d" style:font-style-asian="italic" style:font-style-complex="italic"/>
    </style:style>
    <style:style style:name="T43" style:family="text">
      <style:text-properties fo:font-style="italic" officeooo:rsid="0a7f93dc" style:font-style-asian="italic" style:font-style-complex="italic"/>
    </style:style>
    <style:style style:name="T44" style:family="text">
      <style:text-properties fo:font-style="italic" officeooo:rsid="0aa74721" style:font-style-asian="italic" style:font-style-complex="italic"/>
    </style:style>
    <style:style style:name="T45" style:family="text">
      <style:text-properties fo:font-style="italic" officeooo:rsid="0ab2df18" style:font-style-asian="italic" style:font-style-complex="italic"/>
    </style:style>
    <style:style style:name="T46" style:family="text">
      <style:text-properties fo:font-style="italic" officeooo:rsid="0ad77d83" style:font-style-asian="italic" style:font-style-complex="italic"/>
    </style:style>
    <style:style style:name="T47" style:family="text">
      <style:text-properties fo:font-style="italic" officeooo:rsid="0ad866e3" style:font-style-asian="italic" style:font-style-complex="italic"/>
    </style:style>
    <style:style style:name="T48" style:family="text">
      <style:text-properties fo:font-style="italic" officeooo:rsid="0aec731c" style:font-style-asian="italic" style:font-style-complex="italic"/>
    </style:style>
    <style:style style:name="T49" style:family="text">
      <style:text-properties fo:font-style="italic" officeooo:rsid="0b20b8e7" style:font-style-asian="italic" style:font-style-complex="italic"/>
    </style:style>
    <style:style style:name="T50" style:family="text">
      <style:text-properties fo:font-style="italic" officeooo:rsid="0b2acb23" style:font-style-asian="italic" style:font-style-complex="italic"/>
    </style:style>
    <style:style style:name="T51" style:family="text">
      <style:text-properties fo:font-style="italic" style:text-underline-style="none" officeooo:rsid="06a2a8b2" style:font-style-asian="italic" style:font-style-complex="italic"/>
    </style:style>
    <style:style style:name="T52" style:family="text">
      <style:text-properties fo:font-style="italic" style:text-underline-style="none" officeooo:rsid="06b3cfa0" style:font-style-asian="italic" style:font-style-complex="italic"/>
    </style:style>
    <style:style style:name="T53" style:family="text">
      <style:text-properties fo:font-style="italic" style:text-underline-style="none" officeooo:rsid="0723059a" style:font-style-asian="italic" style:font-style-complex="italic"/>
    </style:style>
    <style:style style:name="T54" style:family="text">
      <style:text-properties fo:font-style="italic" style:text-underline-style="none" officeooo:rsid="07c54b9b" style:font-style-asian="italic" style:font-style-complex="italic"/>
    </style:style>
    <style:style style:name="T55" style:family="text">
      <style:text-properties fo:font-style="italic" style:text-underline-style="none" officeooo:rsid="07d8cb6a" style:font-style-asian="italic" style:font-style-complex="italic"/>
    </style:style>
    <style:style style:name="T56" style:family="text">
      <style:text-properties fo:font-style="italic" style:text-underline-style="none" officeooo:rsid="0822b962" style:font-style-asian="italic" style:font-style-complex="italic"/>
    </style:style>
    <style:style style:name="T57" style:family="text">
      <style:text-properties fo:font-style="italic" style:text-underline-style="none" officeooo:rsid="082572b3" style:font-style-asian="italic" style:font-style-complex="italic"/>
    </style:style>
    <style:style style:name="T58" style:family="text">
      <style:text-properties fo:font-style="italic" style:text-underline-style="none" officeooo:rsid="0858116e" style:font-style-asian="italic" style:font-style-complex="italic"/>
    </style:style>
    <style:style style:name="T59" style:family="text">
      <style:text-properties fo:font-style="italic" style:text-underline-style="none" officeooo:rsid="08781348" style:font-style-asian="italic" style:font-style-complex="italic"/>
    </style:style>
    <style:style style:name="T60" style:family="text">
      <style:text-properties fo:font-style="italic" style:text-underline-style="none" officeooo:rsid="08a94d1f" style:font-style-asian="italic" style:font-style-complex="italic"/>
    </style:style>
    <style:style style:name="T61" style:family="text">
      <style:text-properties fo:font-style="italic" style:text-underline-style="none" officeooo:rsid="08de1fda" style:font-style-asian="italic" style:font-style-complex="italic"/>
    </style:style>
    <style:style style:name="T62" style:family="text">
      <style:text-properties fo:font-style="italic" style:text-underline-style="none" officeooo:rsid="08e77141" style:font-style-asian="italic" style:font-style-complex="italic"/>
    </style:style>
    <style:style style:name="T63" style:family="text">
      <style:text-properties fo:font-style="italic" style:text-underline-style="none" officeooo:rsid="08e77358" style:font-style-asian="italic" style:font-style-complex="italic"/>
    </style:style>
    <style:style style:name="T64" style:family="text">
      <style:text-properties fo:font-style="italic" style:text-underline-style="none" officeooo:rsid="090f62ab" style:font-style-asian="italic" style:font-style-complex="italic"/>
    </style:style>
    <style:style style:name="T65" style:family="text">
      <style:text-properties fo:font-style="italic" fo:font-weight="normal" officeooo:rsid="0465cd7e" style:font-style-asian="italic" style:font-weight-asian="normal" style:font-style-complex="italic" style:font-weight-complex="normal"/>
    </style:style>
    <style:style style:name="T66" style:family="text">
      <style:text-properties style:text-line-through-style="solid" style:text-line-through-type="single" style:text-underline-style="none" officeooo:rsid="08877f31"/>
    </style:style>
    <style:style style:name="T67" style:family="text">
      <style:text-properties style:text-underline-style="none"/>
    </style:style>
    <style:style style:name="T68" style:family="text">
      <style:text-properties style:text-underline-style="none" officeooo:rsid="03fd2505"/>
    </style:style>
    <style:style style:name="T69" style:family="text">
      <style:text-properties style:text-underline-style="none" officeooo:rsid="06367573"/>
    </style:style>
    <style:style style:name="T70" style:family="text">
      <style:text-properties style:text-underline-style="none" officeooo:rsid="06395b43"/>
    </style:style>
    <style:style style:name="T71" style:family="text">
      <style:text-properties style:text-underline-style="none" officeooo:rsid="0639acdf"/>
    </style:style>
    <style:style style:name="T72" style:family="text">
      <style:text-properties style:text-underline-style="none" officeooo:rsid="063a6966"/>
    </style:style>
    <style:style style:name="T73" style:family="text">
      <style:text-properties style:text-underline-style="none" officeooo:rsid="063b456f"/>
    </style:style>
    <style:style style:name="T74" style:family="text">
      <style:text-properties style:text-underline-style="none" officeooo:rsid="063cde88"/>
    </style:style>
    <style:style style:name="T75" style:family="text">
      <style:text-properties style:text-underline-style="none" officeooo:rsid="069e4776"/>
    </style:style>
    <style:style style:name="T76" style:family="text">
      <style:text-properties style:text-underline-style="none" officeooo:rsid="069e6130"/>
    </style:style>
    <style:style style:name="T77" style:family="text">
      <style:text-properties style:text-underline-style="none" officeooo:rsid="069f2aae"/>
    </style:style>
    <style:style style:name="T78" style:family="text">
      <style:text-properties style:text-underline-style="none" officeooo:rsid="06a08b31"/>
    </style:style>
    <style:style style:name="T79" style:family="text">
      <style:text-properties style:text-underline-style="none" officeooo:rsid="06a092da"/>
    </style:style>
    <style:style style:name="T80" style:family="text">
      <style:text-properties style:text-underline-style="none" officeooo:rsid="06a17881"/>
    </style:style>
    <style:style style:name="T81" style:family="text">
      <style:text-properties style:text-underline-style="none" officeooo:rsid="06a28c4d"/>
    </style:style>
    <style:style style:name="T82" style:family="text">
      <style:text-properties style:text-underline-style="none" officeooo:rsid="06a2a8b2"/>
    </style:style>
    <style:style style:name="T83" style:family="text">
      <style:text-properties style:text-underline-style="none" officeooo:rsid="06a4a703"/>
    </style:style>
    <style:style style:name="T84" style:family="text">
      <style:text-properties style:text-underline-style="none" officeooo:rsid="06a7dc7e"/>
    </style:style>
    <style:style style:name="T85" style:family="text">
      <style:text-properties style:text-underline-style="none" officeooo:rsid="06a9421b"/>
    </style:style>
    <style:style style:name="T86" style:family="text">
      <style:text-properties style:text-underline-style="none" officeooo:rsid="06aa1abb"/>
    </style:style>
    <style:style style:name="T87" style:family="text">
      <style:text-properties style:text-underline-style="none" officeooo:rsid="06ab5798"/>
    </style:style>
    <style:style style:name="T88" style:family="text">
      <style:text-properties style:text-underline-style="none" officeooo:rsid="06ac0852"/>
    </style:style>
    <style:style style:name="T89" style:family="text">
      <style:text-properties style:text-underline-style="none" officeooo:rsid="06ac2096"/>
    </style:style>
    <style:style style:name="T90" style:family="text">
      <style:text-properties style:text-underline-style="none" officeooo:rsid="06acc404"/>
    </style:style>
    <style:style style:name="T91" style:family="text">
      <style:text-properties style:text-underline-style="none" officeooo:rsid="06add08f"/>
    </style:style>
    <style:style style:name="T92" style:family="text">
      <style:text-properties style:text-underline-style="none" officeooo:rsid="06afcc1a"/>
    </style:style>
    <style:style style:name="T93" style:family="text">
      <style:text-properties style:text-underline-style="none" officeooo:rsid="06b01946"/>
    </style:style>
    <style:style style:name="T94" style:family="text">
      <style:text-properties style:text-underline-style="none" officeooo:rsid="06b1e49e"/>
    </style:style>
    <style:style style:name="T95" style:family="text">
      <style:text-properties style:text-underline-style="none" officeooo:rsid="06b299b0"/>
    </style:style>
    <style:style style:name="T96" style:family="text">
      <style:text-properties style:text-underline-style="none" officeooo:rsid="06b37ddd"/>
    </style:style>
    <style:style style:name="T97" style:family="text">
      <style:text-properties style:text-underline-style="none" officeooo:rsid="06b3cfa0"/>
    </style:style>
    <style:style style:name="T98" style:family="text">
      <style:text-properties style:text-underline-style="none" officeooo:rsid="06b5b438"/>
    </style:style>
    <style:style style:name="T99" style:family="text">
      <style:text-properties style:text-underline-style="none" officeooo:rsid="06b6618c"/>
    </style:style>
    <style:style style:name="T100" style:family="text">
      <style:text-properties style:text-underline-style="none" officeooo:rsid="06b81a71"/>
    </style:style>
    <style:style style:name="T101" style:family="text">
      <style:text-properties style:text-underline-style="none" officeooo:rsid="06b979e4"/>
    </style:style>
    <style:style style:name="T102" style:family="text">
      <style:text-properties style:text-underline-style="none" officeooo:rsid="06ba654f"/>
    </style:style>
    <style:style style:name="T103" style:family="text">
      <style:text-properties style:text-underline-style="none" officeooo:rsid="06bbfeb8"/>
    </style:style>
    <style:style style:name="T104" style:family="text">
      <style:text-properties style:text-underline-style="none" officeooo:rsid="06bdd56d"/>
    </style:style>
    <style:style style:name="T105" style:family="text">
      <style:text-properties style:text-underline-style="none" officeooo:rsid="06bea2fd"/>
    </style:style>
    <style:style style:name="T106" style:family="text">
      <style:text-properties style:text-underline-style="none" officeooo:rsid="06bf5971"/>
    </style:style>
    <style:style style:name="T107" style:family="text">
      <style:text-properties style:text-underline-style="none" officeooo:rsid="06c01015"/>
    </style:style>
    <style:style style:name="T108" style:family="text">
      <style:text-properties style:text-underline-style="none" officeooo:rsid="06c0e949"/>
    </style:style>
    <style:style style:name="T109" style:family="text">
      <style:text-properties style:text-underline-style="none" officeooo:rsid="06c133e1"/>
    </style:style>
    <style:style style:name="T110" style:family="text">
      <style:text-properties style:text-underline-style="none" officeooo:rsid="06c2fbd2"/>
    </style:style>
    <style:style style:name="T111" style:family="text">
      <style:text-properties style:text-underline-style="none" officeooo:rsid="06c4f815"/>
    </style:style>
    <style:style style:name="T112" style:family="text">
      <style:text-properties style:text-underline-style="none" officeooo:rsid="06c6a437"/>
    </style:style>
    <style:style style:name="T113" style:family="text">
      <style:text-properties style:text-underline-style="none" officeooo:rsid="06c7e4bc"/>
    </style:style>
    <style:style style:name="T114" style:family="text">
      <style:text-properties style:text-underline-style="none" officeooo:rsid="06c7f3f2"/>
    </style:style>
    <style:style style:name="T115" style:family="text">
      <style:text-properties style:text-underline-style="none" officeooo:rsid="06c9e2fb"/>
    </style:style>
    <style:style style:name="T116" style:family="text">
      <style:text-properties style:text-underline-style="none" officeooo:rsid="06cbb01a"/>
    </style:style>
    <style:style style:name="T117" style:family="text">
      <style:text-properties style:text-underline-style="none" officeooo:rsid="06cd4d7b"/>
    </style:style>
    <style:style style:name="T118" style:family="text">
      <style:text-properties style:text-underline-style="none" officeooo:rsid="06ee9325"/>
    </style:style>
    <style:style style:name="T119" style:family="text">
      <style:text-properties style:text-underline-style="none" officeooo:rsid="070deff3"/>
    </style:style>
    <style:style style:name="T120" style:family="text">
      <style:text-properties style:text-underline-style="none" officeooo:rsid="070e5264"/>
    </style:style>
    <style:style style:name="T121" style:family="text">
      <style:text-properties style:text-underline-style="none" officeooo:rsid="070f1da8"/>
    </style:style>
    <style:style style:name="T122" style:family="text">
      <style:text-properties style:text-underline-style="none" officeooo:rsid="070fa95d"/>
    </style:style>
    <style:style style:name="T123" style:family="text">
      <style:text-properties style:text-underline-style="none" officeooo:rsid="07110e50"/>
    </style:style>
    <style:style style:name="T124" style:family="text">
      <style:text-properties style:text-underline-style="none" officeooo:rsid="07127157"/>
    </style:style>
    <style:style style:name="T125" style:family="text">
      <style:text-properties style:text-underline-style="none" officeooo:rsid="07146f64"/>
    </style:style>
    <style:style style:name="T126" style:family="text">
      <style:text-properties style:text-underline-style="none" officeooo:rsid="07152948"/>
    </style:style>
    <style:style style:name="T127" style:family="text">
      <style:text-properties style:text-underline-style="none" officeooo:rsid="07154be0"/>
    </style:style>
    <style:style style:name="T128" style:family="text">
      <style:text-properties style:text-underline-style="none" officeooo:rsid="07168ce7"/>
    </style:style>
    <style:style style:name="T129" style:family="text">
      <style:text-properties style:text-underline-style="none" officeooo:rsid="0718773d"/>
    </style:style>
    <style:style style:name="T130" style:family="text">
      <style:text-properties style:text-underline-style="none" officeooo:rsid="07187d1d"/>
    </style:style>
    <style:style style:name="T131" style:family="text">
      <style:text-properties style:text-underline-style="none" officeooo:rsid="0719098b"/>
    </style:style>
    <style:style style:name="T132" style:family="text">
      <style:text-properties style:text-underline-style="none" officeooo:rsid="071990c8"/>
    </style:style>
    <style:style style:name="T133" style:family="text">
      <style:text-properties style:text-underline-style="none" officeooo:rsid="071b61ef"/>
    </style:style>
    <style:style style:name="T134" style:family="text">
      <style:text-properties style:text-underline-style="none" officeooo:rsid="071ca77f"/>
    </style:style>
    <style:style style:name="T135" style:family="text">
      <style:text-properties style:text-underline-style="none" officeooo:rsid="071d0a78"/>
    </style:style>
    <style:style style:name="T136" style:family="text">
      <style:text-properties style:text-underline-style="none" officeooo:rsid="071d81f7"/>
    </style:style>
    <style:style style:name="T137" style:family="text">
      <style:text-properties style:text-underline-style="none" officeooo:rsid="071e0799"/>
    </style:style>
    <style:style style:name="T138" style:family="text">
      <style:text-properties style:text-underline-style="none" officeooo:rsid="071e2fd0"/>
    </style:style>
    <style:style style:name="T139" style:family="text">
      <style:text-properties style:text-underline-style="none" officeooo:rsid="071fe838"/>
    </style:style>
    <style:style style:name="T140" style:family="text">
      <style:text-properties style:text-underline-style="none" officeooo:rsid="071feb35"/>
    </style:style>
    <style:style style:name="T141" style:family="text">
      <style:text-properties style:text-underline-style="none" officeooo:rsid="07221868"/>
    </style:style>
    <style:style style:name="T142" style:family="text">
      <style:text-properties style:text-underline-style="none" officeooo:rsid="0723059a"/>
    </style:style>
    <style:style style:name="T143" style:family="text">
      <style:text-properties style:text-underline-style="none" officeooo:rsid="0723a01a"/>
    </style:style>
    <style:style style:name="T144" style:family="text">
      <style:text-properties style:text-underline-style="none" officeooo:rsid="0726f379"/>
    </style:style>
    <style:style style:name="T145" style:family="text">
      <style:text-properties style:text-underline-style="none" officeooo:rsid="07369a66"/>
    </style:style>
    <style:style style:name="T146" style:family="text">
      <style:text-properties style:text-underline-style="none" officeooo:rsid="0777b120"/>
    </style:style>
    <style:style style:name="T147" style:family="text">
      <style:text-properties style:text-underline-style="none" officeooo:rsid="0779a5b8"/>
    </style:style>
    <style:style style:name="T148" style:family="text">
      <style:text-properties style:text-underline-style="none" officeooo:rsid="077b1aa7"/>
    </style:style>
    <style:style style:name="T149" style:family="text">
      <style:text-properties style:text-underline-style="none" officeooo:rsid="077b6878"/>
    </style:style>
    <style:style style:name="T150" style:family="text">
      <style:text-properties style:text-underline-style="none" officeooo:rsid="077c2a18"/>
    </style:style>
    <style:style style:name="T151" style:family="text">
      <style:text-properties style:text-underline-style="none" officeooo:rsid="077e0213"/>
    </style:style>
    <style:style style:name="T152" style:family="text">
      <style:text-properties style:text-underline-style="none" officeooo:rsid="077f4dde"/>
    </style:style>
    <style:style style:name="T153" style:family="text">
      <style:text-properties style:text-underline-style="none" officeooo:rsid="077ffd6a"/>
    </style:style>
    <style:style style:name="T154" style:family="text">
      <style:text-properties style:text-underline-style="none" officeooo:rsid="07802edb"/>
    </style:style>
    <style:style style:name="T155" style:family="text">
      <style:text-properties style:text-underline-style="none" officeooo:rsid="0780f776"/>
    </style:style>
    <style:style style:name="T156" style:family="text">
      <style:text-properties style:text-underline-style="none" officeooo:rsid="078273c0"/>
    </style:style>
    <style:style style:name="T157" style:family="text">
      <style:text-properties style:text-underline-style="none" officeooo:rsid="078439d9"/>
    </style:style>
    <style:style style:name="T158" style:family="text">
      <style:text-properties style:text-underline-style="none" officeooo:rsid="0785175b"/>
    </style:style>
    <style:style style:name="T159" style:family="text">
      <style:text-properties style:text-underline-style="none" officeooo:rsid="0786f658"/>
    </style:style>
    <style:style style:name="T160" style:family="text">
      <style:text-properties style:text-underline-style="none" officeooo:rsid="0788b964"/>
    </style:style>
    <style:style style:name="T161" style:family="text">
      <style:text-properties style:text-underline-style="none" officeooo:rsid="0789de41"/>
    </style:style>
    <style:style style:name="T162" style:family="text">
      <style:text-properties style:text-underline-style="none" officeooo:rsid="078ba402"/>
    </style:style>
    <style:style style:name="T163" style:family="text">
      <style:text-properties style:text-underline-style="none" officeooo:rsid="078d32e2"/>
    </style:style>
    <style:style style:name="T164" style:family="text">
      <style:text-properties style:text-underline-style="none" officeooo:rsid="078e9cf9"/>
    </style:style>
    <style:style style:name="T165" style:family="text">
      <style:text-properties style:text-underline-style="none" officeooo:rsid="078eaf88"/>
    </style:style>
    <style:style style:name="T166" style:family="text">
      <style:text-properties style:text-underline-style="none" officeooo:rsid="078f143a"/>
    </style:style>
    <style:style style:name="T167" style:family="text">
      <style:text-properties style:text-underline-style="none" officeooo:rsid="07902a21"/>
    </style:style>
    <style:style style:name="T168" style:family="text">
      <style:text-properties style:text-underline-style="none" officeooo:rsid="0791d5de"/>
    </style:style>
    <style:style style:name="T169" style:family="text">
      <style:text-properties style:text-underline-style="none" officeooo:rsid="0791e5cb"/>
    </style:style>
    <style:style style:name="T170" style:family="text">
      <style:text-properties style:text-underline-style="none" officeooo:rsid="07933399"/>
    </style:style>
    <style:style style:name="T171" style:family="text">
      <style:text-properties style:text-underline-style="none" officeooo:rsid="079481d6"/>
    </style:style>
    <style:style style:name="T172" style:family="text">
      <style:text-properties style:text-underline-style="none" officeooo:rsid="07966d7a"/>
    </style:style>
    <style:style style:name="T173" style:family="text">
      <style:text-properties style:text-underline-style="none" officeooo:rsid="0796f7fd"/>
    </style:style>
    <style:style style:name="T174" style:family="text">
      <style:text-properties style:text-underline-style="none" officeooo:rsid="07986e6f"/>
    </style:style>
    <style:style style:name="T175" style:family="text">
      <style:text-properties style:text-underline-style="none" officeooo:rsid="0799330f"/>
    </style:style>
    <style:style style:name="T176" style:family="text">
      <style:text-properties style:text-underline-style="none" officeooo:rsid="079a135a"/>
    </style:style>
    <style:style style:name="T177" style:family="text">
      <style:text-properties style:text-underline-style="none" officeooo:rsid="079d084c"/>
    </style:style>
    <style:style style:name="T178" style:family="text">
      <style:text-properties style:text-underline-style="none" officeooo:rsid="079d4008"/>
    </style:style>
    <style:style style:name="T179" style:family="text">
      <style:text-properties style:text-underline-style="none" officeooo:rsid="079d4817"/>
    </style:style>
    <style:style style:name="T180" style:family="text">
      <style:text-properties style:text-underline-style="none" officeooo:rsid="079f2f34"/>
    </style:style>
    <style:style style:name="T181" style:family="text">
      <style:text-properties style:text-underline-style="none" officeooo:rsid="07a064c2"/>
    </style:style>
    <style:style style:name="T182" style:family="text">
      <style:text-properties style:text-underline-style="none" officeooo:rsid="07a1d294"/>
    </style:style>
    <style:style style:name="T183" style:family="text">
      <style:text-properties style:text-underline-style="none" officeooo:rsid="07a2b1f2"/>
    </style:style>
    <style:style style:name="T184" style:family="text">
      <style:text-properties style:text-underline-style="none" officeooo:rsid="07a440f9"/>
    </style:style>
    <style:style style:name="T185" style:family="text">
      <style:text-properties style:text-underline-style="none" officeooo:rsid="07a459ef"/>
    </style:style>
    <style:style style:name="T186" style:family="text">
      <style:text-properties style:text-underline-style="none" officeooo:rsid="07a5a036"/>
    </style:style>
    <style:style style:name="T187" style:family="text">
      <style:text-properties style:text-underline-style="none" officeooo:rsid="07aa5927"/>
    </style:style>
    <style:style style:name="T188" style:family="text">
      <style:text-properties style:text-underline-style="none" officeooo:rsid="07aba4f0"/>
    </style:style>
    <style:style style:name="T189" style:family="text">
      <style:text-properties style:text-underline-style="none" officeooo:rsid="07ad4dbc"/>
    </style:style>
    <style:style style:name="T190" style:family="text">
      <style:text-properties style:text-underline-style="none" officeooo:rsid="07add0fd"/>
    </style:style>
    <style:style style:name="T191" style:family="text">
      <style:text-properties style:text-underline-style="none" officeooo:rsid="07af34aa"/>
    </style:style>
    <style:style style:name="T192" style:family="text">
      <style:text-properties style:text-underline-style="none" officeooo:rsid="07af748f"/>
    </style:style>
    <style:style style:name="T193" style:family="text">
      <style:text-properties style:text-underline-style="none" officeooo:rsid="07b13a6c"/>
    </style:style>
    <style:style style:name="T194" style:family="text">
      <style:text-properties style:text-underline-style="none" officeooo:rsid="07b281c6"/>
    </style:style>
    <style:style style:name="T195" style:family="text">
      <style:text-properties style:text-underline-style="none" officeooo:rsid="07b43b4b"/>
    </style:style>
    <style:style style:name="T196" style:family="text">
      <style:text-properties style:text-underline-style="none" officeooo:rsid="07b5d9ba"/>
    </style:style>
    <style:style style:name="T197" style:family="text">
      <style:text-properties style:text-underline-style="none" officeooo:rsid="07b73848"/>
    </style:style>
    <style:style style:name="T198" style:family="text">
      <style:text-properties style:text-underline-style="none" officeooo:rsid="07b76dae"/>
    </style:style>
    <style:style style:name="T199" style:family="text">
      <style:text-properties style:text-underline-style="none" officeooo:rsid="07b831f2"/>
    </style:style>
    <style:style style:name="T200" style:family="text">
      <style:text-properties style:text-underline-style="none" officeooo:rsid="07b9e7d9"/>
    </style:style>
    <style:style style:name="T201" style:family="text">
      <style:text-properties style:text-underline-style="none" officeooo:rsid="07bacefc"/>
    </style:style>
    <style:style style:name="T202" style:family="text">
      <style:text-properties style:text-underline-style="none" officeooo:rsid="07badc0e"/>
    </style:style>
    <style:style style:name="T203" style:family="text">
      <style:text-properties style:text-underline-style="none" officeooo:rsid="07bbda99"/>
    </style:style>
    <style:style style:name="T204" style:family="text">
      <style:text-properties style:text-underline-style="none" officeooo:rsid="07bc5146"/>
    </style:style>
    <style:style style:name="T205" style:family="text">
      <style:text-properties style:text-underline-style="none" officeooo:rsid="07be048f"/>
    </style:style>
    <style:style style:name="T206" style:family="text">
      <style:text-properties style:text-underline-style="none" officeooo:rsid="07bf7fa9"/>
    </style:style>
    <style:style style:name="T207" style:family="text">
      <style:text-properties style:text-underline-style="none" officeooo:rsid="07bf94d5"/>
    </style:style>
    <style:style style:name="T208" style:family="text">
      <style:text-properties style:text-underline-style="none" officeooo:rsid="07c03c01"/>
    </style:style>
    <style:style style:name="T209" style:family="text">
      <style:text-properties style:text-underline-style="none" officeooo:rsid="07c0be17"/>
    </style:style>
    <style:style style:name="T210" style:family="text">
      <style:text-properties style:text-underline-style="none" officeooo:rsid="07c26792"/>
    </style:style>
    <style:style style:name="T211" style:family="text">
      <style:text-properties style:text-underline-style="none" officeooo:rsid="07c54b9b"/>
    </style:style>
    <style:style style:name="T212" style:family="text">
      <style:text-properties style:text-underline-style="none" officeooo:rsid="07c5feea"/>
    </style:style>
    <style:style style:name="T213" style:family="text">
      <style:text-properties style:text-underline-style="none" officeooo:rsid="07c629e8"/>
    </style:style>
    <style:style style:name="T214" style:family="text">
      <style:text-properties style:text-underline-style="none" officeooo:rsid="07c6edab"/>
    </style:style>
    <style:style style:name="T215" style:family="text">
      <style:text-properties style:text-underline-style="none" officeooo:rsid="07c8c893"/>
    </style:style>
    <style:style style:name="T216" style:family="text">
      <style:text-properties style:text-underline-style="none" officeooo:rsid="07caadaa"/>
    </style:style>
    <style:style style:name="T217" style:family="text">
      <style:text-properties style:text-underline-style="none" officeooo:rsid="07cb5797"/>
    </style:style>
    <style:style style:name="T218" style:family="text">
      <style:text-properties style:text-underline-style="none" officeooo:rsid="07cb9de5"/>
    </style:style>
    <style:style style:name="T219" style:family="text">
      <style:text-properties style:text-underline-style="none" officeooo:rsid="07cdeafb"/>
    </style:style>
    <style:style style:name="T220" style:family="text">
      <style:text-properties style:text-underline-style="none" officeooo:rsid="07cfe82f"/>
    </style:style>
    <style:style style:name="T221" style:family="text">
      <style:text-properties style:text-underline-style="none" officeooo:rsid="07d00bf9"/>
    </style:style>
    <style:style style:name="T222" style:family="text">
      <style:text-properties style:text-underline-style="none" officeooo:rsid="07d0b1b2"/>
    </style:style>
    <style:style style:name="T223" style:family="text">
      <style:text-properties style:text-underline-style="none" officeooo:rsid="07d0d4db"/>
    </style:style>
    <style:style style:name="T224" style:family="text">
      <style:text-properties style:text-underline-style="none" officeooo:rsid="07d1ca2b"/>
    </style:style>
    <style:style style:name="T225" style:family="text">
      <style:text-properties style:text-underline-style="none" officeooo:rsid="07d1fa21"/>
    </style:style>
    <style:style style:name="T226" style:family="text">
      <style:text-properties style:text-underline-style="none" officeooo:rsid="07d2e070"/>
    </style:style>
    <style:style style:name="T227" style:family="text">
      <style:text-properties style:text-underline-style="none" officeooo:rsid="07d450bd"/>
    </style:style>
    <style:style style:name="T228" style:family="text">
      <style:text-properties style:text-underline-style="none" officeooo:rsid="07d64b40"/>
    </style:style>
    <style:style style:name="T229" style:family="text">
      <style:text-properties style:text-underline-style="none" officeooo:rsid="07d6c6ab"/>
    </style:style>
    <style:style style:name="T230" style:family="text">
      <style:text-properties style:text-underline-style="none" officeooo:rsid="07d8bf46"/>
    </style:style>
    <style:style style:name="T231" style:family="text">
      <style:text-properties style:text-underline-style="none" officeooo:rsid="07d8cb6a"/>
    </style:style>
    <style:style style:name="T232" style:family="text">
      <style:text-properties style:text-underline-style="none" officeooo:rsid="07d9d49b"/>
    </style:style>
    <style:style style:name="T233" style:family="text">
      <style:text-properties style:text-underline-style="none" officeooo:rsid="07da9b6e"/>
    </style:style>
    <style:style style:name="T234" style:family="text">
      <style:text-properties style:text-underline-style="none" officeooo:rsid="07dbda18"/>
    </style:style>
    <style:style style:name="T235" style:family="text">
      <style:text-properties style:text-underline-style="none" officeooo:rsid="07dd6e9e"/>
    </style:style>
    <style:style style:name="T236" style:family="text">
      <style:text-properties style:text-underline-style="none" officeooo:rsid="07df0436"/>
    </style:style>
    <style:style style:name="T237" style:family="text">
      <style:text-properties style:text-underline-style="none" officeooo:rsid="07dfe293"/>
    </style:style>
    <style:style style:name="T238" style:family="text">
      <style:text-properties style:text-underline-style="none" officeooo:rsid="07ec42bc"/>
    </style:style>
    <style:style style:name="T239" style:family="text">
      <style:text-properties style:text-underline-style="none" officeooo:rsid="080fcea5"/>
    </style:style>
    <style:style style:name="T240" style:family="text">
      <style:text-properties style:text-underline-style="none" officeooo:rsid="08108843"/>
    </style:style>
    <style:style style:name="T241" style:family="text">
      <style:text-properties style:text-underline-style="none" officeooo:rsid="0811f9b6"/>
    </style:style>
    <style:style style:name="T242" style:family="text">
      <style:text-properties style:text-underline-style="none" officeooo:rsid="0813903b"/>
    </style:style>
    <style:style style:name="T243" style:family="text">
      <style:text-properties style:text-underline-style="none" officeooo:rsid="08142507"/>
    </style:style>
    <style:style style:name="T244" style:family="text">
      <style:text-properties style:text-underline-style="none" officeooo:rsid="08145859"/>
    </style:style>
    <style:style style:name="T245" style:family="text">
      <style:text-properties style:text-underline-style="none" officeooo:rsid="0815bffa"/>
    </style:style>
    <style:style style:name="T246" style:family="text">
      <style:text-properties style:text-underline-style="none" officeooo:rsid="0817b363"/>
    </style:style>
    <style:style style:name="T247" style:family="text">
      <style:text-properties style:text-underline-style="none" officeooo:rsid="0818383f"/>
    </style:style>
    <style:style style:name="T248" style:family="text">
      <style:text-properties style:text-underline-style="none" officeooo:rsid="0819fe8b"/>
    </style:style>
    <style:style style:name="T249" style:family="text">
      <style:text-properties style:text-underline-style="none" officeooo:rsid="081b261a"/>
    </style:style>
    <style:style style:name="T250" style:family="text">
      <style:text-properties style:text-underline-style="none" officeooo:rsid="081b49e2"/>
    </style:style>
    <style:style style:name="T251" style:family="text">
      <style:text-properties style:text-underline-style="none" officeooo:rsid="081d235e"/>
    </style:style>
    <style:style style:name="T252" style:family="text">
      <style:text-properties style:text-underline-style="none" officeooo:rsid="081dd5dc"/>
    </style:style>
    <style:style style:name="T253" style:family="text">
      <style:text-properties style:text-underline-style="none" officeooo:rsid="081f1529"/>
    </style:style>
    <style:style style:name="T254" style:family="text">
      <style:text-properties style:text-underline-style="none" officeooo:rsid="0820f5ac"/>
    </style:style>
    <style:style style:name="T255" style:family="text">
      <style:text-properties style:text-underline-style="none" officeooo:rsid="0822b962"/>
    </style:style>
    <style:style style:name="T256" style:family="text">
      <style:text-properties style:text-underline-style="none" officeooo:rsid="0824a4b0"/>
    </style:style>
    <style:style style:name="T257" style:family="text">
      <style:text-properties style:text-underline-style="none" officeooo:rsid="0824c653"/>
    </style:style>
    <style:style style:name="T258" style:family="text">
      <style:text-properties style:text-underline-style="none" officeooo:rsid="082572b3"/>
    </style:style>
    <style:style style:name="T259" style:family="text">
      <style:text-properties style:text-underline-style="none" officeooo:rsid="08271975"/>
    </style:style>
    <style:style style:name="T260" style:family="text">
      <style:text-properties style:text-underline-style="none" officeooo:rsid="082727b7"/>
    </style:style>
    <style:style style:name="T261" style:family="text">
      <style:text-properties style:text-underline-style="none" officeooo:rsid="08291070"/>
    </style:style>
    <style:style style:name="T262" style:family="text">
      <style:text-properties style:text-underline-style="none" officeooo:rsid="08295584"/>
    </style:style>
    <style:style style:name="T263" style:family="text">
      <style:text-properties style:text-underline-style="none" officeooo:rsid="082b2082"/>
    </style:style>
    <style:style style:name="T264" style:family="text">
      <style:text-properties style:text-underline-style="none" officeooo:rsid="082d1aa6"/>
    </style:style>
    <style:style style:name="T265" style:family="text">
      <style:text-properties style:text-underline-style="none" officeooo:rsid="082e785d"/>
    </style:style>
    <style:style style:name="T266" style:family="text">
      <style:text-properties style:text-underline-style="none" officeooo:rsid="08305034"/>
    </style:style>
    <style:style style:name="T267" style:family="text">
      <style:text-properties style:text-underline-style="none" officeooo:rsid="0830bb74"/>
    </style:style>
    <style:style style:name="T268" style:family="text">
      <style:text-properties style:text-underline-style="none" officeooo:rsid="0831581e"/>
    </style:style>
    <style:style style:name="T269" style:family="text">
      <style:text-properties style:text-underline-style="none" officeooo:rsid="083315e4"/>
    </style:style>
    <style:style style:name="T270" style:family="text">
      <style:text-properties style:text-underline-style="none" officeooo:rsid="08335611"/>
    </style:style>
    <style:style style:name="T271" style:family="text">
      <style:text-properties style:text-underline-style="none" officeooo:rsid="08347a43"/>
    </style:style>
    <style:style style:name="T272" style:family="text">
      <style:text-properties style:text-underline-style="none" officeooo:rsid="0835423f"/>
    </style:style>
    <style:style style:name="T273" style:family="text">
      <style:text-properties style:text-underline-style="none" officeooo:rsid="0840d31e"/>
    </style:style>
    <style:style style:name="T274" style:family="text">
      <style:text-properties style:text-underline-style="none" officeooo:rsid="08430bb8"/>
    </style:style>
    <style:style style:name="T275" style:family="text">
      <style:text-properties style:text-underline-style="none" officeooo:rsid="08457bfd"/>
    </style:style>
    <style:style style:name="T276" style:family="text">
      <style:text-properties style:text-underline-style="none" officeooo:rsid="084807a5"/>
    </style:style>
    <style:style style:name="T277" style:family="text">
      <style:text-properties style:text-underline-style="none" officeooo:rsid="0848dfc4"/>
    </style:style>
    <style:style style:name="T278" style:family="text">
      <style:text-properties style:text-underline-style="none" officeooo:rsid="0849251d"/>
    </style:style>
    <style:style style:name="T279" style:family="text">
      <style:text-properties style:text-underline-style="none" officeooo:rsid="08492e89"/>
    </style:style>
    <style:style style:name="T280" style:family="text">
      <style:text-properties style:text-underline-style="none" officeooo:rsid="084a4ed6"/>
    </style:style>
    <style:style style:name="T281" style:family="text">
      <style:text-properties style:text-underline-style="none" officeooo:rsid="084b056a"/>
    </style:style>
    <style:style style:name="T282" style:family="text">
      <style:text-properties style:text-underline-style="none" officeooo:rsid="084b2b3e"/>
    </style:style>
    <style:style style:name="T283" style:family="text">
      <style:text-properties style:text-underline-style="none" officeooo:rsid="084b851a"/>
    </style:style>
    <style:style style:name="T284" style:family="text">
      <style:text-properties style:text-underline-style="none" officeooo:rsid="084c363c"/>
    </style:style>
    <style:style style:name="T285" style:family="text">
      <style:text-properties style:text-underline-style="none" officeooo:rsid="084e2574"/>
    </style:style>
    <style:style style:name="T286" style:family="text">
      <style:text-properties style:text-underline-style="none" officeooo:rsid="084f2b0a"/>
    </style:style>
    <style:style style:name="T287" style:family="text">
      <style:text-properties style:text-underline-style="none" officeooo:rsid="085064f1"/>
    </style:style>
    <style:style style:name="T288" style:family="text">
      <style:text-properties style:text-underline-style="none" officeooo:rsid="08512d7c"/>
    </style:style>
    <style:style style:name="T289" style:family="text">
      <style:text-properties style:text-underline-style="none" officeooo:rsid="0852cd95"/>
    </style:style>
    <style:style style:name="T290" style:family="text">
      <style:text-properties style:text-underline-style="none" officeooo:rsid="08539137"/>
    </style:style>
    <style:style style:name="T291" style:family="text">
      <style:text-properties style:text-underline-style="none" officeooo:rsid="085540a2"/>
    </style:style>
    <style:style style:name="T292" style:family="text">
      <style:text-properties style:text-underline-style="none" officeooo:rsid="085721d3"/>
    </style:style>
    <style:style style:name="T293" style:family="text">
      <style:text-properties style:text-underline-style="none" officeooo:rsid="08576db4"/>
    </style:style>
    <style:style style:name="T294" style:family="text">
      <style:text-properties style:text-underline-style="none" officeooo:rsid="0858116e"/>
    </style:style>
    <style:style style:name="T295" style:family="text">
      <style:text-properties style:text-underline-style="none" officeooo:rsid="0859ec82"/>
    </style:style>
    <style:style style:name="T296" style:family="text">
      <style:text-properties style:text-underline-style="none" officeooo:rsid="085bbb76"/>
    </style:style>
    <style:style style:name="T297" style:family="text">
      <style:text-properties style:text-underline-style="none" officeooo:rsid="085bbd26"/>
    </style:style>
    <style:style style:name="T298" style:family="text">
      <style:text-properties style:text-underline-style="none" officeooo:rsid="085c2de0"/>
    </style:style>
    <style:style style:name="T299" style:family="text">
      <style:text-properties style:text-underline-style="none" officeooo:rsid="085d52f9"/>
    </style:style>
    <style:style style:name="T300" style:family="text">
      <style:text-properties style:text-underline-style="none" officeooo:rsid="085f0ac3"/>
    </style:style>
    <style:style style:name="T301" style:family="text">
      <style:text-properties style:text-underline-style="none" officeooo:rsid="086090f3"/>
    </style:style>
    <style:style style:name="T302" style:family="text">
      <style:text-properties style:text-underline-style="none" officeooo:rsid="08620eff"/>
    </style:style>
    <style:style style:name="T303" style:family="text">
      <style:text-properties style:text-underline-style="none" officeooo:rsid="08622fc5"/>
    </style:style>
    <style:style style:name="T304" style:family="text">
      <style:text-properties style:text-underline-style="none" officeooo:rsid="0862ade4"/>
    </style:style>
    <style:style style:name="T305" style:family="text">
      <style:text-properties style:text-underline-style="none" officeooo:rsid="086488d2"/>
    </style:style>
    <style:style style:name="T306" style:family="text">
      <style:text-properties style:text-underline-style="none" officeooo:rsid="086565cb"/>
    </style:style>
    <style:style style:name="T307" style:family="text">
      <style:text-properties style:text-underline-style="none" officeooo:rsid="08671107"/>
    </style:style>
    <style:style style:name="T308" style:family="text">
      <style:text-properties style:text-underline-style="none" officeooo:rsid="0867a72f"/>
    </style:style>
    <style:style style:name="T309" style:family="text">
      <style:text-properties style:text-underline-style="none" officeooo:rsid="0868dba6"/>
    </style:style>
    <style:style style:name="T310" style:family="text">
      <style:text-properties style:text-underline-style="none" officeooo:rsid="086a34c8"/>
    </style:style>
    <style:style style:name="T311" style:family="text">
      <style:text-properties style:text-underline-style="none" officeooo:rsid="086bfe85"/>
    </style:style>
    <style:style style:name="T312" style:family="text">
      <style:text-properties style:text-underline-style="none" officeooo:rsid="086d8482"/>
    </style:style>
    <style:style style:name="T313" style:family="text">
      <style:text-properties style:text-underline-style="none" officeooo:rsid="086fb024"/>
    </style:style>
    <style:style style:name="T314" style:family="text">
      <style:text-properties style:text-underline-style="none" officeooo:rsid="0870af03"/>
    </style:style>
    <style:style style:name="T315" style:family="text">
      <style:text-properties style:text-underline-style="none" officeooo:rsid="0871a6ed"/>
    </style:style>
    <style:style style:name="T316" style:family="text">
      <style:text-properties style:text-underline-style="none" officeooo:rsid="0872c599"/>
    </style:style>
    <style:style style:name="T317" style:family="text">
      <style:text-properties style:text-underline-style="none" officeooo:rsid="0872d352"/>
    </style:style>
    <style:style style:name="T318" style:family="text">
      <style:text-properties style:text-underline-style="none" officeooo:rsid="0874c5f7"/>
    </style:style>
    <style:style style:name="T319" style:family="text">
      <style:text-properties style:text-underline-style="none" officeooo:rsid="08756eda"/>
    </style:style>
    <style:style style:name="T320" style:family="text">
      <style:text-properties style:text-underline-style="none" officeooo:rsid="08771277"/>
    </style:style>
    <style:style style:name="T321" style:family="text">
      <style:text-properties style:text-underline-style="none" officeooo:rsid="087745b2"/>
    </style:style>
    <style:style style:name="T322" style:family="text">
      <style:text-properties style:text-underline-style="none" officeooo:rsid="08781348"/>
    </style:style>
    <style:style style:name="T323" style:family="text">
      <style:text-properties style:text-underline-style="none" officeooo:rsid="08783c66"/>
    </style:style>
    <style:style style:name="T324" style:family="text">
      <style:text-properties style:text-underline-style="none" officeooo:rsid="087941ad"/>
    </style:style>
    <style:style style:name="T325" style:family="text">
      <style:text-properties style:text-underline-style="none" officeooo:rsid="08799431"/>
    </style:style>
    <style:style style:name="T326" style:family="text">
      <style:text-properties style:text-underline-style="none" officeooo:rsid="087d8cd5"/>
    </style:style>
    <style:style style:name="T327" style:family="text">
      <style:text-properties style:text-underline-style="none" officeooo:rsid="087e3037"/>
    </style:style>
    <style:style style:name="T328" style:family="text">
      <style:text-properties style:text-underline-style="none" officeooo:rsid="087fcecd"/>
    </style:style>
    <style:style style:name="T329" style:family="text">
      <style:text-properties style:text-underline-style="none" officeooo:rsid="088138a4"/>
    </style:style>
    <style:style style:name="T330" style:family="text">
      <style:text-properties style:text-underline-style="none" officeooo:rsid="0882e412"/>
    </style:style>
    <style:style style:name="T331" style:family="text">
      <style:text-properties style:text-underline-style="none" officeooo:rsid="08864a8d"/>
    </style:style>
    <style:style style:name="T332" style:family="text">
      <style:text-properties style:text-underline-style="none" officeooo:rsid="08877f31"/>
    </style:style>
    <style:style style:name="T333" style:family="text">
      <style:text-properties style:text-underline-style="none" officeooo:rsid="0887a440"/>
    </style:style>
    <style:style style:name="T334" style:family="text">
      <style:text-properties style:text-underline-style="none" officeooo:rsid="088890b1"/>
    </style:style>
    <style:style style:name="T335" style:family="text">
      <style:text-properties style:text-underline-style="none" officeooo:rsid="088987bf"/>
    </style:style>
    <style:style style:name="T336" style:family="text">
      <style:text-properties style:text-underline-style="none" officeooo:rsid="088adf97"/>
    </style:style>
    <style:style style:name="T337" style:family="text">
      <style:text-properties style:text-underline-style="none" officeooo:rsid="088c766f"/>
    </style:style>
    <style:style style:name="T338" style:family="text">
      <style:text-properties style:text-underline-style="none" officeooo:rsid="088d2cc5"/>
    </style:style>
    <style:style style:name="T339" style:family="text">
      <style:text-properties style:text-underline-style="none" officeooo:rsid="08908855"/>
    </style:style>
    <style:style style:name="T340" style:family="text">
      <style:text-properties style:text-underline-style="none" officeooo:rsid="089115ae"/>
    </style:style>
    <style:style style:name="T341" style:family="text">
      <style:text-properties style:text-underline-style="none" officeooo:rsid="08912232"/>
    </style:style>
    <style:style style:name="T342" style:family="text">
      <style:text-properties style:text-underline-style="none" officeooo:rsid="0892dbbd"/>
    </style:style>
    <style:style style:name="T343" style:family="text">
      <style:text-properties style:text-underline-style="none" officeooo:rsid="08956de5"/>
    </style:style>
    <style:style style:name="T344" style:family="text">
      <style:text-properties style:text-underline-style="none" officeooo:rsid="0896c9e2"/>
    </style:style>
    <style:style style:name="T345" style:family="text">
      <style:text-properties style:text-underline-style="none" officeooo:rsid="0897d9d7"/>
    </style:style>
    <style:style style:name="T346" style:family="text">
      <style:text-properties style:text-underline-style="none" officeooo:rsid="0899a896"/>
    </style:style>
    <style:style style:name="T347" style:family="text">
      <style:text-properties style:text-underline-style="none" officeooo:rsid="089b4131"/>
    </style:style>
    <style:style style:name="T348" style:family="text">
      <style:text-properties style:text-underline-style="none" officeooo:rsid="089c3c28"/>
    </style:style>
    <style:style style:name="T349" style:family="text">
      <style:text-properties style:text-underline-style="none" officeooo:rsid="089e2832"/>
    </style:style>
    <style:style style:name="T350" style:family="text">
      <style:text-properties style:text-underline-style="none" officeooo:rsid="089fde9a"/>
    </style:style>
    <style:style style:name="T351" style:family="text">
      <style:text-properties style:text-underline-style="none" officeooo:rsid="08a1b50a"/>
    </style:style>
    <style:style style:name="T352" style:family="text">
      <style:text-properties style:text-underline-style="none" officeooo:rsid="08a20e4c"/>
    </style:style>
    <style:style style:name="T353" style:family="text">
      <style:text-properties style:text-underline-style="none" officeooo:rsid="08a263ea"/>
    </style:style>
    <style:style style:name="T354" style:family="text">
      <style:text-properties style:text-underline-style="none" officeooo:rsid="08a32c99"/>
    </style:style>
    <style:style style:name="T355" style:family="text">
      <style:text-properties style:text-underline-style="none" officeooo:rsid="08a47e05"/>
    </style:style>
    <style:style style:name="T356" style:family="text">
      <style:text-properties style:text-underline-style="none" officeooo:rsid="08a5c116"/>
    </style:style>
    <style:style style:name="T357" style:family="text">
      <style:text-properties style:text-underline-style="none" officeooo:rsid="08a615cb"/>
    </style:style>
    <style:style style:name="T358" style:family="text">
      <style:text-properties style:text-underline-style="none" officeooo:rsid="08a78b34"/>
    </style:style>
    <style:style style:name="T359" style:family="text">
      <style:text-properties style:text-underline-style="none" officeooo:rsid="08a94d1f"/>
    </style:style>
    <style:style style:name="T360" style:family="text">
      <style:text-properties style:text-underline-style="none" officeooo:rsid="08a9b614"/>
    </style:style>
    <style:style style:name="T361" style:family="text">
      <style:text-properties style:text-underline-style="none" officeooo:rsid="08aac38d"/>
    </style:style>
    <style:style style:name="T362" style:family="text">
      <style:text-properties style:text-underline-style="none" officeooo:rsid="08ac858c"/>
    </style:style>
    <style:style style:name="T363" style:family="text">
      <style:text-properties style:text-underline-style="none" officeooo:rsid="08ae3125"/>
    </style:style>
    <style:style style:name="T364" style:family="text">
      <style:text-properties style:text-underline-style="none" officeooo:rsid="08ae8018"/>
    </style:style>
    <style:style style:name="T365" style:family="text">
      <style:text-properties style:text-underline-style="none" officeooo:rsid="08afd8b4"/>
    </style:style>
    <style:style style:name="T366" style:family="text">
      <style:text-properties style:text-underline-style="none" officeooo:rsid="08b290b5"/>
    </style:style>
    <style:style style:name="T367" style:family="text">
      <style:text-properties style:text-underline-style="none" officeooo:rsid="08b2f438"/>
    </style:style>
    <style:style style:name="T368" style:family="text">
      <style:text-properties style:text-underline-style="none" officeooo:rsid="08b494c7"/>
    </style:style>
    <style:style style:name="T369" style:family="text">
      <style:text-properties style:text-underline-style="none" officeooo:rsid="08b6802e"/>
    </style:style>
    <style:style style:name="T370" style:family="text">
      <style:text-properties style:text-underline-style="none" officeooo:rsid="08b867bf"/>
    </style:style>
    <style:style style:name="T371" style:family="text">
      <style:text-properties style:text-underline-style="none" officeooo:rsid="08b98c5e"/>
    </style:style>
    <style:style style:name="T372" style:family="text">
      <style:text-properties style:text-underline-style="none" officeooo:rsid="08ba7a5e"/>
    </style:style>
    <style:style style:name="T373" style:family="text">
      <style:text-properties style:text-underline-style="none" officeooo:rsid="08bb1a69"/>
    </style:style>
    <style:style style:name="T374" style:family="text">
      <style:text-properties style:text-underline-style="none" officeooo:rsid="08bbefeb"/>
    </style:style>
    <style:style style:name="T375" style:family="text">
      <style:text-properties style:text-underline-style="none" officeooo:rsid="08bc07a7"/>
    </style:style>
    <style:style style:name="T376" style:family="text">
      <style:text-properties style:text-underline-style="none" officeooo:rsid="08bdc114"/>
    </style:style>
    <style:style style:name="T377" style:family="text">
      <style:text-properties style:text-underline-style="none" officeooo:rsid="08bf34e3"/>
    </style:style>
    <style:style style:name="T378" style:family="text">
      <style:text-properties style:text-underline-style="none" officeooo:rsid="08c04bac"/>
    </style:style>
    <style:style style:name="T379" style:family="text">
      <style:text-properties style:text-underline-style="none" officeooo:rsid="08c1237c"/>
    </style:style>
    <style:style style:name="T380" style:family="text">
      <style:text-properties style:text-underline-style="none" officeooo:rsid="08c30d42"/>
    </style:style>
    <style:style style:name="T381" style:family="text">
      <style:text-properties style:text-underline-style="none" officeooo:rsid="08c4a4fc"/>
    </style:style>
    <style:style style:name="T382" style:family="text">
      <style:text-properties style:text-underline-style="none" officeooo:rsid="08c57f6f"/>
    </style:style>
    <style:style style:name="T383" style:family="text">
      <style:text-properties style:text-underline-style="none" officeooo:rsid="08c62ec8"/>
    </style:style>
    <style:style style:name="T384" style:family="text">
      <style:text-properties style:text-underline-style="none" officeooo:rsid="08c7b07b"/>
    </style:style>
    <style:style style:name="T385" style:family="text">
      <style:text-properties style:text-underline-style="none" officeooo:rsid="08c7d16f"/>
    </style:style>
    <style:style style:name="T386" style:family="text">
      <style:text-properties style:text-underline-style="none" officeooo:rsid="08c9bd5a"/>
    </style:style>
    <style:style style:name="T387" style:family="text">
      <style:text-properties style:text-underline-style="none" officeooo:rsid="08c9e087"/>
    </style:style>
    <style:style style:name="T388" style:family="text">
      <style:text-properties style:text-underline-style="none" officeooo:rsid="08cb21c2"/>
    </style:style>
    <style:style style:name="T389" style:family="text">
      <style:text-properties style:text-underline-style="none" officeooo:rsid="08cbc08a"/>
    </style:style>
    <style:style style:name="T390" style:family="text">
      <style:text-properties style:text-underline-style="none" officeooo:rsid="08cd27af"/>
    </style:style>
    <style:style style:name="T391" style:family="text">
      <style:text-properties style:text-underline-style="none" officeooo:rsid="08cefdc2"/>
    </style:style>
    <style:style style:name="T392" style:family="text">
      <style:text-properties style:text-underline-style="none" officeooo:rsid="08cf857e"/>
    </style:style>
    <style:style style:name="T393" style:family="text">
      <style:text-properties style:text-underline-style="none" officeooo:rsid="08d0fe97"/>
    </style:style>
    <style:style style:name="T394" style:family="text">
      <style:text-properties style:text-underline-style="none" officeooo:rsid="08d11e4d"/>
    </style:style>
    <style:style style:name="T395" style:family="text">
      <style:text-properties style:text-underline-style="none" officeooo:rsid="08d148b7"/>
    </style:style>
    <style:style style:name="T396" style:family="text">
      <style:text-properties style:text-underline-style="none" officeooo:rsid="08d2ae0d"/>
    </style:style>
    <style:style style:name="T397" style:family="text">
      <style:text-properties style:text-underline-style="none" officeooo:rsid="08d3504f"/>
    </style:style>
    <style:style style:name="T398" style:family="text">
      <style:text-properties style:text-underline-style="none" officeooo:rsid="08d36d4c"/>
    </style:style>
    <style:style style:name="T399" style:family="text">
      <style:text-properties style:text-underline-style="none" officeooo:rsid="08d3cd4c"/>
    </style:style>
    <style:style style:name="T400" style:family="text">
      <style:text-properties style:text-underline-style="none" officeooo:rsid="08d3fbf3"/>
    </style:style>
    <style:style style:name="T401" style:family="text">
      <style:text-properties style:text-underline-style="none" officeooo:rsid="08d5afce"/>
    </style:style>
    <style:style style:name="T402" style:family="text">
      <style:text-properties style:text-underline-style="none" officeooo:rsid="08d72c23"/>
    </style:style>
    <style:style style:name="T403" style:family="text">
      <style:text-properties style:text-underline-style="none" officeooo:rsid="08d743c7"/>
    </style:style>
    <style:style style:name="T404" style:family="text">
      <style:text-properties style:text-underline-style="none" officeooo:rsid="08d8dee1"/>
    </style:style>
    <style:style style:name="T405" style:family="text">
      <style:text-properties style:text-underline-style="none" officeooo:rsid="08da91b6"/>
    </style:style>
    <style:style style:name="T406" style:family="text">
      <style:text-properties style:text-underline-style="none" officeooo:rsid="08dbd5b8"/>
    </style:style>
    <style:style style:name="T407" style:family="text">
      <style:text-properties style:text-underline-style="none" officeooo:rsid="08dbe98a"/>
    </style:style>
    <style:style style:name="T408" style:family="text">
      <style:text-properties style:text-underline-style="none" officeooo:rsid="08dcf033"/>
    </style:style>
    <style:style style:name="T409" style:family="text">
      <style:text-properties style:text-underline-style="none" officeooo:rsid="08de1fda"/>
    </style:style>
    <style:style style:name="T410" style:family="text">
      <style:text-properties style:text-underline-style="none" officeooo:rsid="08df00a0"/>
    </style:style>
    <style:style style:name="T411" style:family="text">
      <style:text-properties style:text-underline-style="none" officeooo:rsid="08dfe06c"/>
    </style:style>
    <style:style style:name="T412" style:family="text">
      <style:text-properties style:text-underline-style="none" officeooo:rsid="08e1d134"/>
    </style:style>
    <style:style style:name="T413" style:family="text">
      <style:text-properties style:text-underline-style="none" officeooo:rsid="08e27a7e"/>
    </style:style>
    <style:style style:name="T414" style:family="text">
      <style:text-properties style:text-underline-style="none" officeooo:rsid="08e37b6f"/>
    </style:style>
    <style:style style:name="T415" style:family="text">
      <style:text-properties style:text-underline-style="none" officeooo:rsid="08e42cfc"/>
    </style:style>
    <style:style style:name="T416" style:family="text">
      <style:text-properties style:text-underline-style="none" officeooo:rsid="08e43be8"/>
    </style:style>
    <style:style style:name="T417" style:family="text">
      <style:text-properties style:text-underline-style="none" officeooo:rsid="08e613e3"/>
    </style:style>
    <style:style style:name="T418" style:family="text">
      <style:text-properties style:text-underline-style="none" officeooo:rsid="08e77141"/>
    </style:style>
    <style:style style:name="T419" style:family="text">
      <style:text-properties style:text-underline-style="none" officeooo:rsid="08e77358"/>
    </style:style>
    <style:style style:name="T420" style:family="text">
      <style:text-properties style:text-underline-style="none" officeooo:rsid="08e7e00d"/>
    </style:style>
    <style:style style:name="T421" style:family="text">
      <style:text-properties style:text-underline-style="none" officeooo:rsid="08e9eaf0"/>
    </style:style>
    <style:style style:name="T422" style:family="text">
      <style:text-properties style:text-underline-style="none" officeooo:rsid="08eb24f4"/>
    </style:style>
    <style:style style:name="T423" style:family="text">
      <style:text-properties style:text-underline-style="none" officeooo:rsid="08eca3b6"/>
    </style:style>
    <style:style style:name="T424" style:family="text">
      <style:text-properties style:text-underline-style="none" officeooo:rsid="08ed44e2"/>
    </style:style>
    <style:style style:name="T425" style:family="text">
      <style:text-properties style:text-underline-style="none" officeooo:rsid="08ef3edc"/>
    </style:style>
    <style:style style:name="T426" style:family="text">
      <style:text-properties style:text-underline-style="none" officeooo:rsid="08f0148c"/>
    </style:style>
    <style:style style:name="T427" style:family="text">
      <style:text-properties style:text-underline-style="none" officeooo:rsid="08f10cf4"/>
    </style:style>
    <style:style style:name="T428" style:family="text">
      <style:text-properties style:text-underline-style="none" officeooo:rsid="08f1ca0e"/>
    </style:style>
    <style:style style:name="T429" style:family="text">
      <style:text-properties style:text-underline-style="none" officeooo:rsid="08f1eda8"/>
    </style:style>
    <style:style style:name="T430" style:family="text">
      <style:text-properties style:text-underline-style="none" officeooo:rsid="08f22b38"/>
    </style:style>
    <style:style style:name="T431" style:family="text">
      <style:text-properties style:text-underline-style="none" officeooo:rsid="08f28a4e"/>
    </style:style>
    <style:style style:name="T432" style:family="text">
      <style:text-properties style:text-underline-style="none" officeooo:rsid="08f32464"/>
    </style:style>
    <style:style style:name="T433" style:family="text">
      <style:text-properties style:text-underline-style="none" officeooo:rsid="08f51230"/>
    </style:style>
    <style:style style:name="T434" style:family="text">
      <style:text-properties style:text-underline-style="none" officeooo:rsid="08f640d8"/>
    </style:style>
    <style:style style:name="T435" style:family="text">
      <style:text-properties style:text-underline-style="none" officeooo:rsid="08f68750"/>
    </style:style>
    <style:style style:name="T436" style:family="text">
      <style:text-properties style:text-underline-style="none" officeooo:rsid="08f7965b"/>
    </style:style>
    <style:style style:name="T437" style:family="text">
      <style:text-properties style:text-underline-style="none" officeooo:rsid="08f98288"/>
    </style:style>
    <style:style style:name="T438" style:family="text">
      <style:text-properties style:text-underline-style="none" officeooo:rsid="08f9d1ef"/>
    </style:style>
    <style:style style:name="T439" style:family="text">
      <style:text-properties style:text-underline-style="none" officeooo:rsid="08fa9801"/>
    </style:style>
    <style:style style:name="T440" style:family="text">
      <style:text-properties style:text-underline-style="none" officeooo:rsid="08fbdd43"/>
    </style:style>
    <style:style style:name="T441" style:family="text">
      <style:text-properties style:text-underline-style="none" officeooo:rsid="08fc4863"/>
    </style:style>
    <style:style style:name="T442" style:family="text">
      <style:text-properties style:text-underline-style="none" officeooo:rsid="08fd8071"/>
    </style:style>
    <style:style style:name="T443" style:family="text">
      <style:text-properties style:text-underline-style="none" officeooo:rsid="08ff400a"/>
    </style:style>
    <style:style style:name="T444" style:family="text">
      <style:text-properties style:text-underline-style="none" officeooo:rsid="0900c348"/>
    </style:style>
    <style:style style:name="T445" style:family="text">
      <style:text-properties style:text-underline-style="none" officeooo:rsid="0900cfb2"/>
    </style:style>
    <style:style style:name="T446" style:family="text">
      <style:text-properties style:text-underline-style="none" officeooo:rsid="0901e916"/>
    </style:style>
    <style:style style:name="T447" style:family="text">
      <style:text-properties style:text-underline-style="none" officeooo:rsid="0902495c"/>
    </style:style>
    <style:style style:name="T448" style:family="text">
      <style:text-properties style:text-underline-style="none" officeooo:rsid="09030071"/>
    </style:style>
    <style:style style:name="T449" style:family="text">
      <style:text-properties style:text-underline-style="none" officeooo:rsid="0904b944"/>
    </style:style>
    <style:style style:name="T450" style:family="text">
      <style:text-properties style:text-underline-style="none" officeooo:rsid="090524fe"/>
    </style:style>
    <style:style style:name="T451" style:family="text">
      <style:text-properties style:text-underline-style="none" officeooo:rsid="090571c3"/>
    </style:style>
    <style:style style:name="T452" style:family="text">
      <style:text-properties style:text-underline-style="none" officeooo:rsid="09059acf"/>
    </style:style>
    <style:style style:name="T453" style:family="text">
      <style:text-properties style:text-underline-style="none" officeooo:rsid="090776f1"/>
    </style:style>
    <style:style style:name="T454" style:family="text">
      <style:text-properties style:text-underline-style="none" officeooo:rsid="0908c381"/>
    </style:style>
    <style:style style:name="T455" style:family="text">
      <style:text-properties style:text-underline-style="none" officeooo:rsid="090a10b9"/>
    </style:style>
    <style:style style:name="T456" style:family="text">
      <style:text-properties style:text-underline-style="none" officeooo:rsid="090a1cb6"/>
    </style:style>
    <style:style style:name="T457" style:family="text">
      <style:text-properties style:text-underline-style="none" officeooo:rsid="090a6e7e"/>
    </style:style>
    <style:style style:name="T458" style:family="text">
      <style:text-properties style:text-underline-style="none" officeooo:rsid="090c6a79"/>
    </style:style>
    <style:style style:name="T459" style:family="text">
      <style:text-properties style:text-underline-style="none" officeooo:rsid="090e3fce"/>
    </style:style>
    <style:style style:name="T460" style:family="text">
      <style:text-properties style:text-underline-style="none" officeooo:rsid="090e420b"/>
    </style:style>
    <style:style style:name="T461" style:family="text">
      <style:text-properties style:text-underline-style="none" officeooo:rsid="090ee313"/>
    </style:style>
    <style:style style:name="T462" style:family="text">
      <style:text-properties style:text-underline-style="none" officeooo:rsid="09106c99"/>
    </style:style>
    <style:style style:name="T463" style:family="text">
      <style:text-properties style:text-underline-style="none" officeooo:rsid="0910c116"/>
    </style:style>
    <style:style style:name="T464" style:family="text">
      <style:text-properties style:text-underline-style="none" officeooo:rsid="0912848f"/>
    </style:style>
    <style:style style:name="T465" style:family="text">
      <style:text-properties style:text-underline-style="none" officeooo:rsid="0915fb7b"/>
    </style:style>
    <style:style style:name="T466" style:family="text">
      <style:text-properties style:text-underline-style="none" officeooo:rsid="091777e1"/>
    </style:style>
    <style:style style:name="T467" style:family="text">
      <style:text-properties style:text-underline-style="none" officeooo:rsid="0918e083"/>
    </style:style>
    <style:style style:name="T468" style:family="text">
      <style:text-properties style:text-underline-style="none" officeooo:rsid="0918fd17"/>
    </style:style>
    <style:style style:name="T469" style:family="text">
      <style:text-properties style:text-underline-style="none" officeooo:rsid="09194851"/>
    </style:style>
    <style:style style:name="T470" style:family="text">
      <style:text-properties style:text-underline-style="none" officeooo:rsid="0919ec27"/>
    </style:style>
    <style:style style:name="T471" style:family="text">
      <style:text-properties style:text-underline-style="none" officeooo:rsid="091a0093"/>
    </style:style>
    <style:style style:name="T472" style:family="text">
      <style:text-properties style:text-underline-style="none" officeooo:rsid="091c4b83"/>
    </style:style>
    <style:style style:name="T473" style:family="text">
      <style:text-properties style:text-underline-style="none" officeooo:rsid="091e4895"/>
    </style:style>
    <style:style style:name="T474" style:family="text">
      <style:text-properties style:text-underline-style="none" officeooo:rsid="09200452"/>
    </style:style>
    <style:style style:name="T475" style:family="text">
      <style:text-properties style:text-underline-style="none" officeooo:rsid="09201dea"/>
    </style:style>
    <style:style style:name="T476" style:family="text">
      <style:text-properties style:text-underline-style="none" officeooo:rsid="09219f26"/>
    </style:style>
    <style:style style:name="T477" style:family="text">
      <style:text-properties style:text-underline-style="none" officeooo:rsid="092376b0"/>
    </style:style>
    <style:style style:name="T478" style:family="text">
      <style:text-properties style:text-underline-style="none" officeooo:rsid="0923ce02"/>
    </style:style>
    <style:style style:name="T479" style:family="text">
      <style:text-properties style:text-underline-style="none" officeooo:rsid="09257b09"/>
    </style:style>
    <style:style style:name="T480" style:family="text">
      <style:text-properties style:text-underline-style="none" officeooo:rsid="09269ec5"/>
    </style:style>
    <style:style style:name="T481" style:family="text">
      <style:text-properties style:text-underline-style="none" officeooo:rsid="0927403f"/>
    </style:style>
    <style:style style:name="T482" style:family="text">
      <style:text-properties style:text-underline-style="none" officeooo:rsid="092744e2"/>
    </style:style>
    <style:style style:name="T483" style:family="text">
      <style:text-properties style:text-underline-style="none" officeooo:rsid="09279956"/>
    </style:style>
    <style:style style:name="T484" style:family="text">
      <style:text-properties style:text-underline-style="none" officeooo:rsid="0929733c"/>
    </style:style>
    <style:style style:name="T485" style:family="text">
      <style:text-properties style:text-underline-style="none" officeooo:rsid="092a539b"/>
    </style:style>
    <style:style style:name="T486" style:family="text">
      <style:text-properties style:text-underline-style="none" officeooo:rsid="092b09f3"/>
    </style:style>
    <style:style style:name="T487" style:family="text">
      <style:text-properties style:text-underline-style="none" officeooo:rsid="092c51ec"/>
    </style:style>
    <style:style style:name="T488" style:family="text">
      <style:text-properties style:text-underline-style="none" officeooo:rsid="092d6f99"/>
    </style:style>
    <style:style style:name="T489" style:family="text">
      <style:text-properties style:text-underline-style="none" officeooo:rsid="092f11b5"/>
    </style:style>
    <style:style style:name="T490" style:family="text">
      <style:text-properties style:text-underline-style="none" officeooo:rsid="0930ce2f"/>
    </style:style>
    <style:style style:name="T491" style:family="text">
      <style:text-properties style:text-underline-style="none" officeooo:rsid="09310f5b"/>
    </style:style>
    <style:style style:name="T492" style:family="text">
      <style:text-properties style:text-underline-style="none" officeooo:rsid="09357975"/>
    </style:style>
    <style:style style:name="T493" style:family="text">
      <style:text-properties style:text-underline-style="none" officeooo:rsid="09358b77"/>
    </style:style>
    <style:style style:name="T494" style:family="text">
      <style:text-properties style:text-underline-style="none" officeooo:rsid="09362cfc"/>
    </style:style>
    <style:style style:name="T495" style:family="text">
      <style:text-properties style:text-underline-style="none" officeooo:rsid="0936969b"/>
    </style:style>
    <style:style style:name="T496" style:family="text">
      <style:text-properties style:text-underline-style="none" officeooo:rsid="0937011d"/>
    </style:style>
    <style:style style:name="T497" style:family="text">
      <style:text-properties style:text-underline-style="none" officeooo:rsid="0938c730"/>
    </style:style>
    <style:style style:name="T498" style:family="text">
      <style:text-properties style:text-underline-style="none" officeooo:rsid="09396003"/>
    </style:style>
    <style:style style:name="T499" style:family="text">
      <style:text-properties style:text-underline-style="none" officeooo:rsid="093b57b2"/>
    </style:style>
    <style:style style:name="T500" style:family="text">
      <style:text-properties style:text-underline-style="none" officeooo:rsid="093d2f0f"/>
    </style:style>
    <style:style style:name="T501" style:family="text">
      <style:text-properties style:text-underline-style="none" officeooo:rsid="093eb2bf"/>
    </style:style>
    <style:style style:name="T502" style:family="text">
      <style:text-properties style:text-underline-style="none" officeooo:rsid="093f5a69"/>
    </style:style>
    <style:style style:name="T503" style:family="text">
      <style:text-properties style:text-underline-style="none" officeooo:rsid="0940f212"/>
    </style:style>
    <style:style style:name="T504" style:family="text">
      <style:text-properties style:text-underline-style="none" officeooo:rsid="094144b5"/>
    </style:style>
    <style:style style:name="T505" style:family="text">
      <style:text-properties style:text-underline-style="none" officeooo:rsid="09428460"/>
    </style:style>
    <style:style style:name="T506" style:family="text">
      <style:text-properties style:text-underline-style="none" officeooo:rsid="0943b5f6"/>
    </style:style>
    <style:style style:name="T507" style:family="text">
      <style:text-properties style:text-underline-style="none" officeooo:rsid="094530b8"/>
    </style:style>
    <style:style style:name="T508" style:family="text">
      <style:text-properties style:text-underline-style="none" officeooo:rsid="0946dc54"/>
    </style:style>
    <style:style style:name="T509" style:family="text">
      <style:text-properties style:text-underline-style="none" officeooo:rsid="09482ef8"/>
    </style:style>
    <style:style style:name="T510" style:family="text">
      <style:text-properties style:text-underline-style="none" officeooo:rsid="09493a70"/>
    </style:style>
    <style:style style:name="T511" style:family="text">
      <style:text-properties style:text-underline-style="none" officeooo:rsid="0949fcf4"/>
    </style:style>
    <style:style style:name="T512" style:family="text">
      <style:text-properties style:text-underline-style="none" officeooo:rsid="094bebad"/>
    </style:style>
    <style:style style:name="T513" style:family="text">
      <style:text-properties style:text-underline-style="none" officeooo:rsid="0b3e25ea"/>
    </style:style>
    <style:style style:name="T514" style:family="text">
      <style:text-properties style:text-underline-style="none" officeooo:rsid="0b3fbc7f"/>
    </style:style>
    <style:style style:name="T515" style:family="text">
      <style:text-properties fo:font-style="normal" style:font-style-asian="normal" style:font-style-complex="normal"/>
    </style:style>
    <style:style style:name="T516" style:family="text">
      <style:text-properties fo:font-style="normal" officeooo:rsid="09d74425" style:font-style-asian="normal" style:font-style-complex="normal"/>
    </style:style>
    <style:style style:name="T517" style:family="text">
      <style:text-properties fo:font-style="normal" officeooo:rsid="09d87c1a" style:font-style-asian="normal" style:font-style-complex="normal"/>
    </style:style>
    <style:style style:name="T518" style:family="text">
      <style:text-properties fo:font-style="normal" officeooo:rsid="09da0fd2" style:font-style-asian="normal" style:font-style-complex="normal"/>
    </style:style>
    <style:style style:name="T519" style:family="text">
      <style:text-properties fo:font-style="normal" officeooo:rsid="09dabc5d" style:font-style-asian="normal" style:font-style-complex="normal"/>
    </style:style>
    <style:style style:name="T520" style:family="text">
      <style:text-properties fo:font-style="normal" officeooo:rsid="09dd9807" style:font-style-asian="normal" style:font-style-complex="normal"/>
    </style:style>
    <style:style style:name="T521" style:family="text">
      <style:text-properties fo:font-style="normal" officeooo:rsid="09e06b46" style:font-style-asian="normal" style:font-style-complex="normal"/>
    </style:style>
    <style:style style:name="T522" style:family="text">
      <style:text-properties fo:font-style="normal" officeooo:rsid="03fd2505" style:font-style-asian="normal" style:font-style-complex="normal"/>
    </style:style>
    <style:style style:name="T523" style:family="text">
      <style:text-properties fo:font-style="normal" officeooo:rsid="09e23315" style:font-style-asian="normal" style:font-style-complex="normal"/>
    </style:style>
    <style:style style:name="T524" style:family="text">
      <style:text-properties fo:font-style="normal" officeooo:rsid="09e39cfc" style:font-style-asian="normal" style:font-style-complex="normal"/>
    </style:style>
    <style:style style:name="T525" style:family="text">
      <style:text-properties style:text-line-through-style="none" style:text-line-through-type="none" fo:language="ru" fo:country="RU" fo:font-style="normal" style:font-name-asian="Times New Roman1" style:font-style-asian="normal" style:font-name-complex="Times New Roman1" style:font-style-complex="normal"/>
    </style:style>
    <style:style style:name="T526" style:family="text">
      <style:text-properties style:text-line-through-style="none" style:text-line-through-type="none" fo:language="ru" fo:country="RU" fo:font-style="normal" officeooo:rsid="03ea6ec3" style:font-name-asian="Times New Roman1" style:font-style-asian="normal" style:font-name-complex="Times New Roman1" style:font-style-complex="normal"/>
    </style:style>
    <style:style style:name="T527" style:family="text">
      <style:text-properties style:text-line-through-style="none" style:text-line-through-type="none" fo:language="ru" fo:country="RU" fo:font-style="normal" officeooo:rsid="03ee231e" style:font-name-asian="Times New Roman1" style:font-style-asian="normal" style:font-name-complex="Times New Roman1" style:font-style-complex="normal"/>
    </style:style>
    <style:style style:name="T528" style:family="text">
      <style:text-properties style:text-line-through-style="none" style:text-line-through-type="none" fo:language="ru" fo:country="RU" fo:font-style="normal" officeooo:rsid="03ef3dbb" style:font-name-asian="Times New Roman1" style:font-style-asian="normal" style:font-name-complex="Times New Roman1" style:font-style-complex="normal"/>
    </style:style>
    <style:style style:name="T529" style:family="text">
      <style:text-properties style:text-line-through-style="none" style:text-line-through-type="none" fo:language="ru" fo:country="RU" fo:font-style="normal" officeooo:rsid="03f04e1e" style:font-name-asian="Times New Roman1" style:font-style-asian="normal" style:font-name-complex="Times New Roman1" style:font-style-complex="normal"/>
    </style:style>
    <style:style style:name="T530" style:family="text">
      <style:text-properties style:text-line-through-style="none" style:text-line-through-type="none" fo:language="ru" fo:country="RU" fo:font-style="normal" officeooo:rsid="03f23d2b" style:font-name-asian="Times New Roman1" style:font-style-asian="normal" style:font-name-complex="Times New Roman1" style:font-style-complex="normal"/>
    </style:style>
    <style:style style:name="T531" style:family="text">
      <style:text-properties style:text-line-through-style="none" style:text-line-through-type="none" fo:language="ru" fo:country="RU" fo:font-style="normal" officeooo:rsid="03f366c8" style:font-name-asian="Times New Roman1" style:font-style-asian="normal" style:font-name-complex="Times New Roman1" style:font-style-complex="normal"/>
    </style:style>
    <style:style style:name="T532" style:family="text">
      <style:text-properties style:text-line-through-style="none" style:text-line-through-type="none" fo:language="ru" fo:country="RU" fo:font-style="normal" officeooo:rsid="03f53309" style:font-name-asian="Times New Roman1" style:font-style-asian="normal" style:font-name-complex="Times New Roman1" style:font-style-complex="normal"/>
    </style:style>
    <style:style style:name="T533" style:family="text">
      <style:text-properties style:text-line-through-style="none" style:text-line-through-type="none" fo:language="ru" fo:country="RU" fo:font-style="normal" officeooo:rsid="03f6bfac" style:font-name-asian="Times New Roman1" style:font-style-asian="normal" style:font-name-complex="Times New Roman1" style:font-style-complex="normal"/>
    </style:style>
    <style:style style:name="T534" style:family="text">
      <style:text-properties style:text-line-through-style="none" style:text-line-through-type="none" fo:language="ru" fo:country="RU" fo:font-style="normal" officeooo:rsid="03f8a031" style:font-name-asian="Times New Roman1" style:font-style-asian="normal" style:font-name-complex="Times New Roman1" style:font-style-complex="normal"/>
    </style:style>
    <style:style style:name="T535" style:family="text">
      <style:text-properties style:text-line-through-style="none" style:text-line-through-type="none" fo:language="ru" fo:country="RU" fo:font-style="normal" officeooo:rsid="03f99b6c" style:font-name-asian="Times New Roman1" style:font-style-asian="normal" style:font-name-complex="Times New Roman1" style:font-style-complex="normal"/>
    </style:style>
    <style:style style:name="T536" style:family="text">
      <style:text-properties style:text-line-through-style="none" style:text-line-through-type="none" fo:language="ru" fo:country="RU" fo:font-style="normal" officeooo:rsid="03fa2ae6" style:font-name-asian="Times New Roman1" style:font-style-asian="normal" style:font-name-complex="Times New Roman1" style:font-style-complex="normal"/>
    </style:style>
    <style:style style:name="T537" style:family="text">
      <style:text-properties style:text-line-through-style="none" style:text-line-through-type="none" fo:language="ru" fo:country="RU" fo:font-style="normal" officeooo:rsid="03fc0435" style:font-name-asian="Times New Roman1" style:font-style-asian="normal" style:font-name-complex="Times New Roman1" style:font-style-complex="normal"/>
    </style:style>
    <style:style style:name="T538" style:family="text">
      <style:text-properties style:text-line-through-style="none" style:text-line-through-type="none" fo:language="ru" fo:country="RU" fo:font-style="normal" officeooo:rsid="03fd2505" style:font-name-asian="Times New Roman1" style:font-style-asian="normal" style:font-name-complex="Times New Roman1" style:font-style-complex="normal"/>
    </style:style>
    <style:style style:name="T539" style:family="text">
      <style:text-properties style:text-line-through-style="none" style:text-line-through-type="none" fo:language="ru" fo:country="RU" fo:font-style="normal" officeooo:rsid="001c0ad4" style:font-name-asian="Times New Roman1" style:font-style-asian="normal" style:font-name-complex="Times New Roman1" style:font-style-complex="normal"/>
    </style:style>
    <style:style style:name="T540" style:family="text">
      <style:text-properties style:text-line-through-style="none" style:text-line-through-type="none" fo:language="ru" fo:country="RU" fo:font-style="normal" officeooo:rsid="03fec4b7" style:font-name-asian="Times New Roman1" style:font-style-asian="normal" style:font-name-complex="Times New Roman1" style:font-style-complex="normal"/>
    </style:style>
    <style:style style:name="T541" style:family="text">
      <style:text-properties style:text-line-through-style="none" style:text-line-through-type="none" fo:language="ru" fo:country="RU" fo:font-style="normal" officeooo:rsid="04005788" style:font-name-asian="Times New Roman1" style:font-style-asian="normal" style:font-name-complex="Times New Roman1" style:font-style-complex="normal"/>
    </style:style>
    <style:style style:name="T542" style:family="text">
      <style:text-properties style:text-line-through-style="none" style:text-line-through-type="none" fo:language="ru" fo:country="RU" fo:font-style="normal" officeooo:rsid="040087e9" style:font-name-asian="Times New Roman1" style:font-style-asian="normal" style:font-name-complex="Times New Roman1" style:font-style-complex="normal"/>
    </style:style>
    <style:style style:name="T543" style:family="text">
      <style:text-properties style:text-line-through-style="none" style:text-line-through-type="none" fo:language="ru" fo:country="RU" fo:font-style="normal" officeooo:rsid="0400b3af" style:font-name-asian="Times New Roman1" style:font-style-asian="normal" style:font-name-complex="Times New Roman1" style:font-style-complex="normal"/>
    </style:style>
    <style:style style:name="T544" style:family="text">
      <style:text-properties style:text-line-through-style="none" style:text-line-through-type="none" fo:language="ru" fo:country="RU" fo:font-style="normal" officeooo:rsid="0401518b" style:font-name-asian="Times New Roman1" style:font-style-asian="normal" style:font-name-complex="Times New Roman1" style:font-style-complex="normal"/>
    </style:style>
    <style:style style:name="T545" style:family="text">
      <style:text-properties style:text-line-through-style="none" style:text-line-through-type="none" fo:language="ru" fo:country="RU" fo:font-style="normal" officeooo:rsid="0402c179" style:font-name-asian="Times New Roman1" style:font-style-asian="normal" style:font-name-complex="Times New Roman1" style:font-style-complex="normal"/>
    </style:style>
    <style:style style:name="T546" style:family="text">
      <style:text-properties style:text-line-through-style="none" style:text-line-through-type="none" fo:language="ru" fo:country="RU" fo:font-style="normal" officeooo:rsid="04034558" style:font-name-asian="Times New Roman1" style:font-style-asian="normal" style:font-name-complex="Times New Roman1" style:font-style-complex="normal"/>
    </style:style>
    <style:style style:name="T547" style:family="text">
      <style:text-properties style:text-line-through-style="none" style:text-line-through-type="none" fo:language="ru" fo:country="RU" fo:font-style="normal" officeooo:rsid="04036af1" style:font-name-asian="Times New Roman1" style:font-style-asian="normal" style:font-name-complex="Times New Roman1" style:font-style-complex="normal"/>
    </style:style>
    <style:style style:name="T548" style:family="text">
      <style:text-properties style:text-line-through-style="none" style:text-line-through-type="none" fo:language="ru" fo:country="RU" fo:font-style="normal" officeooo:rsid="04052eff" style:font-name-asian="Times New Roman1" style:font-style-asian="normal" style:font-name-complex="Times New Roman1" style:font-style-complex="normal"/>
    </style:style>
    <style:style style:name="T549" style:family="text">
      <style:text-properties style:text-line-through-style="none" style:text-line-through-type="none" fo:language="ru" fo:country="RU" fo:font-style="normal" officeooo:rsid="04083b52" style:font-name-asian="Times New Roman1" style:font-style-asian="normal" style:font-name-complex="Times New Roman1" style:font-style-complex="normal"/>
    </style:style>
    <style:style style:name="T550" style:family="text">
      <style:text-properties style:text-line-through-style="none" style:text-line-through-type="none" fo:language="ru" fo:country="RU" fo:font-style="normal" officeooo:rsid="0420aaab" style:font-name-asian="Times New Roman1" style:font-style-asian="normal" style:font-name-complex="Times New Roman1" style:font-style-complex="normal"/>
    </style:style>
    <style:style style:name="T551" style:family="text">
      <style:text-properties style:text-line-through-style="none" style:text-line-through-type="none" fo:language="ru" fo:country="RU" fo:font-style="normal" officeooo:rsid="042244bf" style:font-name-asian="Times New Roman1" style:font-style-asian="normal" style:font-name-complex="Times New Roman1" style:font-style-complex="normal"/>
    </style:style>
    <style:style style:name="T552" style:family="text">
      <style:text-properties style:text-line-through-style="none" style:text-line-through-type="none" fo:language="ru" fo:country="RU" style:text-underline-style="none" style:font-name-asian="Times New Roman1" style:font-name-complex="Times New Roman1"/>
    </style:style>
    <style:style style:name="T553" style:family="text">
      <style:text-properties style:text-line-through-style="none" style:text-line-through-type="none" fo:language="ru" fo:country="RU" style:text-underline-style="none" officeooo:rsid="03fd2505" style:font-name-asian="Times New Roman1" style:font-name-complex="Times New Roman1"/>
    </style:style>
    <style:style style:name="T554" style:family="text">
      <style:text-properties style:text-line-through-style="none" style:text-line-through-type="none" fo:language="ru" fo:country="RU" style:text-underline-style="none" officeooo:rsid="06de5192" style:font-name-asian="Times New Roman1" style:font-name-complex="Times New Roman1"/>
    </style:style>
    <style:style style:name="T555" style:family="text">
      <style:text-properties style:text-line-through-style="none" style:text-line-through-type="none" fo:language="ru" fo:country="RU" style:text-underline-style="none" officeooo:rsid="06cd4d7b" style:font-name-asian="Times New Roman1" style:font-name-complex="Times New Roman1"/>
    </style:style>
    <style:style style:name="T556" style:family="text">
      <style:text-properties style:text-line-through-style="none" style:text-line-through-type="none" fo:language="ru" fo:country="RU" style:text-underline-style="none" officeooo:rsid="06e135d2" style:font-name-asian="Times New Roman1" style:font-name-complex="Times New Roman1"/>
    </style:style>
    <style:style style:name="T557" style:family="text">
      <style:text-properties style:text-line-through-style="none" style:text-line-through-type="none" fo:language="ru" fo:country="RU" style:text-underline-style="none" officeooo:rsid="06e65867" style:font-name-asian="Times New Roman1" style:font-name-complex="Times New Roman1"/>
    </style:style>
    <style:style style:name="T558" style:family="text">
      <style:text-properties style:text-line-through-style="none" style:text-line-through-type="none" fo:language="ru" fo:country="RU" style:text-underline-style="none" officeooo:rsid="06eae03e" style:font-name-asian="Times New Roman1" style:font-name-complex="Times New Roman1"/>
    </style:style>
    <style:style style:name="T559" style:family="text">
      <style:text-properties style:text-line-through-style="none" style:text-line-through-type="none" fo:language="ru" fo:country="RU" style:text-underline-style="none" officeooo:rsid="06ecf40c" style:font-name-asian="Times New Roman1" style:font-name-complex="Times New Roman1"/>
    </style:style>
    <style:style style:name="T560" style:family="text">
      <style:text-properties style:text-line-through-style="none" style:text-line-through-type="none" fo:language="ru" fo:country="RU" style:text-underline-style="none" officeooo:rsid="06ec4164" style:font-name-asian="Times New Roman1" style:font-name-complex="Times New Roman1"/>
    </style:style>
    <style:style style:name="T561" style:family="text">
      <style:text-properties style:text-line-through-style="none" style:text-line-through-type="none" fo:language="ru" fo:country="RU" style:text-underline-style="none" officeooo:rsid="06edf4a0" style:font-name-asian="Times New Roman1" style:font-name-complex="Times New Roman1"/>
    </style:style>
    <style:style style:name="T562" style:family="text">
      <style:text-properties style:text-line-through-style="none" style:text-line-through-type="none" fo:language="ru" fo:country="RU" style:text-underline-style="none" officeooo:rsid="06ee0a6b" style:font-name-asian="Times New Roman1" style:font-name-complex="Times New Roman1"/>
    </style:style>
    <style:style style:name="T563" style:family="text">
      <style:text-properties style:text-line-through-style="none" style:text-line-through-type="none" fo:language="ru" fo:country="RU" style:text-underline-style="none" officeooo:rsid="06f091c7" style:font-name-asian="Times New Roman1" style:font-name-complex="Times New Roman1"/>
    </style:style>
    <style:style style:name="T564" style:family="text">
      <style:text-properties style:text-line-through-style="none" style:text-line-through-type="none" fo:language="ru" fo:country="RU" style:text-underline-style="none" officeooo:rsid="06f1e491" style:font-name-asian="Times New Roman1" style:font-name-complex="Times New Roman1"/>
    </style:style>
    <style:style style:name="T565" style:family="text">
      <style:text-properties style:text-line-through-style="none" style:text-line-through-type="none" fo:language="ru" fo:country="RU" style:text-underline-style="none" officeooo:rsid="0738a7d5" style:font-name-asian="Times New Roman1" style:font-name-complex="Times New Roman1"/>
    </style:style>
    <style:style style:name="T566" style:family="text">
      <style:text-properties style:text-line-through-style="none" style:text-line-through-type="none" fo:language="ru" fo:country="RU" style:text-underline-style="none" officeooo:rsid="06f2076c" style:font-name-asian="Times New Roman1" style:font-name-complex="Times New Roman1"/>
    </style:style>
    <style:style style:name="T567" style:family="text">
      <style:text-properties style:text-line-through-style="none" style:text-line-through-type="none" fo:language="ru" fo:country="RU" style:text-underline-style="none" officeooo:rsid="06f399bf" style:font-name-asian="Times New Roman1" style:font-name-complex="Times New Roman1"/>
    </style:style>
    <style:style style:name="T568" style:family="text">
      <style:text-properties style:text-line-through-style="none" style:text-line-through-type="none" fo:language="ru" fo:country="RU" style:text-underline-style="none" officeooo:rsid="06f43179" style:font-name-asian="Times New Roman1" style:font-name-complex="Times New Roman1"/>
    </style:style>
    <style:style style:name="T569" style:family="text">
      <style:text-properties style:text-line-through-style="none" style:text-line-through-type="none" fo:language="ru" fo:country="RU" style:text-underline-style="none" officeooo:rsid="06f4376a" style:font-name-asian="Times New Roman1" style:font-name-complex="Times New Roman1"/>
    </style:style>
    <style:style style:name="T570" style:family="text">
      <style:text-properties style:text-line-through-style="none" style:text-line-through-type="none" fo:language="ru" fo:country="RU" style:text-underline-style="none" officeooo:rsid="06f45c34" style:font-name-asian="Times New Roman1" style:font-name-complex="Times New Roman1"/>
    </style:style>
    <style:style style:name="T571" style:family="text">
      <style:text-properties style:text-line-through-style="none" style:text-line-through-type="none" fo:language="ru" fo:country="RU" style:text-underline-style="none" officeooo:rsid="06f63307" style:font-name-asian="Times New Roman1" style:font-name-complex="Times New Roman1"/>
    </style:style>
    <style:style style:name="T572" style:family="text">
      <style:text-properties style:text-line-through-style="none" style:text-line-through-type="none" fo:language="ru" fo:country="RU" style:text-underline-style="none" officeooo:rsid="06f7566d" style:font-name-asian="Times New Roman1" style:font-name-complex="Times New Roman1"/>
    </style:style>
    <style:style style:name="T573" style:family="text">
      <style:text-properties style:text-line-through-style="none" style:text-line-through-type="none" fo:language="ru" fo:country="RU" style:text-underline-style="none" officeooo:rsid="06f7c134" style:font-name-asian="Times New Roman1" style:font-name-complex="Times New Roman1"/>
    </style:style>
    <style:style style:name="T574" style:family="text">
      <style:text-properties style:text-line-through-style="none" style:text-line-through-type="none" fo:language="ru" fo:country="RU" style:text-underline-style="none" officeooo:rsid="06f8a35b" style:font-name-asian="Times New Roman1" style:font-name-complex="Times New Roman1"/>
    </style:style>
    <style:style style:name="T575" style:family="text">
      <style:text-properties style:text-line-through-style="none" style:text-line-through-type="none" fo:language="ru" fo:country="RU" style:text-underline-style="none" officeooo:rsid="06f8ed03" style:font-name-asian="Times New Roman1" style:font-name-complex="Times New Roman1"/>
    </style:style>
    <style:style style:name="T576" style:family="text">
      <style:text-properties style:text-line-through-style="none" style:text-line-through-type="none" fo:language="ru" fo:country="RU" style:text-underline-style="none" officeooo:rsid="06faa223" style:font-name-asian="Times New Roman1" style:font-name-complex="Times New Roman1"/>
    </style:style>
    <style:style style:name="T577" style:family="text">
      <style:text-properties style:text-line-through-style="none" style:text-line-through-type="none" fo:language="ru" fo:country="RU" style:text-underline-style="none" officeooo:rsid="06fde0f7" style:font-name-asian="Times New Roman1" style:font-name-complex="Times New Roman1"/>
    </style:style>
    <style:style style:name="T578" style:family="text">
      <style:text-properties style:text-line-through-style="none" style:text-line-through-type="none" fo:language="ru" fo:country="RU" style:text-underline-style="none" officeooo:rsid="06ffc713" style:font-name-asian="Times New Roman1" style:font-name-complex="Times New Roman1"/>
    </style:style>
    <style:style style:name="T579" style:family="text">
      <style:text-properties style:text-line-through-style="none" style:text-line-through-type="none" fo:language="ru" fo:country="RU" style:text-underline-style="none" officeooo:rsid="06ffc9a3" style:font-name-asian="Times New Roman1" style:font-name-complex="Times New Roman1"/>
    </style:style>
    <style:style style:name="T580" style:family="text">
      <style:text-properties style:text-line-through-style="none" style:text-line-through-type="none" fo:language="ru" fo:country="RU" style:text-underline-style="none" officeooo:rsid="07010f30" style:font-name-asian="Times New Roman1" style:font-name-complex="Times New Roman1"/>
    </style:style>
    <style:style style:name="T581" style:family="text">
      <style:text-properties style:text-line-through-style="none" style:text-line-through-type="none" fo:language="ru" fo:country="RU" style:text-underline-style="none" officeooo:rsid="07019cb2" style:font-name-asian="Times New Roman1" style:font-name-complex="Times New Roman1"/>
    </style:style>
    <style:style style:name="T582" style:family="text">
      <style:text-properties style:text-line-through-style="none" style:text-line-through-type="none" fo:language="ru" fo:country="RU" style:text-underline-style="none" officeooo:rsid="07034306" style:font-name-asian="Times New Roman1" style:font-name-complex="Times New Roman1"/>
    </style:style>
    <style:style style:name="T583" style:family="text">
      <style:text-properties style:text-line-through-style="none" style:text-line-through-type="none" fo:language="ru" fo:country="RU" style:text-underline-style="none" officeooo:rsid="07035e5d" style:font-name-asian="Times New Roman1" style:font-name-complex="Times New Roman1"/>
    </style:style>
    <style:style style:name="T584" style:family="text">
      <style:text-properties style:text-line-through-style="none" style:text-line-through-type="none" fo:language="ru" fo:country="RU" style:text-underline-style="none" officeooo:rsid="0703d52d" style:font-name-asian="Times New Roman1" style:font-name-complex="Times New Roman1"/>
    </style:style>
    <style:style style:name="T585" style:family="text">
      <style:text-properties style:text-line-through-style="none" style:text-line-through-type="none" fo:language="ru" fo:country="RU" style:text-underline-style="none" officeooo:rsid="07046066" style:font-name-asian="Times New Roman1" style:font-name-complex="Times New Roman1"/>
    </style:style>
    <style:style style:name="T586" style:family="text">
      <style:text-properties style:text-line-through-style="none" style:text-line-through-type="none" fo:language="ru" fo:country="RU" style:text-underline-style="none" officeooo:rsid="0705b92d" style:font-name-asian="Times New Roman1" style:font-name-complex="Times New Roman1"/>
    </style:style>
    <style:style style:name="T587" style:family="text">
      <style:text-properties style:text-line-through-style="none" style:text-line-through-type="none" fo:language="ru" fo:country="RU" style:text-underline-style="none" officeooo:rsid="07064ace" style:font-name-asian="Times New Roman1" style:font-name-complex="Times New Roman1"/>
    </style:style>
    <style:style style:name="T588" style:family="text">
      <style:text-properties style:text-line-through-style="none" style:text-line-through-type="none" fo:language="ru" fo:country="RU" style:text-underline-style="none" officeooo:rsid="070821bd" style:font-name-asian="Times New Roman1" style:font-name-complex="Times New Roman1"/>
    </style:style>
    <style:style style:name="T589" style:family="text">
      <style:text-properties style:text-line-through-style="none" style:text-line-through-type="none" fo:language="ru" fo:country="RU" style:text-underline-style="none" officeooo:rsid="07083619" style:font-name-asian="Times New Roman1" style:font-name-complex="Times New Roman1"/>
    </style:style>
    <style:style style:name="T590" style:family="text">
      <style:text-properties style:text-line-through-style="none" style:text-line-through-type="none" fo:language="ru" fo:country="RU" style:text-underline-style="none" officeooo:rsid="0708b969" style:font-name-asian="Times New Roman1" style:font-name-complex="Times New Roman1"/>
    </style:style>
    <style:style style:name="T591" style:family="text">
      <style:text-properties style:text-line-through-style="none" style:text-line-through-type="none" fo:language="ru" fo:country="RU" style:text-underline-style="none" officeooo:rsid="070c7148" style:font-name-asian="Times New Roman1" style:font-name-complex="Times New Roman1"/>
    </style:style>
    <style:style style:name="T592" style:family="text">
      <style:text-properties style:text-line-through-style="none" style:text-line-through-type="none" fo:language="ru" fo:country="RU" fo:font-style="italic" style:text-underline-style="none" officeooo:rsid="070821bd" style:font-name-asian="Times New Roman1" style:font-style-asian="italic" style:font-name-complex="Times New Roman1" style:font-style-complex="italic"/>
    </style:style>
    <style:style style:name="T593" style:family="text">
      <style:text-properties style:text-line-through-style="none" style:text-line-through-type="none" fo:language="ru" fo:country="RU" fo:font-style="italic" style:text-underline-style="none" officeooo:rsid="0708b969" style:font-name-asian="Times New Roman1" style:font-style-asian="italic" style:font-name-complex="Times New Roman1" style:font-style-complex="italic"/>
    </style:style>
    <style:style style:name="T594" style:family="text">
      <style:text-properties officeooo:rsid="001c0ad4"/>
    </style:style>
    <style:style style:name="T595" style:family="text">
      <style:text-properties fo:font-weight="bold" officeooo:rsid="001c0ad4" style:font-weight-asian="bold" style:font-weight-complex="bold"/>
    </style:style>
    <style:style style:name="T596" style:family="text">
      <style:text-properties fo:font-weight="normal" style:font-weight-asian="normal" style:font-weight-complex="normal"/>
    </style:style>
    <style:style style:name="T597" style:family="text">
      <style:text-properties fo:font-weight="normal" officeooo:rsid="001c0ad4" style:font-weight-asian="normal" style:font-weight-complex="normal"/>
    </style:style>
    <style:style style:name="T598" style:family="text">
      <style:text-properties fo:font-weight="normal" officeooo:rsid="0461c862" style:font-weight-asian="normal" style:font-weight-complex="normal"/>
    </style:style>
    <style:style style:name="T599" style:family="text">
      <style:text-properties fo:font-weight="normal" officeooo:rsid="04633439" style:font-weight-asian="normal" style:font-weight-complex="normal"/>
    </style:style>
    <style:style style:name="T600" style:family="text">
      <style:text-properties fo:font-weight="normal" officeooo:rsid="04635f1a" style:font-weight-asian="normal" style:font-weight-complex="normal"/>
    </style:style>
    <style:style style:name="T601" style:family="text">
      <style:text-properties fo:font-weight="normal" officeooo:rsid="04641d6a" style:font-weight-asian="normal" style:font-weight-complex="normal"/>
    </style:style>
    <style:style style:name="T602" style:family="text">
      <style:text-properties fo:font-weight="normal" officeooo:rsid="0465cd7e" style:font-weight-asian="normal" style:font-weight-complex="normal"/>
    </style:style>
    <style:style style:name="T603" style:family="text">
      <style:text-properties fo:font-weight="normal" officeooo:rsid="0466808a" style:font-weight-asian="normal" style:font-weight-complex="normal"/>
    </style:style>
    <style:style style:name="T604" style:family="text">
      <style:text-properties fo:font-weight="normal" officeooo:rsid="046786c9" style:font-weight-asian="normal" style:font-weight-complex="normal"/>
    </style:style>
    <style:style style:name="T605" style:family="text">
      <style:text-properties fo:font-weight="normal" officeooo:rsid="046946ba" style:font-weight-asian="normal" style:font-weight-complex="normal"/>
    </style:style>
    <style:style style:name="T606" style:family="text">
      <style:text-properties fo:font-weight="normal" officeooo:rsid="046a0da0" style:font-weight-asian="normal" style:font-weight-complex="normal"/>
    </style:style>
    <style:style style:name="T607" style:family="text">
      <style:text-properties fo:font-weight="normal" officeooo:rsid="03fd2505" style:font-weight-asian="normal" style:font-weight-complex="normal"/>
    </style:style>
    <style:style style:name="T608" style:family="text">
      <style:text-properties fo:font-weight="normal" officeooo:rsid="046b3338" style:font-weight-asian="normal" style:font-weight-complex="normal"/>
    </style:style>
    <style:style style:name="T609" style:family="text">
      <style:text-properties fo:font-weight="normal" officeooo:rsid="046b86d5" style:font-weight-asian="normal" style:font-weight-complex="normal"/>
    </style:style>
    <style:style style:name="T610" style:family="text">
      <style:text-properties fo:font-weight="normal" officeooo:rsid="046bdd9c" style:font-weight-asian="normal" style:font-weight-complex="normal"/>
    </style:style>
    <style:style style:name="T611" style:family="text">
      <style:text-properties fo:font-weight="normal" officeooo:rsid="046c887e" style:font-weight-asian="normal" style:font-weight-complex="normal"/>
    </style:style>
    <style:style style:name="T612" style:family="text">
      <style:text-properties fo:font-weight="normal" officeooo:rsid="046d68d9" style:font-weight-asian="normal" style:font-weight-complex="normal"/>
    </style:style>
    <style:style style:name="T613" style:family="text">
      <style:text-properties fo:font-weight="normal" officeooo:rsid="046fb521" style:font-weight-asian="normal" style:font-weight-complex="normal"/>
    </style:style>
    <style:style style:name="T614" style:family="text">
      <style:text-properties fo:font-weight="normal" officeooo:rsid="04702008" style:font-weight-asian="normal" style:font-weight-complex="normal"/>
    </style:style>
    <style:style style:name="T615" style:family="text">
      <style:text-properties fo:font-weight="normal" officeooo:rsid="04720df6" style:font-weight-asian="normal" style:font-weight-complex="normal"/>
    </style:style>
    <style:style style:name="T616" style:family="text">
      <style:text-properties fo:font-weight="normal" officeooo:rsid="0473e8b4" style:font-weight-asian="normal" style:font-weight-complex="normal"/>
    </style:style>
    <style:style style:name="T617" style:family="text">
      <style:text-properties fo:font-weight="normal" officeooo:rsid="0474e216" style:font-weight-asian="normal" style:font-weight-complex="normal"/>
    </style:style>
    <style:style style:name="T618" style:family="text">
      <style:text-properties fo:font-weight="normal" officeooo:rsid="0474e785" style:font-weight-asian="normal" style:font-weight-complex="normal"/>
    </style:style>
    <style:style style:name="T619" style:family="text">
      <style:text-properties fo:font-weight="normal" officeooo:rsid="04754354" style:font-weight-asian="normal" style:font-weight-complex="normal"/>
    </style:style>
    <style:style style:name="T620" style:family="text">
      <style:text-properties fo:font-weight="normal" officeooo:rsid="04762be2" style:font-weight-asian="normal" style:font-weight-complex="normal"/>
    </style:style>
    <style:style style:name="T621" style:family="text">
      <style:text-properties fo:font-weight="normal" officeooo:rsid="0477defc" style:font-weight-asian="normal" style:font-weight-complex="normal"/>
    </style:style>
    <style:style style:name="T622" style:family="text">
      <style:text-properties fo:font-weight="normal" officeooo:rsid="04780104" style:font-weight-asian="normal" style:font-weight-complex="normal"/>
    </style:style>
    <style:style style:name="T623" style:family="text">
      <style:text-properties fo:font-weight="normal" officeooo:rsid="04798439" style:font-weight-asian="normal" style:font-weight-complex="normal"/>
    </style:style>
    <style:style style:name="T624" style:family="text">
      <style:text-properties fo:font-weight="normal" officeooo:rsid="0479a1b7" style:font-weight-asian="normal" style:font-weight-complex="normal"/>
    </style:style>
    <style:style style:name="T625" style:family="text">
      <style:text-properties fo:font-weight="normal" officeooo:rsid="047a1ea4" style:font-weight-asian="normal" style:font-weight-complex="normal"/>
    </style:style>
    <style:style style:name="T626" style:family="text">
      <style:text-properties fo:font-weight="normal" officeooo:rsid="047b956a" style:font-weight-asian="normal" style:font-weight-complex="normal"/>
    </style:style>
    <style:style style:name="T627" style:family="text">
      <style:text-properties fo:font-weight="normal" officeooo:rsid="047d5361" style:font-weight-asian="normal" style:font-weight-complex="normal"/>
    </style:style>
    <style:style style:name="T628" style:family="text">
      <style:text-properties fo:font-weight="normal" officeooo:rsid="047ee583" style:font-weight-asian="normal" style:font-weight-complex="normal"/>
    </style:style>
    <style:style style:name="T629" style:family="text">
      <style:text-properties fo:font-weight="normal" officeooo:rsid="04804c95" style:font-weight-asian="normal" style:font-weight-complex="normal"/>
    </style:style>
    <style:style style:name="T630" style:family="text">
      <style:text-properties fo:font-weight="normal" officeooo:rsid="04815ec0" style:font-weight-asian="normal" style:font-weight-complex="normal"/>
    </style:style>
    <style:style style:name="T631" style:family="text">
      <style:text-properties fo:font-weight="normal" officeooo:rsid="04830225" style:font-weight-asian="normal" style:font-weight-complex="normal"/>
    </style:style>
    <style:style style:name="T632" style:family="text">
      <style:text-properties fo:language="ru" fo:country="RU"/>
    </style:style>
    <style:style style:name="T633" style:family="text">
      <style:text-properties fo:language="ru" fo:country="RU" officeooo:rsid="03bb9854"/>
    </style:style>
    <style:style style:name="T634" style:family="text">
      <style:text-properties fo:language="ru" fo:country="RU" officeooo:rsid="03bc097e"/>
    </style:style>
    <style:style style:name="T635" style:family="text">
      <style:text-properties fo:language="ru" fo:country="RU" officeooo:rsid="03bcc0f4"/>
    </style:style>
    <style:style style:name="T636" style:family="text">
      <style:text-properties fo:language="ru" fo:country="RU" officeooo:rsid="03bd9ae2"/>
    </style:style>
    <style:style style:name="T637" style:family="text">
      <style:text-properties fo:language="ru" fo:country="RU" officeooo:rsid="03bf8512"/>
    </style:style>
    <style:style style:name="T638" style:family="text">
      <style:text-properties fo:language="ru" fo:country="RU" officeooo:rsid="03c09759"/>
    </style:style>
    <style:style style:name="T639" style:family="text">
      <style:text-properties fo:language="ru" fo:country="RU" officeooo:rsid="03c0b2bd"/>
    </style:style>
    <style:style style:name="T640" style:family="text">
      <style:text-properties fo:language="ru" fo:country="RU" officeooo:rsid="03c27ddd"/>
    </style:style>
    <style:style style:name="T641" style:family="text">
      <style:text-properties fo:language="ru" fo:country="RU" officeooo:rsid="03c399da"/>
    </style:style>
    <style:style style:name="T642" style:family="text">
      <style:text-properties fo:language="ru" fo:country="RU" officeooo:rsid="03c5460f"/>
    </style:style>
    <style:style style:name="T643" style:family="text">
      <style:text-properties fo:language="ru" fo:country="RU" officeooo:rsid="03c68cd1"/>
    </style:style>
    <style:style style:name="T644" style:family="text">
      <style:text-properties fo:language="ru" fo:country="RU" officeooo:rsid="03c88812"/>
    </style:style>
    <style:style style:name="T645" style:family="text">
      <style:text-properties fo:language="ru" fo:country="RU" officeooo:rsid="03ca6c5e"/>
    </style:style>
    <style:style style:name="T646" style:family="text">
      <style:text-properties fo:language="ru" fo:country="RU" officeooo:rsid="03cc43a1"/>
    </style:style>
    <style:style style:name="T647" style:family="text">
      <style:text-properties fo:language="ru" fo:country="RU" officeooo:rsid="03cd7baf"/>
    </style:style>
    <style:style style:name="T648" style:family="text">
      <style:text-properties fo:language="ru" fo:country="RU" officeooo:rsid="03cf66a0"/>
    </style:style>
    <style:style style:name="T649" style:family="text">
      <style:text-properties fo:language="ru" fo:country="RU" officeooo:rsid="03d0c466"/>
    </style:style>
    <style:style style:name="T650" style:family="text">
      <style:text-properties fo:language="ru" fo:country="RU" officeooo:rsid="03d13e89"/>
    </style:style>
    <style:style style:name="T651" style:family="text">
      <style:text-properties fo:language="ru" fo:country="RU" officeooo:rsid="03d210b2"/>
    </style:style>
    <style:style style:name="T652" style:family="text">
      <style:text-properties fo:language="ru" fo:country="RU" officeooo:rsid="03d263d5"/>
    </style:style>
    <style:style style:name="T653" style:family="text">
      <style:text-properties fo:language="ru" fo:country="RU" officeooo:rsid="03d2a9f8"/>
    </style:style>
    <style:style style:name="T654" style:family="text">
      <style:text-properties fo:language="ru" fo:country="RU" officeooo:rsid="03d2abe8"/>
    </style:style>
    <style:style style:name="T655" style:family="text">
      <style:text-properties fo:language="ru" fo:country="RU" officeooo:rsid="03d30f0b"/>
    </style:style>
    <style:style style:name="T656" style:family="text">
      <style:text-properties fo:language="ru" fo:country="RU" officeooo:rsid="03d6746e"/>
    </style:style>
    <style:style style:name="T657" style:family="text">
      <style:text-properties fo:language="ru" fo:country="RU" officeooo:rsid="03d774fa"/>
    </style:style>
    <style:style style:name="T658" style:family="text">
      <style:text-properties fo:language="ru" fo:country="RU" officeooo:rsid="03d93f36"/>
    </style:style>
    <style:style style:name="T659" style:family="text">
      <style:text-properties fo:language="ru" fo:country="RU" officeooo:rsid="03fd2505"/>
    </style:style>
    <style:style style:name="T660" style:family="text">
      <style:text-properties fo:language="ru" fo:country="RU" officeooo:rsid="040600ff"/>
    </style:style>
    <style:style style:name="T661" style:family="text">
      <style:text-properties fo:language="ru" fo:country="RU" officeooo:rsid="0406b455"/>
    </style:style>
    <style:style style:name="T662" style:family="text">
      <style:text-properties fo:language="ru" fo:country="RU" officeooo:rsid="0408acae"/>
    </style:style>
    <style:style style:name="T663" style:family="text">
      <style:text-properties fo:language="ru" fo:country="RU" officeooo:rsid="040a6135"/>
    </style:style>
    <style:style style:name="T664" style:family="text">
      <style:text-properties fo:language="ru" fo:country="RU" officeooo:rsid="040c1fcc"/>
    </style:style>
    <style:style style:name="T665" style:family="text">
      <style:text-properties officeooo:rsid="03ddddb3"/>
    </style:style>
    <style:style style:name="T666" style:family="text">
      <style:text-properties officeooo:rsid="03e40cb0"/>
    </style:style>
    <style:style style:name="T667" style:family="text">
      <style:text-properties officeooo:rsid="040c1fcc"/>
    </style:style>
    <style:style style:name="T668" style:family="text">
      <style:text-properties officeooo:rsid="040d4de5"/>
    </style:style>
    <style:style style:name="T669" style:family="text">
      <style:text-properties officeooo:rsid="040fc5bc"/>
    </style:style>
    <style:style style:name="T670" style:family="text">
      <style:text-properties officeooo:rsid="04111ddc"/>
    </style:style>
    <style:style style:name="T671" style:family="text">
      <style:text-properties officeooo:rsid="0412c193"/>
    </style:style>
    <style:style style:name="T672" style:family="text">
      <style:text-properties officeooo:rsid="0414ce51"/>
    </style:style>
    <style:style style:name="T673" style:family="text">
      <style:text-properties officeooo:rsid="04170217"/>
    </style:style>
    <style:style style:name="T674" style:family="text">
      <style:text-properties officeooo:rsid="041aa315"/>
    </style:style>
    <style:style style:name="T675" style:family="text">
      <style:text-properties officeooo:rsid="041bbac0"/>
    </style:style>
    <style:style style:name="T676" style:family="text">
      <style:text-properties officeooo:rsid="041d4b8c"/>
    </style:style>
    <style:style style:name="T677" style:family="text">
      <style:text-properties officeooo:rsid="041f1b9b"/>
    </style:style>
    <style:style style:name="T678" style:family="text">
      <style:text-properties officeooo:rsid="041fd4e8"/>
    </style:style>
    <style:style style:name="T679" style:family="text">
      <style:text-properties officeooo:rsid="04241a44"/>
    </style:style>
    <style:style style:name="T680" style:family="text">
      <style:text-properties officeooo:rsid="043750a7"/>
    </style:style>
    <style:style style:name="T681" style:family="text">
      <style:text-properties officeooo:rsid="044fff1f"/>
    </style:style>
    <style:style style:name="T682" style:family="text">
      <style:text-properties officeooo:rsid="0483db3c"/>
    </style:style>
    <style:style style:name="T683" style:family="text">
      <style:text-properties officeooo:rsid="04852bcd"/>
    </style:style>
    <style:style style:name="T684" style:family="text">
      <style:text-properties officeooo:rsid="04870c40"/>
    </style:style>
    <style:style style:name="T685" style:family="text">
      <style:text-properties officeooo:rsid="04886fd0"/>
    </style:style>
    <style:style style:name="T686" style:family="text">
      <style:text-properties officeooo:rsid="04909f47"/>
    </style:style>
    <style:style style:name="T687" style:family="text">
      <style:text-properties officeooo:rsid="04934621"/>
    </style:style>
    <style:style style:name="T688" style:family="text">
      <style:text-properties officeooo:rsid="04b6ae5c"/>
    </style:style>
    <style:style style:name="T689" style:family="text">
      <style:text-properties fo:font-variant="normal" fo:text-transform="none" fo:color="#000000" fo:font-size="12pt" fo:font-weight="normal" officeooo:rsid="04eebb69" fo:background-color="#ffffff" loext:char-shading-value="0" style:font-size-asian="12pt" style:font-size-complex="12pt"/>
    </style:style>
    <style:style style:name="T690" style:family="text">
      <style:text-properties officeooo:rsid="03fd2505"/>
    </style:style>
    <style:style style:name="T691" style:family="text">
      <style:text-properties officeooo:rsid="04c2fa52"/>
    </style:style>
    <style:style style:name="T692" style:family="text">
      <style:text-properties officeooo:rsid="04d6daba"/>
    </style:style>
    <style:style style:name="T693" style:family="text">
      <style:text-properties officeooo:rsid="04eebb69"/>
    </style:style>
    <style:style style:name="T694" style:family="text">
      <style:text-properties officeooo:rsid="04f23118"/>
    </style:style>
    <style:style style:name="T695" style:family="text">
      <style:text-properties officeooo:rsid="04f51ce6"/>
    </style:style>
    <style:style style:name="T696" style:family="text">
      <style:text-properties officeooo:rsid="04f6ec0f"/>
    </style:style>
    <style:style style:name="T697" style:family="text">
      <style:text-properties officeooo:rsid="04f86570"/>
    </style:style>
    <style:style style:name="T698" style:family="text">
      <style:text-properties officeooo:rsid="04fe8e1a"/>
    </style:style>
    <style:style style:name="T699" style:family="text">
      <style:text-properties officeooo:rsid="0502d709"/>
    </style:style>
    <style:style style:name="T700" style:family="text">
      <style:text-properties officeooo:rsid="05130157"/>
    </style:style>
    <style:style style:name="T701" style:family="text">
      <style:text-properties officeooo:rsid="0538f188"/>
    </style:style>
    <style:style style:name="T702" style:family="text">
      <style:text-properties officeooo:rsid="053be0ef"/>
    </style:style>
    <style:style style:name="T703" style:family="text">
      <style:text-properties officeooo:rsid="0540d14c"/>
    </style:style>
    <style:style style:name="T704" style:family="text">
      <style:text-properties officeooo:rsid="0544c6b0"/>
    </style:style>
    <style:style style:name="T705" style:family="text">
      <style:text-properties officeooo:rsid="0547d303"/>
    </style:style>
    <style:style style:name="T706" style:family="text">
      <style:text-properties officeooo:rsid="054eceb3"/>
    </style:style>
    <style:style style:name="T707" style:family="text">
      <style:text-properties officeooo:rsid="055eac53"/>
    </style:style>
    <style:style style:name="T708" style:family="text">
      <style:text-properties officeooo:rsid="056c22d1"/>
    </style:style>
    <style:style style:name="T709" style:family="text">
      <style:text-properties officeooo:rsid="0573f64c"/>
    </style:style>
    <style:style style:name="T710" style:family="text">
      <style:text-properties officeooo:rsid="0575ea8b"/>
    </style:style>
    <style:style style:name="T711" style:family="text">
      <style:text-properties officeooo:rsid="057b2d68"/>
    </style:style>
    <style:style style:name="T712" style:family="text">
      <style:text-properties officeooo:rsid="0580f836"/>
    </style:style>
    <style:style style:name="T713" style:family="text">
      <style:text-properties officeooo:rsid="05845f7a"/>
    </style:style>
    <style:style style:name="T714" style:family="text">
      <style:text-properties officeooo:rsid="058c627b"/>
    </style:style>
    <style:style style:name="T715" style:family="text">
      <style:text-properties officeooo:rsid="05992c64"/>
    </style:style>
    <style:style style:name="T716" style:family="text">
      <style:text-properties officeooo:rsid="05b52418"/>
    </style:style>
    <style:style style:name="T717" style:family="text">
      <style:text-properties officeooo:rsid="05be6b1b"/>
    </style:style>
    <style:style style:name="T718" style:family="text">
      <style:text-properties officeooo:rsid="05c1d592"/>
    </style:style>
    <style:style style:name="T719" style:family="text">
      <style:text-properties officeooo:rsid="05c32c7f"/>
    </style:style>
    <style:style style:name="T720" style:family="text">
      <style:text-properties officeooo:rsid="05d8ff42"/>
    </style:style>
    <style:style style:name="T721" style:family="text">
      <style:text-properties officeooo:rsid="05da03f4"/>
    </style:style>
    <style:style style:name="T722" style:family="text">
      <style:text-properties officeooo:rsid="05db2531"/>
    </style:style>
    <style:style style:name="T723" style:family="text">
      <style:text-properties officeooo:rsid="05e20c77"/>
    </style:style>
    <style:style style:name="T724" style:family="text">
      <style:text-properties officeooo:rsid="05e3a2bc"/>
    </style:style>
    <style:style style:name="T725" style:family="text">
      <style:text-properties officeooo:rsid="05e537e4"/>
    </style:style>
    <style:style style:name="T726" style:family="text">
      <style:text-properties officeooo:rsid="05eab96f"/>
    </style:style>
    <style:style style:name="T727" style:family="text">
      <style:text-properties officeooo:rsid="05ed10c1"/>
    </style:style>
    <style:style style:name="T728" style:family="text">
      <style:text-properties officeooo:rsid="05ed2e75"/>
    </style:style>
    <style:style style:name="T729" style:family="text">
      <style:text-properties officeooo:rsid="05f713eb"/>
    </style:style>
    <style:style style:name="T730" style:family="text">
      <style:text-properties officeooo:rsid="05f8f07c"/>
    </style:style>
    <style:style style:name="T731" style:family="text">
      <style:text-properties officeooo:rsid="05fb63e4"/>
    </style:style>
    <style:style style:name="T732" style:family="text">
      <style:text-properties officeooo:rsid="05fc1eed"/>
    </style:style>
    <style:style style:name="T733" style:family="text">
      <style:text-properties officeooo:rsid="05fe3b06"/>
    </style:style>
    <style:style style:name="T734" style:family="text">
      <style:text-properties officeooo:rsid="05ff752e"/>
    </style:style>
    <style:style style:name="T735" style:family="text">
      <style:text-properties officeooo:rsid="0601813e"/>
    </style:style>
    <style:style style:name="T736" style:family="text">
      <style:text-properties officeooo:rsid="06030bb4"/>
    </style:style>
    <style:style style:name="T737" style:family="text">
      <style:text-properties officeooo:rsid="0608b0bf"/>
    </style:style>
    <style:style style:name="T738" style:family="text">
      <style:text-properties officeooo:rsid="060998e7"/>
    </style:style>
    <style:style style:name="T739" style:family="text">
      <style:text-properties officeooo:rsid="060e5b3c"/>
    </style:style>
    <style:style style:name="T740" style:family="text">
      <style:text-properties officeooo:rsid="060e7dc0"/>
    </style:style>
    <style:style style:name="T741" style:family="text">
      <style:text-properties officeooo:rsid="060f7f08"/>
    </style:style>
    <style:style style:name="T742" style:family="text">
      <style:text-properties officeooo:rsid="0612965b"/>
    </style:style>
    <style:style style:name="T743" style:family="text">
      <style:text-properties officeooo:rsid="061472e0"/>
    </style:style>
    <style:style style:name="T744" style:family="text">
      <style:text-properties officeooo:rsid="06160d11"/>
    </style:style>
    <style:style style:name="T745" style:family="text">
      <style:text-properties officeooo:rsid="061da492"/>
    </style:style>
    <style:style style:name="T746" style:family="text">
      <style:text-properties officeooo:rsid="061eb5c3"/>
    </style:style>
    <style:style style:name="T747" style:family="text">
      <style:text-properties officeooo:rsid="061fc9cc"/>
    </style:style>
    <style:style style:name="T748" style:family="text">
      <style:text-properties officeooo:rsid="0622f623"/>
    </style:style>
    <style:style style:name="T749" style:family="text">
      <style:text-properties officeooo:rsid="06255297"/>
    </style:style>
    <style:style style:name="T750" style:family="text">
      <style:text-properties officeooo:rsid="0629f49f"/>
    </style:style>
    <style:style style:name="T751" style:family="text">
      <style:text-properties officeooo:rsid="062b4a88"/>
    </style:style>
    <style:style style:name="T752" style:family="text">
      <style:text-properties officeooo:rsid="062d3f99"/>
    </style:style>
    <style:style style:name="T753" style:family="text">
      <style:text-properties officeooo:rsid="062f5cf2"/>
    </style:style>
    <style:style style:name="T754" style:family="text">
      <style:text-properties officeooo:rsid="063e90ec"/>
    </style:style>
    <style:style style:name="T755" style:family="text">
      <style:text-properties officeooo:rsid="063f2af2"/>
    </style:style>
    <style:style style:name="T756" style:family="text">
      <style:text-properties officeooo:rsid="063fade0"/>
    </style:style>
    <style:style style:name="T757" style:family="text">
      <style:text-properties officeooo:rsid="06435ea9"/>
    </style:style>
    <style:style style:name="T758" style:family="text">
      <style:text-properties officeooo:rsid="064b85ac"/>
    </style:style>
    <style:style style:name="T759" style:family="text">
      <style:text-properties officeooo:rsid="064d6e8d"/>
    </style:style>
    <style:style style:name="T760" style:family="text">
      <style:text-properties officeooo:rsid="064e594e"/>
    </style:style>
    <style:style style:name="T761" style:family="text">
      <style:text-properties officeooo:rsid="06504054"/>
    </style:style>
    <style:style style:name="T762" style:family="text">
      <style:text-properties officeooo:rsid="065392a5"/>
    </style:style>
    <style:style style:name="T763" style:family="text">
      <style:text-properties officeooo:rsid="0656325e"/>
    </style:style>
    <style:style style:name="T764" style:family="text">
      <style:text-properties officeooo:rsid="06581687"/>
    </style:style>
    <style:style style:name="T765" style:family="text">
      <style:text-properties officeooo:rsid="066655b9"/>
    </style:style>
    <style:style style:name="T766" style:family="text">
      <style:text-properties officeooo:rsid="0682f97a"/>
    </style:style>
    <style:style style:name="T767" style:family="text">
      <style:text-properties officeooo:rsid="0685c29b"/>
    </style:style>
    <style:style style:name="T768" style:family="text">
      <style:text-properties officeooo:rsid="0697b211"/>
    </style:style>
    <style:style style:name="T769" style:family="text">
      <style:text-properties officeooo:rsid="069917e4"/>
    </style:style>
    <style:style style:name="T770" style:family="text">
      <style:text-properties officeooo:rsid="069a3783"/>
    </style:style>
    <style:style style:name="T771" style:family="text">
      <style:text-properties officeooo:rsid="06cdc782"/>
    </style:style>
    <style:style style:name="T772" style:family="text">
      <style:text-properties fo:font-variant="small-caps" style:text-line-through-style="none" style:text-line-through-type="none" fo:language="ru" fo:country="RU" style:text-underline-style="none" officeooo:rsid="06cd4d7b" style:font-name-asian="Times New Roman1" style:font-name-complex="Times New Roman1"/>
    </style:style>
    <style:style style:name="T773" style:family="text">
      <style:text-properties fo:font-variant="small-caps" style:text-line-through-style="none" style:text-line-through-type="none" fo:language="ru" fo:country="RU" style:text-underline-style="none" officeooo:rsid="03fd2505" style:font-name-asian="Times New Roman1" style:font-name-complex="Times New Roman1"/>
    </style:style>
    <style:style style:name="T774" style:family="text">
      <style:text-properties officeooo:rsid="07285cb4"/>
    </style:style>
    <style:style style:name="T775" style:family="text">
      <style:text-properties officeooo:rsid="07294e53"/>
    </style:style>
    <style:style style:name="T776" style:family="text">
      <style:text-properties officeooo:rsid="072abe24"/>
    </style:style>
    <style:style style:name="T777" style:family="text">
      <style:text-properties officeooo:rsid="073914bd"/>
    </style:style>
    <style:style style:name="T778" style:family="text">
      <style:text-properties officeooo:rsid="07394e9c"/>
    </style:style>
    <style:style style:name="T779" style:family="text">
      <style:text-properties officeooo:rsid="073c64a1"/>
    </style:style>
    <style:style style:name="T780" style:family="text">
      <style:text-properties officeooo:rsid="073e9b90"/>
    </style:style>
    <style:style style:name="T781" style:family="text">
      <style:text-properties officeooo:rsid="073fc442"/>
    </style:style>
    <style:style style:name="T782" style:family="text">
      <style:text-properties officeooo:rsid="07415380"/>
    </style:style>
    <style:style style:name="T783" style:family="text">
      <style:text-properties officeooo:rsid="074163b2"/>
    </style:style>
    <style:style style:name="T784" style:family="text">
      <style:text-properties officeooo:rsid="074283c7"/>
    </style:style>
    <style:style style:name="T785" style:family="text">
      <style:text-properties officeooo:rsid="0747c052"/>
    </style:style>
    <style:style style:name="T786" style:family="text">
      <style:text-properties officeooo:rsid="0747cd5b"/>
    </style:style>
    <style:style style:name="T787" style:family="text">
      <style:text-properties officeooo:rsid="074a3dc5"/>
    </style:style>
    <style:style style:name="T788" style:family="text">
      <style:text-properties officeooo:rsid="074c3645"/>
    </style:style>
    <style:style style:name="T789" style:family="text">
      <style:text-properties officeooo:rsid="07541d78"/>
    </style:style>
    <style:style style:name="T790" style:family="text">
      <style:text-properties officeooo:rsid="07549ef4"/>
    </style:style>
    <style:style style:name="T791" style:family="text">
      <style:text-properties officeooo:rsid="075a1d43"/>
    </style:style>
    <style:style style:name="T792" style:family="text">
      <style:text-properties officeooo:rsid="076bba43"/>
    </style:style>
    <style:style style:name="T793" style:family="text">
      <style:text-properties officeooo:rsid="0770c753"/>
    </style:style>
    <style:style style:name="T794" style:family="text">
      <style:text-properties officeooo:rsid="0775ceb5"/>
    </style:style>
    <style:style style:name="T795" style:family="text">
      <style:text-properties officeooo:rsid="07ec6bef"/>
    </style:style>
    <style:style style:name="T796" style:family="text">
      <style:text-properties officeooo:rsid="07ecd5cc"/>
    </style:style>
    <style:style style:name="T797" style:family="text">
      <style:text-properties officeooo:rsid="07f190e8"/>
    </style:style>
    <style:style style:name="T798" style:family="text">
      <style:text-properties officeooo:rsid="07f87ea4"/>
    </style:style>
    <style:style style:name="T799" style:family="text">
      <style:text-properties officeooo:rsid="07fe5da1"/>
    </style:style>
    <style:style style:name="T800" style:family="text">
      <style:text-properties officeooo:rsid="080ee161"/>
    </style:style>
    <style:style style:name="T801" style:family="text">
      <style:text-properties officeooo:rsid="0836a2fc"/>
    </style:style>
    <style:style style:name="T802" style:family="text">
      <style:text-properties officeooo:rsid="083eb9a9"/>
    </style:style>
    <style:style style:name="T803" style:family="text">
      <style:text-properties fo:language="en" fo:country="US" style:text-underline-style="none" officeooo:rsid="08a5c116"/>
    </style:style>
    <style:style style:name="T804" style:family="text">
      <style:text-properties officeooo:rsid="094eea2e"/>
    </style:style>
    <style:style style:name="T805" style:family="text">
      <style:text-properties officeooo:rsid="096c5b49"/>
    </style:style>
    <style:style style:name="T806" style:family="text">
      <style:text-properties officeooo:rsid="0982a4a2"/>
    </style:style>
    <style:style style:name="T807" style:family="text">
      <style:text-properties officeooo:rsid="098387a5"/>
    </style:style>
    <style:style style:name="T808" style:family="text">
      <style:text-properties officeooo:rsid="0986af21"/>
    </style:style>
    <style:style style:name="T809" style:family="text">
      <style:text-properties officeooo:rsid="09889c74"/>
    </style:style>
    <style:style style:name="T810" style:family="text">
      <style:text-properties officeooo:rsid="0990d4ca"/>
    </style:style>
    <style:style style:name="T811" style:family="text">
      <style:text-properties officeooo:rsid="0992c5db"/>
    </style:style>
    <style:style style:name="T812" style:family="text">
      <style:text-properties officeooo:rsid="0997f6c3"/>
    </style:style>
    <style:style style:name="T813" style:family="text">
      <style:text-properties officeooo:rsid="099862c9"/>
    </style:style>
    <style:style style:name="T814" style:family="text">
      <style:text-properties officeooo:rsid="099acdd1"/>
    </style:style>
    <style:style style:name="T815" style:family="text">
      <style:text-properties officeooo:rsid="09a5ece5"/>
    </style:style>
    <style:style style:name="T816" style:family="text">
      <style:text-properties officeooo:rsid="09a6d680"/>
    </style:style>
    <style:style style:name="T817" style:family="text">
      <style:text-properties officeooo:rsid="09a8ac6e"/>
    </style:style>
    <style:style style:name="T818" style:family="text">
      <style:text-properties officeooo:rsid="09aa4ca4"/>
    </style:style>
    <style:style style:name="T819" style:family="text">
      <style:text-properties officeooo:rsid="09abe63e"/>
    </style:style>
    <style:style style:name="T820" style:family="text">
      <style:text-properties officeooo:rsid="09b03faf"/>
    </style:style>
    <style:style style:name="T821" style:family="text">
      <style:text-properties officeooo:rsid="09b0523a"/>
    </style:style>
    <style:style style:name="T822" style:family="text">
      <style:text-properties officeooo:rsid="09b2ca94"/>
    </style:style>
    <style:style style:name="T823" style:family="text">
      <style:text-properties officeooo:rsid="09c8dd3a"/>
    </style:style>
    <style:style style:name="T824" style:family="text">
      <style:text-properties officeooo:rsid="09cd93f4"/>
    </style:style>
    <style:style style:name="T825" style:family="text">
      <style:text-properties officeooo:rsid="09dabc5d"/>
    </style:style>
    <style:style style:name="T826" style:family="text">
      <style:text-properties officeooo:rsid="09e39cfc"/>
    </style:style>
    <style:style style:name="T827" style:family="text">
      <style:text-properties officeooo:rsid="09e575bd"/>
    </style:style>
    <style:style style:name="T828" style:family="text">
      <style:text-properties officeooo:rsid="09e7247f"/>
    </style:style>
    <style:style style:name="T829" style:family="text">
      <style:text-properties officeooo:rsid="09e8fe37"/>
    </style:style>
    <style:style style:name="T830" style:family="text">
      <style:text-properties officeooo:rsid="09eb2154"/>
    </style:style>
    <style:style style:name="T831" style:family="text">
      <style:text-properties officeooo:rsid="09f1ed9c"/>
    </style:style>
    <style:style style:name="T832" style:family="text">
      <style:text-properties officeooo:rsid="09f5d7e4"/>
    </style:style>
    <style:style style:name="T833" style:family="text">
      <style:text-properties officeooo:rsid="09fcfc6a"/>
    </style:style>
    <style:style style:name="T834" style:family="text">
      <style:text-properties officeooo:rsid="09ff12fc"/>
    </style:style>
    <style:style style:name="T835" style:family="text">
      <style:text-properties officeooo:rsid="0a02fa65"/>
    </style:style>
    <style:style style:name="T836" style:family="text">
      <style:text-properties officeooo:rsid="0a11aca2"/>
    </style:style>
    <style:style style:name="T837" style:family="text">
      <style:text-properties officeooo:rsid="0a2554cf"/>
    </style:style>
    <style:style style:name="T838" style:family="text">
      <style:text-properties officeooo:rsid="0a2fea93"/>
    </style:style>
    <style:style style:name="T839" style:family="text">
      <style:text-properties officeooo:rsid="0a5e026b"/>
    </style:style>
    <style:style style:name="T840" style:family="text">
      <style:text-properties officeooo:rsid="0a5f46c6"/>
    </style:style>
    <style:style style:name="T841" style:family="text">
      <style:text-properties officeooo:rsid="0a7a219e"/>
    </style:style>
    <style:style style:name="T842" style:family="text">
      <style:text-properties officeooo:rsid="0a7b6a83"/>
    </style:style>
    <style:style style:name="T843" style:family="text">
      <style:text-properties officeooo:rsid="0a7be7c6"/>
    </style:style>
    <style:style style:name="T844" style:family="text">
      <style:text-properties officeooo:rsid="0a7f6d4d"/>
    </style:style>
    <style:style style:name="T845" style:family="text">
      <style:text-properties officeooo:rsid="0a7f93dc"/>
    </style:style>
    <style:style style:name="T846" style:family="text">
      <style:text-properties officeooo:rsid="0a7ff206"/>
    </style:style>
    <style:style style:name="T847" style:family="text">
      <style:text-properties officeooo:rsid="0a849c4c"/>
    </style:style>
    <style:style style:name="T848" style:family="text">
      <style:text-properties officeooo:rsid="0a881d46"/>
    </style:style>
    <style:style style:name="T849" style:family="text">
      <style:text-properties officeooo:rsid="0a8bf2cb"/>
    </style:style>
    <style:style style:name="T850" style:family="text">
      <style:text-properties officeooo:rsid="0a8e6490"/>
    </style:style>
    <style:style style:name="T851" style:family="text">
      <style:text-properties officeooo:rsid="0a98007c"/>
    </style:style>
    <style:style style:name="T852" style:family="text">
      <style:text-properties officeooo:rsid="0a9858f7"/>
    </style:style>
    <style:style style:name="T853" style:family="text">
      <style:text-properties officeooo:rsid="0a9a453b"/>
    </style:style>
    <style:style style:name="T854" style:family="text">
      <style:text-properties officeooo:rsid="0aa74721"/>
    </style:style>
    <style:style style:name="T855" style:family="text">
      <style:text-properties officeooo:rsid="0aaf0aca"/>
    </style:style>
    <style:style style:name="T856" style:family="text">
      <style:text-properties officeooo:rsid="0ab2df18"/>
    </style:style>
    <style:style style:name="T857" style:family="text">
      <style:text-properties officeooo:rsid="0ad77d83"/>
    </style:style>
    <style:style style:name="T858" style:family="text">
      <style:text-properties officeooo:rsid="0ad866e3"/>
    </style:style>
    <style:style style:name="T859" style:family="text">
      <style:text-properties officeooo:rsid="0aec731c"/>
    </style:style>
    <style:style style:name="T860" style:family="text">
      <style:text-properties officeooo:rsid="0b082db0"/>
    </style:style>
    <style:style style:name="T861" style:family="text">
      <style:text-properties officeooo:rsid="0b08f6ac"/>
    </style:style>
    <style:style style:name="T862" style:family="text">
      <style:text-properties officeooo:rsid="0b0a79f1"/>
    </style:style>
    <style:style style:name="T863" style:family="text">
      <style:text-properties officeooo:rsid="0b136b75"/>
    </style:style>
    <style:style style:name="T864" style:family="text">
      <style:text-properties officeooo:rsid="0b20b8e7"/>
    </style:style>
    <style:style style:name="T865" style:family="text">
      <style:text-properties officeooo:rsid="0b23ec69"/>
    </style:style>
    <style:style style:name="T866" style:family="text">
      <style:text-properties officeooo:rsid="0b2acb23"/>
    </style:style>
    <style:style style:name="T867" style:family="text">
      <style:text-properties officeooo:rsid="0b3e25ea"/>
    </style:style>
    <style:style style:name="T868" style:family="text">
      <style:text-properties officeooo:rsid="04c0479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4"><text:span text:style-name="T638"/></text:p>
      <text:p text:style-name="P28">Imipolex G <text:span text:style-name="T688">не оказался чем-то более—или менее—страшным, чем новый пластик, ароматический гетероцикличный полимер, <text:s/>разработанный в 1939, на годы опередив своё время, неким Л. Джамфом для ИГ Фарбен. Он стабилен при высоких температурах, где-то порядка 900°, сочетает высокую прочность с низким фактором потери мощности. <text:s/>По своей структуре, это отвердевшая цепь ароматических колец, шестиугольники, как тот из золота, что болтается и шлёпает вокруг пупка Хилари Бонса, сменяясь там и тут так называемыми гетероцикличными кольцами.</text:span></text:p>
      <text:p text:style-name="P82"><text:span text:style-name="T868">П</text:span>роисхождение <text:span text:style-name="T690">Imipolex G </text:span>прослеживается <text:span text:style-name="T691">к ранним исследованиям проводившимся в лабораториях Дюпона. Пластичность имеет свою великую традицию и основное течение, которому случилось протекать через владения Дюпонов и их знаменитого исследователя Каротерс, известного как Великий Синтезаторщик. Его классическое изучение больших молекул охватило десятилетие двадцатых и напрямую вывело нас к нейлону, который не только добавил восторга фетишистам и удобств для восставших с оружием в руках, но и явился также, своевременным и хорошо вписавшимся в Систему, провозглашением главного канона Пластичности: химики уже не ждут милостей от Природы. Теперь они заранее могли определится какие <text:s/>свойства ждут от молекулы, и – приступать к её созданию. У Дюпонов, следующим шагом после нейлона, стало введение ароматических колец в <text:s/>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text:span text:style-name="T6">Kraft, Standfestigkeit, Weiße: </text:span><text:span text:style-name="T692">как часто их принимали за Нацистские надписи, и действительно до чего, в общем-то они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а наступающий вечер сгущался до фактуры дыма из курительной трубки, а руки молодых пассажиров вытягивались из рукавов своих пальто в куда-то ещё, как карлики в поисках убежища, или экстатично уносились прочь от расписания в тактильные утехи с бельём намного соблазнительнее нейлона…). Л.Джамф, среди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Нужный мономер высокого молекулярного веса мог быть синтезирован таким порядк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text:span></text:p>
      <text:p text:style-name="P83">Джамф в то время работал на Швейцарск<text:span text:style-name="T693">ую</text:span> <text:span text:style-name="T693">компанию</text:span> Psychochemie AG, изначально именовавш<text:span text:style-name="T693">ую</text:span>ся Grössli Chemical Corporation, <text:span text:style-name="T693">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 видимому, б</text:span><text:span text:style-name="T689">о́</text:span><text:span text:style-name="T693">льшая часть контрактов <text:s/></text:span>Grössli <text:span text:style-name="T694">была заключена с Сандоз, в любом случае. Ещё в 1926 имелась устная договорённость между Швейцарским картелем и ИГ Фарбен. Когда немцы создали свою офшорную компанию в Швейцарии, ИГ Химие, два года спустя, контрольный пакет акций <text:s/></text:span>Grössli <text:span text:style-name="T695">был продан им, а компания преобразовалась в <text:s/></text:span>Psychochemie AG. <text:span text:style-name="T696">Патент на <text:s/>Imipolex G был, таким образом, перекрёстно зарегистрирован как на ИГ, так и на <text:s/></text:span>Psychochemie. <text:span text:style-name="T697">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же как 39-м годом. По упомянутому соглашению об <text:s/>Imipolex, Икота могла поставлять новый пластик на рынки Британского </text:span><text:soft-page-break/><text:span text:style-name="T697">Содружества в обмен на один фунт и прочие хорошие ценные соображения. Очень мило. <text:s/></text:span>Psychochemie AG <text:span text:style-name="T698">всё ещё при деле, продолжает заниматься бизнесом по своему старому адресу на Шоколадештрассе, в том Цюрихе, Швейцария. </text:span></text:p>
      <text:p text:style-name="P84">Слотроп раскачивает длинную цепочку часов своего зут-сьюта, <text:span text:style-name="T699">с некоторой взволнованностью. Пара моментов, сразу же бросаются в глаза. Ему доходит даже больше, чем он вообще мог бы подумать, даже в его самых параноидных приливах.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text:s/>Imipolex—двигательная система ракеты сверхъестественно похожа на ту, что разрабатывалась в Бритиш Шелл примерно в тот же период… и, ой, ё-моё, Слотропу вдруг доходит где вся информация по ракете </text:span><text:span text:style-name="T7">собирается</text:span><text:span text:style-name="T699">—в офисе м-ра Дункана Сандиса, где же ещё, зятя Черчилля собственной персоной, который работает в Министерстве Снабжения, что расположено где бы вы думали, если не в Мекс-Хаус принадлежащем Шелл, </text:span><text:span text:style-name="T7">о, ради Бога…</text:span><text:span text:style-name="T699">.</text:span></text:p>
      <text:p text:style-name="P85">Тут Слотроп организует блестящий развед-рейд, вместе с верным напарником Бладгетом Ваксвингом, <text:span text:style-name="T700">в сам Шелл Мекс-Хаус—прямо в сердце собственного филиала Ракеты в Лондоне. Кося взвод за взводом вооружённую охрану из своего автомата «стен», отшвыривая заневестившихся, визжащих секретарш из ЖКАП (а как ещё реагировать, даже если не больно?), грубо выдёргивая папки, бросая коктейли Молотова, Дуболомы Зуттеры ворвались наконец в святая святых подтянув свои штаны до подмышек, попахивая жжёной волоснёй, пролитой кровью, чтобы найти не м-ра Дункана Сандиса с трусливым блеянием перед их правотой, и не распахнутое окно, побег по цыгански, гадальные карты разбросаны в спешке, и даже не посмотрим-кто-кого с сами великим Консорциумом—но просто довольно унылую комнату <text:s/>бизнес-машин расставленных вдоль стен, спокойно себе перемаргиваются, кипы перфокарт зияющих дырами как кожа прыщавых лиц, хрупких как последние Германские стены стоящие без опоры после бомб отгремевшей бомбёжки и теперь гнущиеся высоко над головой, готовые сложиться вниз с небес под напором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Время сдвинуть шляпу на лоб, пустить по кругу после-заварушную сигарету, прикидывая как будем ноги уносить… ты запомнил как добрались, все эти повороты с заворотами? Нет. Ты не смотрел. Любая из этих дверей может стать путём спасения, но времени может не остаться….</text:span></text:p>
      <text:p text:style-name="P86">Но Дункан Сандис всего лишь имя, <text:span text:style-name="T701">функция во всём этом. «Насколько высоко это заходит?» совершенно <text:s/>излишний вопрос, потому что организационные списки составляли Они, имена и должности заполняли Они, потому что</text:span></text:p>
      <text:p text:style-name="P87">Пословица для Параноиков, <text:span text:style-name="T702">3</text:span>: <text:span text:style-name="T702">Если тебя вынудили задавать неправильные вопросы, то им незачем думать над своими ответами.</text:span></text:p>
      <text:p text:style-name="P88">Слотроп замечает, что он застыл над синим листком списка деталей с которого всё и <text:span text:style-name="T703">н</text:span>ачалось. <text:s/><text:span text:style-name="T8">Насколько высоко это заходит</text:span><text:span text:style-name="T701">… уххх. Вопрос-капкан не предназначен быть обращённым к </text:span><text:span text:style-name="T8">людям</text:span><text:span text:style-name="T701"> вообще, но к </text:span><text:span text:style-name="T8">оборудованию</text:span><text:span text:style-name="T701">! Прищурившись, внимательно передвигая палец по колонкам, Слотроп находит, что </text:span><text:span text:style-name="T8">Vorrichtung für die Isolierung </text:span><text:span text:style-name="T704">является Составной Частью в</text:span></text:p>
      <text:p text:style-name="P88">“S-Gerät, 11/00000.”</text:p>
      <text:p text:style-name="P89">Если эти цифры серийный номер ракеты, <text:span text:style-name="T705">как видно по их форме, то это должна быть какая-то спец модель—Слотроп ни разу не слыхал о чём-то с четырьмя нулями, не говоря уж о пяти… и ни про какое изделие <text:s/>S-Gerät, есть <text:s/>K-Gerät и <text:s/>L-Gerät, они упоминаются в руководстве… ну, Документ SG-1, который, якобы, не существует, должен прояснять всё это….</text:span></text:p>
      <text:p text:style-name="P90"><text:soft-page-break/>Выходит из номера: никуда конкретно, двигаясь под медленный барабанный бой в <text:span text:style-name="T706">брюшных мускулах, </text:span><text:span text:style-name="T9">посмотрим что дальше, будь наготове</text:span><text:span text:style-name="T706">….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text:span text:style-name="T9">Times</text:span><text:span text:style-name="T706"> за прошлый четверг. Хмм. Давненько ни одной из </text:span><text:span text:style-name="T9">них</text:span><text:span text:style-name="T706"> не попадалось…. <text:s/>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Встретимся в Сант-Луие крутят в Эмпайр Синема (вспоминает давний трюк член-в-коробке-с-поп-корном, который повторял там с какой-то Мадлен, а та даже—)—</text:span></text:p>
      <text:p text:style-name="P91">Тантиви… О, нет, блядь, нет погоди<text:span text:style-name="T594">—</text:span></text:p>
      <text:p text:style-name="P92">«<text:span text:style-name="T707">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замле Германской артиллерией...» и подписано его самым преданыым товарищем по оружию, Теодор Блот. </text:span><text:span text:style-name="T10">Майор</text:span><text:span text:style-name="T707"> Теодор Блот теперь уже—</text:span></text:p>
      <text:p text:style-name="P93">Уставясь в окно, уставясь ни на что, <text:span text:style-name="T708">стиснув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text:s/>Сам знаешь, эти прокажённые. В общем—</text:span></text:p>
      <text:p text:style-name="P94">Десять минут спустя, <text:s/>в своём номере, <text:span text:style-name="T709">лёжа ничком на своей кровати, он чувствует себя опустошённым. Не может плакать. </text:span><text:span text:style-name="T11">Ничего</text:span><text:span text:style-name="T709"> не может.</text:span></text:p>
      <text:p text:style-name="P95">Они это сделали. <text:span text:style-name="T710">Завели его друга в какой-то смертельный капкан, возможно, позволили изобразить «почётную» смерть… а потом просто </text:span><text:span text:style-name="T12">закрыли его </text:span><text:span text:style-name="T13">личное дело…</text:span><text:span text:style-name="T710">.</text:span></text:p>
      <text:p text:style-name="P96">Позднее у него появится мысль, что может вся эта история ложь. <text:span text:style-name="T711">Они запросто могли вложить её в ту лондонскую </text:span><text:span text:style-name="T14">Times</text:span><text:span text:style-name="T711">, разве нет? подбросили газету, чтоб Слотроп её нашёл? Но на тот момент, когдаон это вычислил, возврата уже не было.</text:span></text:p>
      <text:p text:style-name="P97">В полдень заходит Хилари Бонс с пришибленной <text:span text:style-name="T712">улыбочкой</text:span>. «<text:span text:style-name="T712">Как удался твой вечер? У меня замечательно»,</text:span></text:p>
      <text:p text:style-name="P29">– <text:span text:style-name="T713">Рад слышать,</text:span>– <text:span text:style-name="T713">Слотроп улыбается. </text:span><text:span text:style-name="T15">Ты тоже в моём списке, дорогуша</text:span><text:span text:style-name="T713">. Эта улыбка потребовала от него больше грации, чем за всю его вялую Американскую жизнь, до этого момента. Он всегда думал, что на грацию у него дефицит. Однако, работает. Он изумлён и чуть не расплакался от благодарности. Самое лучшее тут не в том, что Бонс явно одурачен его улыбкой, но что Слотроп знает: у него это получается….</text:span></text:p>
      <text:p text:style-name="P98">Так что он, таки, срывается в Ниццу, <text:span text:style-name="T714">в быстром побеге по горной дороге, заносясь на виражах и скрипя тормозами над согретыми солнцем пропастями, хвосты стряхнуты 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ребята—вкатывает в город в своём белом зуте, тёмных очках, трепеща полями шляпы как у Сидни Гринстрита. Он не слишком-то неприметен среди толп военных и мамзелей уже перешедших на летнюю форму одежды. Но он бросает машину возле Площади Гарибальди, направляется в бистро в старой Ницце, по ту сторону La Porte </text:span>Fausse, <text:span text:style-name="T715">и находит время на булочку с кофе, прежде чем пойти по адресу, что дал ему Ваксвинг. Там оказался древний четырёхэтажный отель с ранними алкашами распростёртыми по коридорам, с веками глаз <text:s/>в виде крохотных буханок смазанных прощальными лучами заходящего солнца, а летняя пыль <text:s text:c="2"/>чинно </text:span><text:soft-page-break/><text:span text:style-name="T715">проворачивается сквозь тёмно-серый свет, летнее приволье на прилегающих улицах, апрельское лето пока великая передислокация из Европы в Азию курлычем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Rue Россини, Слотропа посещает самое лучшее из ощущений, что могут принести сумерки в чужеземном городе: как раз там, где свет неба уравнивается со светом уличных фонарей, как раз перед первой звездой, какое-то обещание беспричинных событий, неожиданностей, направление под прямым углом ко всем направлениям, которые его жизнь способна была избирать до сих пор.</text:span></text:p>
      <text:p text:style-name="P99">Слишком нетерпеливый, чтобы дождаться первой звезды, Слотроп заходит в отель. <text:span text:style-name="T716">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в комнатах с увесистой мебелью. Лестничная клетка оказывается не очень вертикальной, а </text:span><text:span text:style-name="T16">скошенной</text:span><text:span text:style-name="T716"> под некоторым углом, а свет спадающий по стенам всего двух цветов: землистого и блеклой листвы. На самом верхнем этаже Слотроп наконец замечает старую материнскую </text:span><text:span text:style-name="T16">femme de chambre </text:span><text:span text:style-name="T717">входящую в одну из комнат со сменой постельного белья, очень белого в полумраке. </text:span></text:p>
      <text:p text:style-name="P30">– <text:span text:style-name="T718">Зачем ты сбежал,</text:span>– <text:span text:style-name="T718">грустный шёпот звучит словно через телефонную трубку откуда-то очень издалека.</text:span>– <text:span text:style-name="T719">Они хотели помочь тебе. Ничего плохого тебе не сделали б…. Её волосы завиты кверху, в стиле Джорджа Вашингтона, со всех сторон. Она уставилась на Слотропа под углом в 45°, терпеливым взором игрока в шахматы на парковой скамье, очень большой, по доброму горбатый нос и сияющие глаза: она крахмальна, крепко сложена, носки её кожаных туфель загнуты кверху слегка, полосатые красно-белые носки на громадных ступнях придают ей вид вспомогающего существа из некоего-то иного мира, типа, эльфа, что не только почистил обувь пока ты спал, но и малость подмёл, поставил горшок на огонь перед тем, как проснёшься и, может быть, живой цветок на подоконник—</text:span></text:p>
      <text:p text:style-name="P31">– <text:span text:style-name="T720">Извините?</text:span></text:p>
      <text:p text:style-name="P31">– <text:span text:style-name="T720">Ещё не поздно.</text:span></text:p>
      <text:p text:style-name="P32">–– <text:span text:style-name="T721">Вы не понимаете. Они убили моего друга.</text:span>– <text:span text:style-name="T722">Но увидеть это в , так в открытую… как могло такое быть реальным, настолько реальным, достаточно реальным, чтоб убедить его, что однажды Тантиви перешагнёт порог, как вы парни и застенчивая улыбка… эй, Тантиви, ты где пропадал?</text:span></text:p>
      <text:p text:style-name="P33">– <text:span text:style-name="T723">Где я пропадал, Слотроп? Ну, ты умеешь пошутить.</text:span>– <text:span text:style-name="T724">Его улыбка снова озаряет время и весь мир свободы….</text:span></text:p>
      <text:p text:style-name="P100">Он достаёт карточку Ваксвинга. <text:span text:style-name="T725">Старуха расплывается в невиданной улыбке, два зуба оставшиеся у неё в голове лучатся под свежевключенными на ночь лампочками. Большим 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text:span></text:p>
      <text:p text:style-name="P101">Выше только крыша и, типа, пентхаус, в центре. <text:span text:style-name="T726">Три молодых человека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text:span text:style-name="T17">mon ami</text:span><text:span text:style-name="T726">».</text:span></text:p>
      <text:p text:style-name="P143">– <text:span text:style-name="T727">Ну, ладно,</text:span>– <text:span text:style-name="T727">снова машет карточкой Ваксвинга.</text:span></text:p>
      <text:p text:style-name="P144">– <text:span text:style-name="T727">Ах, </text:span><text:span text:style-name="T18">bien</text:span><text:span text:style-name="T727">. . . .</text:span>– <text:span text:style-name="T728">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text:span><text:soft-page-break/><text:span text:style-name="T728">фига тех седельных прошивок контрастных цветов (таких как оранжевый на синем, и вечный фаворит, зелёный на лиловом), будничные стоны утихомиренного дискомфорта, обычно слышные в публичных туалетах, телефонные переговоры внутри облаков сигарного дыма. Ваксвинга нет, но один из коллег прерывает какую-то громкую сделку завидев его визитку.</text:span></text:p>
      <text:p text:style-name="P145">– <text:span text:style-name="T729">Что нужно?</text:span></text:p>
      <text:p text:style-name="P145">– <text:span text:style-name="T1">Carte d’identité</text:span>, <text:span text:style-name="T729">проезд в Цюрих, Швейцария.</text:span></text:p>
      <text:p text:style-name="P145">– <text:span text:style-name="T730">Завтра.</text:span></text:p>
      <text:p text:style-name="P146">– <text:span text:style-name="T730">Место для сна.</text:span></text:p>
      <text:p text:style-name="P181">Человек протягивает ключ от одной из комнат внизу. «Деньги есть?»</text:p>
      <text:p text:style-name="P147">– <text:span text:style-name="T731">Немного. Я не знаю, когда смогу</text:span>—</text:p>
      <text:p text:style-name="P182">Отсчитывает, прищуривается, пролистывает. «Вот». </text:p>
      <text:p text:style-name="P148">– <text:span text:style-name="T732">Э…</text:span></text:p>
      <text:p text:style-name="P147">– <text:span text:style-name="T732">Всё нормально, это не в долг. Из прошлого заработка. Теперь, отель не покидать, не напиваться, держись подальше от девушек, что тут работают.</text:span></text:p>
      <text:p text:style-name="P149">– <text:span text:style-name="T733">О…</text:span></text:p>
      <text:p text:style-name="P149">– <text:span text:style-name="T733">Увидимся завтра.</text:span>– <text:span text:style-name="T733">Вернулся к делам.</text:span></text:p>
      <text:p text:style-name="P183">Ночь Слотропа проходит с неудобствами. <text:span text:style-name="T734">Никак не удаётся заснуть дольше, чем минут на десять. Боевые группы клопов делают вылазки на его тело не без координации с уровнем его сонливости. Алкаши стучат в дверь, алкаши и пропавшие без вести. </text:span></text:p>
      <text:p text:style-name="P150">– <text:span text:style-name="T735">Тайр, впусти меня, это Дампстер, Дампстер Вилард.</text:span></text:p>
      <text:p text:style-name="P150">–<text:span text:style-name="T735">Что за</text:span>—</text:p>
      <text:p text:style-name="P151">– <text:span text:style-name="T736">Сегодня совсем плохая ночь, извини. Мне не стоило так врываться, от меня больше неприятностей, чем я того стою… слушай… я замёрз… я долго добирался….</text:span></text:p>
      <text:p text:style-name="P152"><text:span text:style-name="T737">Резкий стук. «Дампстер</text:span>—<text:span text:style-name="T737">» </text:span></text:p>
      <text:p text:style-name="P152">– <text:span text:style-name="T738">Нет, нет. Это Мюрей Смайл, я был с тобой в учебке, 84 рота, помнишь? У наших серийных номеров разница всего в две цифры.</text:span></text:p>
      <text:p text:style-name="P153">– <text:span text:style-name="T739">Мне надо было впустить… впустить Дампстера… куда он делся? Или я заснул?</text:span></text:p>
      <text:p text:style-name="P154">–<text:span text:style-name="T740">Не говори им, что я был тут. Я пришёл сказать, что тебе не обязательно возвращаться.</text:span></text:p>
      <text:p text:style-name="P155">– <text:span text:style-name="T741">Правда? Они <text:s/>сказали это ничего?</text:span></text:p>
      <text:p text:style-name="P34">– <text:span text:style-name="T742">Это ничего.</text:span></text:p>
      <text:p text:style-name="P35">– <text:span text:style-name="T742">Да, но они </text:span><text:span text:style-name="T19">так сказали</text:span><text:span text:style-name="T742">?</text:span>– <text:span text:style-name="T743">Тишина.</text:span>– <text:span text:style-name="T743">Мюрей?</text:span>– <text:span text:style-name="T743">Тишина.</text:span></text:p>
      <text:p text:style-name="P102">Ветер дует в железе пожарной лестницы очень сильно, <text:span text:style-name="T744">а внизу по улице упаковочный ящик для овощей кувыркается, деревянный, пустой, тёмный. Должно быть четыре утра. «Пора возвращиться, блядь, я опаздываю….»</text:span></text:p>
      <text:p text:style-name="P36">– Нет.– Только шёпот…. Но с ним остался только её «нет».</text:p>
      <text:p text:style-name="P37">– Эт кто? Дженни? Это ты, Дженни?</text:p>
      <text:p text:style-name="P37"><text:soft-page-break/>– Да, это я. О, милый, как хорошо, что я тебя нашла.</text:p>
      <text:p text:style-name="P38">– <text:span text:style-name="T745">Но я должен...</text:span>– <text:span text:style-name="T745">Они бы ей позволили жить с ним в Казино…</text:span></text:p>
      <text:p text:style-name="P39">– <text:span text:style-name="T745">Нет, я не могу.</text:span>– <text:span text:style-name="T20">Но что у неё случилось с <text:s/>голосом</text:span><text:span text:style-name="T746">?</text:span></text:p>
      <text:p text:style-name="P40">– <text:span text:style-name="T747">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text:span></text:p>
      <text:p text:style-name="P41">– <text:span text:style-name="T748">Это ничего.</text:span></text:p>
      <text:p text:style-name="P103">А где-<text:span text:style-name="T749">т</text:span>о, тёмными рыбинами <text:span text:style-name="T749">затаившимися вне углов отражения в течении этой ночи, Катье и Тантиви, два гостя, которых он хочет увидеть больше всего. Он пытается смодулировать голоса, что подходят к двери, смодулировать как на губной гармонике, однако, не получается. То, что он хочет, лежит слишком глубоко….</text:span></text:p>
      <text:p text:style-name="P104">Перед самым рассветом стук становится совсем громким, упорным как сталь. <text:span text:style-name="T750">Слотропу хватило ума не откликнуться на этот раз. </text:span></text:p>
      <text:p text:style-name="P42">– <text:span text:style-name="T751">Давай, открывай.</text:span></text:p>
      <text:p text:style-name="P42">– <text:span text:style-name="T752">Военная полиция, открывай.</text:span></text:p>
      <text:p text:style-name="P105">Американские голоса, голоса кантри, высокие и безжалостные. <text:span text:style-name="T753">Он лежит замерзая, думая выдадут ли его пружины <text:s/>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правильности того, что они сделают… когда-то давным-давно ему говорили, что именно так будут вести себя Нацисты, а тем более Япошки</text:span><text:span text:style-name="T68">—</text:span><text:span text:style-name="T69">а мы всегда играли по честному</text:span><text:span text:style-name="T68">—</text:span><text:span text:style-name="T70">но эти двое за дверью <text:s/></text:span><text:span text:style-name="T71">настолько же деморализуют, как близкий план Джона Уэйна </text:span><text:span text:style-name="T72">(в ракурсе, что подчёркивает насколько у него раскосые глаза, </text:span><text:span text:style-name="T73">смешно: как ты до сих пор не замечал), </text:span><text:span text:style-name="T74">орущего БАНЗАЙ!</text:span></text:p>
      <text:p text:style-name="P43">– <text:span text:style-name="T754">Погоди, Рой, вон он</text:span><text:span text:style-name="T67">—</text:span></text:p>
      <text:p text:style-name="P44">– <text:span text:style-name="T754">Хопер! Иди сюда, падла</text:span><text:span text:style-name="T67">—</text:span></text:p>
      <text:p text:style-name="P44">– <text:span text:style-name="T755">Вы больше не запхнёте меня в смирительную рубаааашку!</text:span>– <text:span text:style-name="T756">Голос Хопера гаснет за углом, военная полиция бросаются в погоню.</text:span></text:p>
      <text:p text:style-name="P106">Слотропу доходит вместе с рассветом за жёлто-коричневой занавеской в окне, <text:span text:style-name="T757">что это его первый день За Пределами. Его первое утро на свободе. Он </text:span><text:span text:style-name="T21">не</text:span><text:span text:style-name="T757">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text:span></text:p>
      <text:p text:style-name="P45">– <text:span text:style-name="T758">Вот адрес одного из наших людей в Цюрихе. Ваксвинг желает вам удачи и спрашивает что вас так задержало.</text:span></text:p>
      <text:p text:style-name="P46">– <text:span text:style-name="T759">То есть он ждёт ответа?</text:span></text:p>
      <text:p text:style-name="P46">– <text:span text:style-name="T759">Он сказал, чтоб вы об этом подумали.</text:span></text:p>
      <text:p text:style-name="P47">– <text:span text:style-name="T760">А скажи-и-и-те,</text:span>– <text:span text:style-name="T760">его только что осенило,</text:span>– <text:span text:style-name="T761">а почему вы мне помогаете? Так вот бесплатно и вообще?</text:span></text:p>
      <text:p text:style-name="P48">– <text:span text:style-name="T762">А кто его знает? Нам приходится играть по схемам. Должно быть есть какая-то схема, в которой вы находитесь, сейчас вот.</text:span></text:p>
      <text:p text:style-name="P49">– <text:span text:style-name="T763">Э…</text:span></text:p>
      <text:p text:style-name="P107"><text:soft-page-break/>Но она уже ушла. <text:span text:style-name="T764">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отвяз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text:span text:style-name="T22">Rue</text:span><text:span text:style-name="T764"> Россини, чьи лица шумят за окнами, где тут можно вкусно поесть, как называется песня, которую каждый насвистывает в это преждевременное лето….</text:span></text:p>
      <text:p text:style-name="P107"/>
      <text:p text:style-name="P108">Неделю спустя он в Цюрихе, после долгой поездки поездом. <text:span text:style-name="T765">Покуда создания из металла в их отъединённости, день за днём плотного стойкого тумана, проводят часы, играя в молекулы, <text:s/>имитируя производственный синтез, рассыпаясь, складываясь вновь, сцепленные и пересцепленные, он то погружаетя, то всплывает из дремотной галлюцинации из Альп, туманов, пропастей, туннелей, скрежещущим подъёмам по невообразимым уклонам, коровьих колокольчиков в темноте, поутру зелёные насыпи, запахи мокрых пастбищ, за окнами всегда небритая бригада рабочих по пути поправить где-то отрезок колеи, долгие ожидания на сортировочных станциях, где рельсы бегут <text:s/>подобно слоям в располовиненной луковице, серые пустынные места, ночи сигнальных гудков, сцепок, лязгов, боковых веток, взоров коров на вечерних склонах <text:s/>армейские колонны в ожидании на переездах, покуда поезд пропыхтит мимо, нигде никакого отчётливого ощущения что за страна конкретно, ни даже воюющих сторон, только сама Война, неизменный исковерканный пейзаж, в котором «нейтральная Швейцария» довольно натянутый термин, употребляемый с такой же долей сарказма, как «освобождённая Франция», «тоталитаристская Германия», «фашистская Испания» и тому подобные….</text:span></text:p>
      <text:p text:style-name="P109">Война перекраивала пространство и время по своему подобию. <text:span text:style-name="T766">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только, проезжая тут впервые, может лишь предугадывать….</text:span></text:p>
      <text:p text:style-name="P109"><text:span text:style-name="T767">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 мостом, в комнатах, где полно наручных и стенных швейцарских часов, вперемешку и альтиметрами. Это русский по фамилии Семявин. Снаружи корабли издают гудки на реке и озере. Этажом выше, кто-то упражняется на пианино: спотыкается, сладкие </text:span><text:span text:style-name="T23">lieder</text:span><text:span text:style-name="T767">. Сенявин вливает водку из горечавки в стаканы только что заваренного им чая. «Прежде всего, ты должен понять как именно тут всё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text:span></text:p>
      <text:p text:style-name="P50">– <text:span text:style-name="T768">Ну, информацию?</text:span>– <text:span text:style-name="T768">Опа, это питьё на вкус, типа, Мокси…</text:span></text:p>
      <text:p text:style-name="P51">– <text:span text:style-name="T769">О. В другое.</text:span>– <text:span text:style-name="T769">дарит Слотропу кислый взгляд.</text:span>– <text:span text:style-name="T770">Жизнь была проще до первой войны. Тебе не припомнить.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text:span><text:span text:style-name="T67">—</text:span><text:span text:style-name="T75">о, </text:span><text:span text:style-name="T76">и до чего же</text:span><text:span text:style-name="T75"> всё переменилось. </text:span><text:span text:style-name="T77">Германская инфляция, мне следовало бы делать выводы, нули нанизанные друг за другом отсюда и до Берлина. </text:span><text:span text:style-name="T78">Мне пришлось уговаривать самого себя: «Семявин, это просто временное помутнение реальности. </text:span><text:span text:style-name="T79">Небольшое отклонение, не о чем беспокоиться. </text:span><text:span text:style-name="T80">Держись каким ты всегда <text:s/>был</text:span><text:span text:style-name="T67">—</text:span><text:span text:style-name="T80">сила характера, </text:span><text:span text:style-name="T81">крепкое умственное здоровье. </text:span><text:span text:style-name="T51">Смелость</text:span><text:span text:style-name="T82">, Семявин! Скоро всё </text:span><text:span text:style-name="T83">опять</text:span><text:span text:style-name="T82"> придёт в норму.» </text:span><text:span text:style-name="T83">Но знаешь что?</text:span></text:p>
      <text:p text:style-name="P51"><text:span text:style-name="T67">– </text:span><text:span text:style-name="T83">Попробую угадать.</text:span></text:p>
      <text:p text:style-name="P110"><text:soft-page-break/><text:span text:style-name="T83">Т</text:span><text:span text:style-name="T67">рагический вздох. «Информация. </text:span><text:span text:style-name="T84">Чем плохи наркотики и женщины? </text:span><text:span text:style-name="T85">Что ж удивляться, что мир сошёл с ума, если основным средством обмена стала информация?»</text:span></text:p>
      <text:p text:style-name="P52"><text:span text:style-name="T85">– </text:span><text:span text:style-name="T86">Я думал сигареты стали.</text:span></text:p>
      <text:p text:style-name="P53"><text:span text:style-name="T86">– </text:span><text:span text:style-name="T87">Размечтался.</text:span><text:span text:style-name="T67">– </text:span><text:span text:style-name="T87">Он приносит список кафе и мест сбора в Цюрихе. </text:span><text:span text:style-name="T88">Под рубрикой Шпионаж, Промышленный, Слотроп находит </text:span><text:span text:style-name="T89">три. Ультра, Лих</text:span><text:span text:style-name="T90">т</text:span><text:span text:style-name="T89">шпиль и </text:span><text:span text:style-name="T90">Штр</text:span><text:span text:style-name="T132">ё</text:span><text:span text:style-name="T90">гли. </text:span><text:span text:style-name="T91">Они на разных берегах Лиммат и далеко друг от друга.</text:span></text:p>
      <text:p text:style-name="P54"><text:span text:style-name="T91">– </text:span><text:span text:style-name="T92">Ногам работа,</text:span><text:span text:style-name="T67">– </text:span><text:span text:style-name="T92">складывая список в карман зут-</text:span><text:span text:style-name="T93">сьют</text:span><text:span text:style-name="T92">а.</text:span></text:p>
      <text:p text:style-name="P55"><text:span text:style-name="T92">– </text:span><text:span text:style-name="T94">Оно полегчает. Придёт день и </text:span><text:span text:style-name="T95">всё это будут делать машины. Машины информации. </text:span><text:span text:style-name="T96">Ты выплеск волны из будущего.</text:span></text:p>
      <text:p text:style-name="P111"><text:span text:style-name="T67">Начался период обходов трёх кафе, просиживания по два часа над кофе в каждом из них, </text:span><text:span text:style-name="T97">еды раз в день, цюрихская колбаса и </text:span><text:span text:style-name="T52">rösti</text:span><text:span text:style-name="T97"> в Народных Кухнях… </text:span><text:span text:style-name="T98">наблюдение нескончаемых толп бизнесменов в синих костюмах, </text:span><text:span text:style-name="T99">дочерна загорелых лыжников, </text:span><text:span text:style-name="T100">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text:span><text:span text:style-name="T101">находят свои ужасы в лавинах и рухнувших колоннах глетчерного льда, </text:span><text:span text:style-name="T102">свои победы в напластованиях </text:span><text:span text:style-name="T103">хорошей</text:span><text:span text:style-name="T102"> пудры… </text:span><text:span text:style-name="T104">оборванные иностранцы в промасленных кожаных куртках </text:span><text:span text:style-name="T105">и</text:span><text:span text:style-name="T104"> подра</text:span><text:span text:style-name="T105">н</text:span><text:span text:style-name="T104">ной повседневной униформе</text:span><text:span text:style-name="T105">, выходцы из Южной Америки, закутанные в меховые пальто и дрожащие на ярком солнце, </text:span><text:span text:style-name="T106">пожилые ипохондрики </text:span><text:span text:style-name="T107">застуканные на како</text:span><text:span text:style-name="T109">м</text:span><text:span text:style-name="T107">-нибудь курорте началом Войны, где они и торчат с тех пор, </text:span><text:span text:style-name="T108">неулыбчивые женщины в длинных чёрных платьях, </text:span><text:span text:style-name="T109">мужчины в засалившихся пальто, которые… и сумасшедшие, </text:span><text:span text:style-name="T110">спустившиеся из своих психбольниц на дни уик-энда</text:span><text:span text:style-name="T68">—</text:span><text:span text:style-name="T111">о, психические отклонения Швейцарии: </text:span><text:span text:style-name="T112">Слотроп значится среди них, будь уверен, </text:span><text:span text:style-name="T113">среди всех мрачных лиц и оттенков улиц, </text:span><text:span text:style-name="T114">только он в белом, туфли, зут и шляпа, </text:span><text:span text:style-name="T115">белые как кладбищенские горы тут…. </text:span><text:span text:style-name="T116">К тому же, он Нов</text:span><text:span text:style-name="T118">ый</text:span><text:span text:style-name="T116"> </text:span><text:span text:style-name="T118">Лох</text:span><text:span text:style-name="T116"> в Городе. </text:span><text:span text:style-name="T117">Ему трудно отличать первую волну корпоративных шпионов от тех, кто просто </text:span></text:p>
      <text:p text:style-name="P208">Психи на Побывке!</text:p>
      <text:p text:style-name="P210">(Линия хористов поделена не на традиционных Парней и Девушек, <text:span text:style-name="T771">но на Санитаров и Чокнутых, без оглядки на секс, хотя все четыре возможных варианта представлены на сцене. На многих чёрные очки в белых оправах, не столько для моды, а дать намёк на снежную слепоту, антисептическую белизну Клиники, возможно даже затемнение рассудка. Но все выглядят, счастливыми, по свойски раскрепощёнными… ни малейшего знака подавления, нет даже разницы в одежде, так что поначалу как-то трудно отличить Чокнутых от Санитаров, когда они врываются из коридоров танцуя под своё пение):</text:span></text:p>
      <text:p text:style-name="P210"/>
      <text:p text:style-name="P211">А вот и мы вам, люди<text:span text:style-name="T553">—</text:span><text:span text:style-name="T552">готовы вы иль нет,</text:span></text:p>
      <text:p text:style-name="P214">Так одевайте маски, плетите свои козни,</text:p>
      <text:p text:style-name="P212"><text:span text:style-name="T552">А мы лишь хохочем все</text:span><text:span text:style-name="T553">—</text:span><text:span text:style-name="T552">из санок сковырнулись</text:span><text:span text:style-name="T554">,</text:span></text:p>
      <text:p text:style-name="P215">Как карлики распущенные на каникулы.</text:p>
      <text:p text:style-name="P215"/>
      <text:p text:style-name="P213"><text:span text:style-name="T552">О, мы </text:span><text:span text:style-name="T772">Психи на Побывке </text:span></text:p>
      <text:p text:style-name="P217"><text:span text:style-name="T555">И </text:span><text:span text:style-name="T552">нет у нас забот</text:span><text:span text:style-name="T773">—</text:span></text:p>
      <text:p text:style-name="P218"><text:span text:style-name="T553">М</text:span><text:span text:style-name="T552">озги наши в чистке, на Ярмарке душа,</text:span></text:p>
      <text:p text:style-name="P219"><text:span text:style-name="T552">Просто придурки в отпуску, </text:span><text:span text:style-name="T556">вдали от тоски,</text:span></text:p>
      <text:p text:style-name="P220"><text:soft-page-break/><text:span text:style-name="T556">Л</text:span><text:span text:style-name="T552">егкомысленные и модные, как перестук наш</text:span><text:span text:style-name="T557">ей чечётки</text:span><text:span text:style-name="T552">!</text:span></text:p>
      <text:p text:style-name="P221"><text:span text:style-name="T552">Вот мы пускаем шляпу по кругу</text:span><text:span text:style-name="T553">—</text:span><text:span text:style-name="T552">для вашей хмурости и слёз,</text:span></text:p>
      <text:p text:style-name="P222"><text:span text:style-name="T552">И страхов, что были с вами неразлучны</text:span><text:span text:style-name="T553">—</text:span></text:p>
      <text:p text:style-name="P228">Поверьте знающему психу, жизнь стоит, чтобы жить</text:p>
      <text:p text:style-name="P229">Так обними её и поцелуй сегодня!</text:p>
      <text:p text:style-name="P223"><text:span text:style-name="T552">Ла-да-да, яа-та, йа-та, та-та… (Они продолжают напевать без слов фоном для того, </text:span><text:span text:style-name="T558">что следует дальше):</text:span></text:p>
      <text:p text:style-name="P230"/>
      <text:p text:style-name="P224"><text:span text:style-name="T552">Первый Чокнутый (или, возможно, Санитар): Имеется бесподобное тут предложение </text:span><text:span text:style-name="T559">тебе</text:span><text:span text:style-name="T552">, </text:span><text:span text:style-name="T560">Американец? Я так и думал, всегда опознаю наших по лицу, </text:span><text:span text:style-name="T559">тииипа, вот как этот твой костюм, поднимись на ледник повыше и тебя никто не разглядит! </text:span><text:span text:style-name="T561">Ну, да, в общем, </text:span><text:span text:style-name="T562">я знаю как</text:span><text:span text:style-name="T563">ово</text:span><text:span text:style-name="T562"> </text:span><text:span text:style-name="T563">тебе</text:span><text:span text:style-name="T562"> от этих уличных торговцев, </text:span><text:span text:style-name="T563">что тут тасуются, это же старая </text:span><text:span text:style-name="T564">три-</text:span><text:span text:style-name="T565">листика</text:span><text:span text:style-name="T564"> на тротуаре [грузовики перес</text:span><text:span text:style-name="T565">ека</text:span><text:span text:style-name="T564">ют сцену какое-то время, туда-сюда, </text:span><text:span text:style-name="T566">машет в воздухе пальцем напевая «Т</text:span><text:span text:style-name="T564">ри-</text:span><text:span text:style-name="T565">листика на</text:span><text:span text:style-name="T566"> трот, уаре» снова и снова с одной и той же зацикленной монотонностью, </text:span><text:span text:style-name="T567">столько раз, сколько его могут выдержать</text:span><text:span text:style-name="T564">] </text:span><text:span text:style-name="T568">а ты сразу можешь вычислить что не так, каждый обещает тебе что-то затак, верно? </text:span><text:span text:style-name="T569">да и как ни странно, </text:span><text:span text:style-name="T563"><text:s/></text:span><text:span text:style-name="T570">в этом главное возражение от инженеров и учёных, </text:span><text:span text:style-name="T571">которое всегда имели против идеи [понижая голос] </text:span><text:span text:style-name="T572">вечного движения, или как </text:span><text:span text:style-name="T573">мы предпочитаем его называть Управление Энтропией</text:span><text:span text:style-name="T553">—</text:span><text:span text:style-name="T574">вот, вот наша карта</text:span><text:span text:style-name="T553">—</text:span><text:span text:style-name="T575">ну, конечно, они правы. </text:span><text:span text:style-name="T576">Во всяком случае были. До сих пор….</text:span></text:p>
      <text:p text:style-name="P231"/>
      <text:p text:style-name="P225"><text:span text:style-name="T576">В</text:span><text:span text:style-name="T552">торой Чокнутый или Санитар: </text:span><text:span text:style-name="T577">Короче, ты уже слы</text:span><text:span text:style-name="T578">ш</text:span><text:span text:style-name="T577">ал про </text:span><text:span text:style-name="T578">карбюратор один галлон-на-двести миль, </text:span><text:span text:style-name="T579">лезвие бритвы, что не тупится никогда, </text:span><text:span text:style-name="T580">вечную ботиночную подошву, </text:span><text:span text:style-name="T581">таблетку от чесотки </text:span><text:span text:style-name="T582">полезную для</text:span><text:span text:style-name="T581"> гландов, </text:span><text:span text:style-name="T583">мотор, что заправляется песком, </text:span><text:span text:style-name="T584">про орнитоптеров и робобостеров</text:span><text:span text:style-name="T553">—</text:span><text:span text:style-name="T584">ты не ослышался, с маленькой бородкой из стальной </text:span><text:span text:style-name="T585">ваты</text:span><text:span text:style-name="T553">—</text:span><text:span text:style-name="T586">круто, </text:span><text:span text:style-name="T587">то, что надо, но </text:span><text:span text:style-name="T592">есть</text:span><text:span text:style-name="T588"> как раз тебе по </text:span><text:span text:style-name="T592">уму</text:span><text:span text:style-name="T588">! </text:span><text:span text:style-name="T589">Готов? Это Люк-Молния, </text:span><text:span text:style-name="T590">Дверь, что Открывает </text:span><text:span text:style-name="T593">Тебя</text:span><text:span text:style-name="T590">!</text:span><text:span text:style-name="T584"> </text:span></text:p>
      <text:p text:style-name="P232"/>
      <text:p text:style-name="P226"><text:span text:style-name="T584">С</text:span><text:span text:style-name="T552">лотроп: Пойду вздремну, пожалуй…</text:span></text:p>
      <text:p text:style-name="P233"/>
      <text:p text:style-name="P227"><text:span text:style-name="T552">Третий Ч. Или С.: Трансмогрифируй обыкновенный воздух в бриллианты через Катаклизменн</text:span><text:span text:style-name="T591">ую Редукцию Углекислого Газ-а-а-а-а-а-а….</text:span></text:p>
      <text:p text:style-name="P216"/>
      <text:p text:style-name="P112"><text:span text:style-name="T117">Б</text:span><text:span text:style-name="T67">удь он чувствительнее </text:span><text:span text:style-name="T119">к таким вещам, всё это было бы просто оскорбительным, эта первая волна. </text:span><text:span text:style-name="T120">Она минует, жестикулируя, обвиняюще, умоляюще. </text:span><text:span text:style-name="T121">Слотропу удаётся сохранять спокойствие. </text:span><text:span text:style-name="T122">Наступает пауза</text:span><text:span text:style-name="T68">—</text:span><text:span text:style-name="T123">потом появляются настоящие, </text:span><text:span text:style-name="T124">медленно поначалу, но собираются, собираются. </text:span><text:span text:style-name="T125">Синтетическая резина или бензин, </text:span><text:span text:style-name="T126">электронные калькуляторы, </text:span><text:span text:style-name="T127">анилиновые краски, акриловые, </text:span><text:span text:style-name="T128">духи (краденые эсенции в фиалах для пробы), </text:span><text:span text:style-name="T129">сексуальные привычки сотни членов совета директоров, на выбор, </text:span><text:span text:style-name="T130">дислокация заводов, кодовые книги, связи и </text:span><text:span text:style-name="T131">выплаты, только попроси, они достанут. </text:span></text:p>
      <text:p text:style-name="P113"><text:span text:style-name="T131">Н</text:span><text:span text:style-name="T67">аконец, однажды в Штрёгли, </text:span><text:span text:style-name="T133">Слотроп заправляется жареной капустой и краюхой хлеба, которую всё утро таскал с собой в бумажном пакете, </text:span><text:span text:style-name="T134">вдруг из ниоткуда появляется некий Марио Швайтар </text:span><text:span text:style-name="T135">в зелёно лягушачьем жилете, </text:span><text:span text:style-name="T136">просто вынырнул из отголосков эха </text:span><text:span text:style-name="T137">часов с кукушкой, прям тебе Тук Тук и Тут, </text:span><text:span text:style-name="T138">бесконечные тёмные коридоры за его спиной, </text:span><text:span text:style-name="T139">с оборотом удачи для Слотропа. «</text:span><text:span text:style-name="T140">Псст, Джо»,</text:span><text:span text:style-name="T68">– </text:span><text:span text:style-name="T140">начинает он,</text:span><text:span text:style-name="T68">– «</text:span><text:span text:style-name="T140">эй, мистер».</text:span></text:p>
      <text:p text:style-name="P56"><text:span text:style-name="T140">– </text:span><text:span text:style-name="T141">Не ко мне,</text:span><text:span text:style-name="T67">– </text:span><text:span text:style-name="T141">отвечает Слотроп с набитым ртом.</text:span></text:p>
      <text:p text:style-name="P57"><text:soft-page-break/><text:span text:style-name="T140">– </text:span><text:span text:style-name="T142">Интересуетесь насчёт <text:s/></text:span><text:span text:style-name="T53">L.S.D.</text:span><text:span text:style-name="T142">?</text:span></text:p>
      <text:p text:style-name="P57"><text:span text:style-name="T140">– </text:span><text:span text:style-name="T142">Это сокращение от фунтов, шиллингов, пенсов. Ты </text:span><text:span text:style-name="T143">попал</text:span><text:span text:style-name="T142"> не в то кафе, </text:span><text:span text:style-name="T514">Дружище</text:span><text:span text:style-name="T142">.</text:span></text:p>
      <text:p text:style-name="P58"><text:span text:style-name="T140">– </text:span><text:span text:style-name="T143">Мне кажется, я попал не в ту страну,</text:span><text:span text:style-name="T140">–</text:span><text:span text:style-name="T143">Швайтар немного траурен.</text:span><text:span text:style-name="T140">– </text:span><text:span text:style-name="T143">Я из Сандоза.</text:span></text:p>
      <text:p text:style-name="P58"><text:span text:style-name="T140">– </text:span><text:span text:style-name="T143">Ага, Сандоз!</text:span><text:span text:style-name="T140">– </text:span><text:span text:style-name="T143">Вскрикивает Слотроп и выдвигает стул для мужика.</text:span></text:p>
      <text:p text:style-name="P114"><text:span text:style-name="T143">О</text:span><text:span text:style-name="T67">казывается Швайтар и впрямь очень крепко связан с Psychochemie AG, он один из тех вольноплавающих улаживателей проблем вокруг Картеля, </text:span><text:span text:style-name="T144">нанимается ими для подённой работы и занимается шпионажем на стороне. </text:span></text:p>
      <text:p text:style-name="P59">– <text:span text:style-name="T774">Ну,</text:span>– <text:span text:style-name="T774">грит Слотроп,</text:span>– <text:span text:style-name="T775">я б не прочь насчёт что у них есть по Л. Джамфу, а и про Imipolex G.</text:span></text:p>
      <text:p text:style-name="P60">– <text:span text:style-name="T776">Веее…</text:span></text:p>
      <text:p text:style-name="P60">– <text:span text:style-name="T776">Извините?</text:span></text:p>
      <text:p text:style-name="P61">– <text:span text:style-name="T776">Та мура. Забудь. Это даже не по нашей части. Когда-нибудь пробовал разрабатывать полимер, когда вокруг одни только праздношатающиеся? С нашим гигантским родителем на севере, что каждый день шлёт ультиматумы? Imipolex G это обуза для компании, Янки. В ней даже имеются вице-президенты, чья единственная обязанность <text:s/>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text:s/>не знали и дня без галлюцинаций <text:s/>за последние 500 лет, ведьмы на мётлах</text:span><text:span text:style-name="T67">—</text:span><text:span text:style-name="T145">блюстители традиции, аристократы</text:span><text:span text:style-name="T67">—</text:span></text:p>
      <text:p text:style-name="P156">– <text:span text:style-name="T777">Подожди-ка…. Джамф умер? Ты сказал «</text:span><text:span text:style-name="T24">могила</text:span><text:span text:style-name="T777"> Джамфа»?</text:span>– <text:span text:style-name="T778">Должно быть прочувствовал разницу, не считая того, что этот человек по настоящему <text:s/>никогда не жил, так что как он теперь сможет</text:span>—</text:p>
      <text:p text:style-name="P157">– <text:span text:style-name="T779">Высоко в горах, ближе к Йетлиберг.</text:span></text:p>
      <text:p text:style-name="P158">– <text:span text:style-name="T780">Ты когда-нибудь</text:span>—</text:p>
      <text:p text:style-name="P158">– <text:span text:style-name="T780">Что?</text:span></text:p>
      <text:p text:style-name="P62">–<text:span text:style-name="T781">Когда-нибудь встречал его?</text:span></text:p>
      <text:p text:style-name="P63">– <text:span text:style-name="T782">Было до меня. Но мне известно, что на него большое досье в засекреченных файлах <text:s/>Сандоза. Достать что тебе надо не просто будет.</text:span></text:p>
      <text:p text:style-name="P64">– <text:span text:style-name="T783">Эх…</text:span></text:p>
      <text:p text:style-name="P64">– <text:span text:style-name="T783">Пять сотен.</text:span></text:p>
      <text:p text:style-name="P64">– <text:span text:style-name="T783">Пятьсот чего?</text:span></text:p>
      <text:p text:style-name="P115">Швейцарских франков. <text:span text:style-name="T784">У Слотропа нет 500 чего-либо, <text:s/>не считая проблем. Деньги из Ниццы почти на исходе. Он отправляется к Сенявину, через мост Гемюзе-Брюке, приняв решение отныне только ходить пешком, жуя свою белую колбасу, гадая когда ему достанется другая.</text:span></text:p>
      <text:p text:style-name="P65">– <text:span text:style-name="T785">В первую очередь, тебе нужно,</text:span>– <text:span text:style-name="T786">советует Сенявин,</text:span>– <text:span text:style-name="T786">отправиться в ломбард и получить несколько франков за это вот,</text:span>– <text:span text:style-name="T786">указывая на костюм. О, нет, только не костюм. Сенявин отправляется порыться в задней комнате, возвращается с узлом одежды рабочего.</text:span>– <text:span text:style-name="T787">Пора задуматься о своей приметности. Приходи завтра, посмотрю что ещё смогу найти.</text:span></text:p>
      <text:p text:style-name="P116"><text:soft-page-break/>Белый зут в свёртке подмышкой, <text:span text:style-name="T788">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дошло теперь: нарвётся на ещё такие же Тамара/Итало манёвры тут и окажется в таком глубоком, что в жизнь не выбраться….</text:span></text:p>
      <text:p text:style-name="P117">Поворачивая в свою улицу, в колодцах тени, он замечает чёрный рол<text:span text:style-name="T789">лс</text:span>-ройс, <text:span text:style-name="T790">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text:span></text:p>
      <text:p text:style-name="P118">Пословицы для Параноиков, 4: <text:span text:style-name="T1">Скрываешься</text:span>, начинают искать.</text:p>
      <text:p text:style-name="P119">Заннгггг! диддиланг, диддила-та-та-та, <text:span text:style-name="T791">йа-та-та-та это тут Увертюра к Вильгельму Теллю, обратно в тени, хоть бы никто не смотре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text:span></text:p>
      <text:p text:style-name="P120">Забудь этот отель Нимбус, прикидывает он. <text:span text:style-name="T792">Ноги уже начинают ныть. Он выходит на Луизенштрассе и к магазинчику как раз перед закрытием и ему удаётся получить немного, на пару дней болонской колбсы, за зут-сьют. Прощай зут.</text:span></text:p>
      <text:p text:style-name="P121">Этот город и вправду закрывается рано. <text:span text:style-name="T793">Но где же будет Слотроп <text:s/>спать в эту ночь. У него минутный рецидив оптимизма: заскакивает в какой-то ресторан <text:s/>и звонит в регистратуру отеля Нимбус.– Ах, да,– на Англо-Английском,– не могли бы вы мне сказать, тот Британский парень, что ожидал в фойе ещё </text:span><text:span text:style-name="T25">там</text:span><text:span text:style-name="T793">?...</text:span></text:p>
      <text:p text:style-name="P122">Через минуту отвечает приятный <text:span text:style-name="T794">недоумевающий голос с а-ты-кто? О, такой ангельский. Слотроп в панике вешает трубку, смотрит на обедающий, которые смотрят на него</text:span><text:span text:style-name="T68">—</text:span><text:span text:style-name="T146">нап</text:span><text:span text:style-name="T147">а</text:span><text:span text:style-name="T146">ртачил, напарта</text:span><text:span text:style-name="T147">ч</text:span><text:span text:style-name="T146">ил, теперь Они знают, что он подбирается к Ним. </text:span><text:span text:style-name="T147">Остаётся обычный шанс, что у него разгулялась </text:span><text:span text:style-name="T148">паранойя</text:span><text:span text:style-name="T147">, </text:span><text:span text:style-name="T148">но слишком уж участились совпадения. </text:span><text:span text:style-name="T149">Кроме того, ему </text:span><text:span text:style-name="T150">уже </text:span><text:span text:style-name="T149">знакомо звучание Их </text:span><text:span text:style-name="T150">расчётливой невинности, </text:span><text:span text:style-name="T151">это част</text:span><text:span text:style-name="T152">ь</text:span><text:span text:style-name="T151"> Их стиля….</text:span></text:p>
      <text:p text:style-name="P123"><text:span text:style-name="T151">С</text:span><text:span text:style-name="T67">нова по городу: </text:span><text:span text:style-name="T153">прецизионные</text:span><text:span text:style-name="T67"> банки, церкви, </text:span><text:span text:style-name="T153">готические входы маршируют мимо… </text:span><text:span text:style-name="T154">от отеля нужно держаться подальше, и от трёх кафе, верно, верно… </text:span><text:span text:style-name="T155">В начинающемся вечере постоянные жители Цюриха гуляют в синем</text:span><text:span text:style-name="T156">. Синий, как городские сумерки, густеющий синий…. </text:span><text:span text:style-name="T157">Шпионы и дилеры разошлись по домам. </text:span><text:span text:style-name="T158">К Семявину нельзя, круг Ваксвинга </text:span><text:span text:style-name="T159">оказал поддержку, не стоит </text:span><text:span text:style-name="T160">их подставлять. </text:span><text:span text:style-name="T161">Какой вес имеют Пришлые в этом городе? </text:span><text:span text:style-name="T162">Может ли Слотроп рискнуть в другом отеле? Наверное, нет. </text:span><text:span text:style-name="T163">Холодает. Ветер дует с озера. </text:span></text:p>
      <text:p text:style-name="P124"><text:span text:style-name="T163">О</text:span><text:span text:style-name="T67">н замечает, что дотопал </text:span><text:span text:style-name="T164">аж </text:span><text:span text:style-name="T67">до Одеона, </text:span><text:span text:style-name="T164">одного из кафе широкого мира, специализированность которого </text:span><text:span text:style-name="T165">н</text:span><text:span text:style-name="T164">е значится ни в каких списках</text:span><text:span text:style-name="T68">—</text:span><text:span text:style-name="T165">фактически, никогда не была установлена. </text:span><text:span text:style-name="T166">Ленин, Троцкий, Джеймс Джойс, д-р Эйнштейн, все </text:span><text:span text:style-name="T176">они </text:span><text:span text:style-name="T166">посиживали за этими столиками. </text:span><text:span text:style-name="T167">Что-то же <text:s text:c="2"/>все</text:span><text:span text:style-name="T176">х</text:span><text:span text:style-name="T167"> и</text:span><text:span text:style-name="T176">х</text:span><text:span text:style-name="T167"> об</text:span><text:span text:style-name="T176">ъединяло</text:span><text:span text:style-name="T167">: чего-то ради они тут отмечались… </text:span><text:span text:style-name="T168">возможно, это связано с л</text:span><text:span text:style-name="T170">ю</text:span><text:span text:style-name="T168">дьми как-то, со смертностью пешеходов, </text:span><text:span text:style-name="T169">с безостановочным пересечением потребностей или отчаяния </text:span><text:span text:style-name="T170">в одном роковом отрезке улицы… </text:span><text:span text:style-name="T171">диалектики, матрицы, архетипы, всем нужно </text:span><text:span text:style-name="T172">подключаться, время от времени, снова к части пролетарской крови, </text:span><text:span text:style-name="T173">к запахам тел и бессмысленным воплям через стол, </text:span><text:span text:style-name="T174">к обману и последним надеждам, </text:span><text:span text:style-name="T175">иначе всё становится пыльным Дракулизмом, извесным проклятием Запада….</text:span></text:p>
      <text:p text:style-name="P125"><text:span text:style-name="T175">С</text:span><text:span text:style-name="T67">лотроп убедился, что мелочи при нём хватает на один кофе. </text:span><text:span text:style-name="T177">Он заходит и садиться, выбрав место лицом ко входу. </text:span><text:span text:style-name="T178">Через пятнадцать минут он получает шпионский сигнал от </text:span><text:span text:style-name="T179">смуглого кудрявого пришельца в зелёном </text:span><text:span text:style-name="T180">костюме за пару стоиков от него. </text:span><text:span text:style-name="T181">Ещё один боец на передовой. </text:span><text:span text:style-name="T182">На его столике старая газета, ещё и на испанском. </text:span><text:span text:style-name="T183">Она раскрыта на </text:span><text:span text:style-name="T184">определённой политической карикатуре </text:span><text:span text:style-name="T185">с шеренгой мужчин среднего возраста в платьях и париках, </text:span><text:span text:style-name="T186">внутри полицейского участка, где коп </text:span><text:span text:style-name="T187">держит буханку </text:span><text:soft-page-break/><text:span text:style-name="T187">белого… нет, </text:span><text:span text:style-name="T188">это младенчик, а бирка на его пелёнке грит LA REVOLUCIÓN . . . о, а </text:span><text:span text:style-name="T189">каждый</text:span><text:span text:style-name="T188"> </text:span><text:span text:style-name="T189">из них твердит, что новорожденная революция </text:span><text:span text:style-name="T190">его произведение, </text:span><text:span text:style-name="T191">и это вот карикатура тут, типа как, для распознания, </text:span><text:span text:style-name="T192">этот парняга в зелёном костюме, </text:span><text:span text:style-name="T193">который оказался аргентинцем по имени Франческо Сквалидози, </text:span><text:span text:style-name="T194">следит за реакцией… </text:span><text:span text:style-name="T195">ключевые слова в самом конце строки, где велики</text:span><text:span text:style-name="T199">й</text:span><text:span text:style-name="T195"> поэт Аргентины, </text:span><text:span text:style-name="T196">Леопольд Лугонес, <text:s/></text:span><text:span text:style-name="T199">говорит</text:span><text:span text:style-name="T195">: «</text:span><text:span text:style-name="T196">Теперь я расскажу тебе стихами, </text:span><text:span text:style-name="T197">как я зачал её свободной от грязи Первородного Греха...» <text:s/></text:span><text:span text:style-name="T198">Это революция Урибуру 1930. </text:span><text:span text:style-name="T200">Газете уже пятнадцать лет. Трудно сказать, что именно Сквалидози ожидает от Слотропа, но получает </text:span><text:span text:style-name="T201">чистое невежество. </text:span><text:span text:style-name="T203">Оно, п</text:span><text:span text:style-name="T202">охоже, </text:span><text:span text:style-name="T203">прокатило за приемлемое и вот уже Аргентинец </text:span><text:span text:style-name="T204">делится секретом, </text:span><text:span text:style-name="T205">что он с дюженой коллег, </text:span><text:span text:style-name="T206">среди них международный эксцентрик </text:span><text:span text:style-name="T207">Грасиела Имаго Порталес, угнали Германскую подлодку устарелого образца в </text:span><text:span text:style-name="T208">Мар де Плата, пару недель назад, </text:span><text:span text:style-name="T209">и вот приплыли обратно через Атлантику, </text:span><text:span text:style-name="T210">просить политическое убежище в Германии, как только война там….</text:span></text:p>
      <text:p text:style-name="P66"><text:span text:style-name="T210">– </text:span><text:span text:style-name="T211">Ты говоришь в </text:span><text:span text:style-name="T54">Германии</text:span><text:span text:style-name="T211">? Вы что, с катушек слетели? Там полн</text:span><text:span text:style-name="T212">ый бардак</text:span><text:span text:style-name="T211">, Джексон!</text:span></text:p>
      <text:p text:style-name="P67"><text:span text:style-name="T211">– </text:span><text:span text:style-name="T212">И </text:span><text:span text:style-name="T213">близко не тянет на бардак, что мы оставили дома,</text:span><text:span text:style-name="T211">– </text:span><text:span text:style-name="T214">отвечает печальный Аргентинец. </text:span><text:span text:style-name="T215">Длинные морщины пролегли по сторонам его рта </text:span><text:span text:style-name="T216">морщины, которым обучила жизнь </text:span><text:span text:style-name="T217">рядом с </text:span><text:span text:style-name="T218">тысячами</text:span><text:span text:style-name="T217"> лошадей, </text:span><text:span text:style-name="T219">где видел слишком много обречённых жеребят </text:span><text:span text:style-name="T220">и закатов </text:span><text:span text:style-name="T221">к югу от Ривадавиа, где начинается </text:span><text:span text:style-name="T222">истинный Юг…. «</text:span><text:span text:style-name="T223">Всё обернулось бардаком, когда к власти пришли полковники. Теперь их сменяет </text:span><text:span text:style-name="T230">Пер</text:span><text:span text:style-name="T223">ó</text:span><text:span text:style-name="T230">н</text:span><text:span text:style-name="T223">… </text:span><text:span text:style-name="T224">нашей последней надеждой </text:span><text:span text:style-name="T225">стала</text:span><text:span text:style-name="T224"> Acción Argentina»,</text:span><text:span text:style-name="T211">– </text:span><text:span text:style-name="T225">(о чём он </text:span><text:span text:style-name="T226">болтает, Исусе, до его есть хочется),</text:span><text:span text:style-name="T211">– </text:span><text:span text:style-name="T227">подавили через месяц после восстания… теперь все в ожидании. </text:span><text:span text:style-name="T228">Выходят на демонстрации просто по привычке. </text:span><text:span text:style-name="T229">Надежды уже не осталось. </text:span><text:span text:style-name="T230">Мы решили убраться прежде, чем <text:s/>Пер</text:span><text:span text:style-name="T223">ó</text:span><text:span text:style-name="T230">н получит ещё один портфель. Скорее всего министерство обороны. </text:span><text:span text:style-name="T231">Он уже получил </text:span><text:span text:style-name="T55">descamisados</text:span><text:span text:style-name="T231">, </text:span><text:span text:style-name="T232">это отдаст ему и Армию, пон</text:span><text:span text:style-name="T233">ятное дело…</text:span><text:span text:style-name="T232"> </text:span><text:span text:style-name="T233">просто вопрос времени… </text:span><text:span text:style-name="T234">мы могли бы двинуть в Уругвай, переждать его, такая традиция. </text:span><text:span text:style-name="T235">Но </text:span><text:span text:style-name="T238">он </text:span><text:span text:style-name="T235">наверное надолго. </text:span><text:span text:style-name="T236">Монтевидео переполнено эмигрантами, </text:span><text:span text:style-name="T237">рухнувшими надеждами….</text:span></text:p>
      <text:p text:style-name="P159">– <text:span text:style-name="T795">Да, но Германия</text:span>—<text:span text:style-name="T795">туда лучше не попадать вообще.</text:span></text:p>
      <text:p text:style-name="P160">– <text:span text:style-name="T1">Pero ché, no sós argentino</text:span>. . . .– <text:span text:style-name="T796">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Свалидози хочет сказать: «Мы из всей колдовской возгонки стонущего, исходящего парами перегонного куба Европы, мы самые тощие, опасные, подходящие для мирского использования…. Мы пытались извести своих индейцев, как и вы: нам хотелось замкнутой белой версии доставшейся нам реальности</text:span>—<text:span text:style-name="T797">но даже в самых задымлённых лабиринтах, в самом глубинном отупении полуденного балкона или двора с воротами земля никак не позволяла нам забыть…. Однако, вслух он спросил, «Послушай</text:span>—<text:span text:style-name="T798">у тебя голодный вид. Ты ел вообще? Не окажешь ли мне честь?</text:span></text:p>
      <text:p text:style-name="P184">В Кроненхале они нашли свободный стол наверху. Вечерний наплыв спадает. Сосиски и фондю: Слотроп загибается с голоду. </text:p>
      <text:p text:style-name="P68">– <text:span text:style-name="T799">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о собственности набирали силу, и начали заражать вольные просторы. Поднялись заборы и гаучо стали не такими свободными. Это наша национальная трагедия. У нас мания строить лабиринты, где прежде простирались открытая равнина и небо. Чтобы выписывать всё более сложные вавилоны на чистом листе. Нам нестерпима такая </text:span><text:span text:style-name="T26">открытость</text:span><text:span text:style-name="T799">: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й его извращённости и </text:span><text:soft-page-break/><text:span text:style-name="T799">виновности, жаждет возвращения к той не исчёрканной безмятежности… к анархическому единению пампасов и неба….</text:span></text:p>
      <text:p text:style-name="P69">– <text:span text:style-name="T800">Но ведь проволока,</text:span>– <text:span text:style-name="T800">Слотроп со ртом набитым фондю, глотает не жуя,</text:span>– <text:s/><text:span text:style-name="T800">это ж </text:span><text:span text:style-name="T27">прогресс</text:span><text:span text:style-name="T67">—</text:span><text:span text:style-name="T239">невозможно </text:span><text:span text:style-name="T240">хранить</text:span><text:span text:style-name="T239"> целину веками, </text:span><text:span text:style-name="T240">нельзя стоять на пути прогресса</text:span><text:span text:style-name="T67">— </text:span><text:span text:style-name="T241">да, он и впрять готов завестись не меньше, чем на полчаса, </text:span><text:span text:style-name="T242">цитируя воскресные дневные сеансы с вестернами, где всё посвящено Собственности, такое кино, перед этим иностранцем, что оплатил его еду.</text:span></text:p>
      <text:p text:style-name="P126"><text:span text:style-name="T242">С</text:span><text:span text:style-name="T67">кволидози принимает это за тихое помешательство, не грубость, </text:span><text:span text:style-name="T243">просто моргает пару раз: «В обычные времена»,</text:span><text:span text:style-name="T68">– </text:span><text:span text:style-name="T243">пытается он объяснить,</text:span><text:span text:style-name="T68">– «</text:span><text:span text:style-name="T244">центр вс</text:span><text:span text:style-name="T245">е</text:span><text:span text:style-name="T244">гда побеждает. </text:span><text:span text:style-name="T245">Власть его растёт с течением времени, </text:span><text:span text:style-name="T246">и это необратимо, </text:span><text:span text:style-name="T247">неодолимо обычными средствами</text:span><text:span text:style-name="T245">. </text:span><text:span text:style-name="T248">Децентрализаия, возврат к анархизму требует </text:span><text:span text:style-name="T249">экстраординарных времён… </text:span><text:span text:style-name="T250">эта Война</text:span><text:span text:style-name="T68">—</text:span><text:span text:style-name="T251">эта невероятная Война</text:span><text:span text:style-name="T68">—</text:span><text:span text:style-name="T252">на данный момент стёрла размножение мелких государств <text:s/></text:span><text:span text:style-name="T253">преоблада</text:span><text:span text:style-name="T254">вшее</text:span><text:span text:style-name="T253"> в Германии тысячу лет. </text:span><text:span text:style-name="T255">Стёрла начисто. </text:span><text:span text:style-name="T56">Открыла</text:span><text:span text:style-name="T255"> её.</text:span></text:p>
      <text:p text:style-name="P70"><text:span text:style-name="T255">– </text:span><text:span text:style-name="T256">Эт точно. Надолго ли?</text:span></text:p>
      <text:p text:style-name="P71"><text:span text:style-name="T256">– </text:span><text:span text:style-name="T257">Долго не протянет. Конечно, нет. </text:span><text:span text:style-name="T258">Но на несколько месяцев… наверно, к осени наступит мир—</text:span><text:span text:style-name="T57">discúlpeme</text:span><text:span text:style-name="T258">, </text:span><text:span text:style-name="T259">к весне, я всё ещё </text:span><text:span text:style-name="T260">не привык к вашему полушарию</text:span><text:span text:style-name="T258">—</text:span><text:span text:style-name="T261">к наступлению весны, наверно….</text:span></text:p>
      <text:p text:style-name="P72"><text:span text:style-name="T261">– </text:span><text:span text:style-name="T262">Да, но</text:span><text:span text:style-name="T258">—</text:span><text:span text:style-name="T262">что вы собираетесь делать, захватить землю и попытаться её удержать? </text:span><text:span text:style-name="T263">Вас сгонят, партнёр.</text:span></text:p>
      <text:p text:style-name="P73"><text:span text:style-name="T262">– </text:span><text:span text:style-name="T264">Нет. Захватывать землю значит разводить ещё больше заборов. </text:span><text:span text:style-name="T265">Мы хотим оставить её открытой. </text:span><text:span text:style-name="T266">Мы хотим, чтобы она росла, менялась. </text:span><text:span text:style-name="T267">В открытости Германской Зоны, наша надежда безгранична.</text:span><text:span text:style-name="T262">– </text:span><text:span text:style-name="T268">Затем, словно получив по лбу, </text:span><text:span text:style-name="T269">быстрый взгляд, </text:span><text:span text:style-name="T270">не на дверь, а вверх, к потолку</text:span><text:span text:style-name="T67">— </text:span><text:span text:style-name="T271">Но и на</text:span><text:span text:style-name="T272">ш</text:span><text:span text:style-name="T271">а опасность не меньше.</text:span></text:p>
      <text:p text:style-name="P127">Подводная лодка в данный момент плавает у берегов Испании, <text:span text:style-name="T801">большую часть дня в погружении, по ночам поднимается зарядить батареи, время от времени украдкой заходит пополнить запас горючего. Скволидози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Скволидози в Цюрице, чтобы установить контакт с правительствами, которые захотели бы, по каким угодно причинам,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есть агенты Перона. За ним следят. Он не может рисковать связным в Женеве.</text:span></text:p>
      <text:p text:style-name="P74">–<text:span text:style-name="T802">Я могу помочь,</text:span>– <text:span text:style-name="T802">Слотроп облизывает свои пальцы,</text:span>– <text:span text:style-name="T802">но у меня с деньгами туго и</text:span><text:span text:style-name="T67">—</text:span></text:p>
      <text:p text:style-name="P185">Скволидози называет сумму, которой хватит расплатиться с Марио Швейтаром и поддержит Слотропа сытым несколько месяцев.</text:p>
      <text:p text:style-name="P75"><text:span text:style-name="T67">– </text:span><text:span text:style-name="T273">Половину вперёд и я отправляюсь.</text:span></text:p>
      <text:p text:style-name="P128"><text:span text:style-name="T273">А</text:span><text:span text:style-name="T67">ргентинец передаёт записку, адреса, деньги и платит по чеку.</text:span><text:span text:style-name="T274">Они договариваются о встрече в Кроненхале через три дня. «</text:span><text:span text:style-name="T275">Удачи».</text:span></text:p>
      <text:p text:style-name="P186">– Тебе тоже.</text:p>
      <text:p text:style-name="P129"><text:span text:style-name="T275">П</text:span><text:span text:style-name="T67">рощальный грустный взгл</text:span><text:span text:style-name="T277">я</text:span><text:span text:style-name="T67">д от Скволидози, что остался один за столом. Встрях чубом, </text:span><text:span text:style-name="T276">свет меркнет.</text:span></text:p>
      <text:p text:style-name="P130"><text:span text:style-name="T276">С</text:span><text:span text:style-name="T67">амолёт, развалюшный DC-3, выбран за сходство с лунным светом, </text:span><text:span text:style-name="T278">за доброе выражение его морды с окошками, его неосвещённость внутри и снаружи. </text:span><text:span text:style-name="T279">Он просыпается свернувшись среди груза, металическая темень, </text:span><text:span text:style-name="T280">вибрация мотора в его костях… </text:span><text:span text:style-name="T281">красный огонёк едва сочится от кабины в голове фюзеляжа. </text:span><text:span text:style-name="T282">Он пробирается к маленькому окошку и смотрит наружу. </text:span><text:span text:style-name="T283">Альпы в лунном свете. Маловаты, </text:span><text:span text:style-name="T284">не настолько зрелищны, как ему представлялось… Ну, ладно… </text:span><text:span text:style-name="T285">Он садится обратно на мягкую </text:span><text:span text:style-name="T286">кровать из упаковочной стружки, </text:span><text:span text:style-name="T287">закуривает одну из Сквалидозиных с пробковым мундштуком, в раздумьи, </text:span><text:span text:style-name="T288">ё-</text:span><text:soft-page-break/><text:span text:style-name="T288">моё, неплохо, парни просто прыгают в самолёт и летят куда хотят…</text:span><text:span text:style-name="T289"> зачем тормозится в Женеве? </text:span><text:span text:style-name="T290">Точно, как насчёт</text:span><text:span text:style-name="T68">—</text:span><text:span text:style-name="T291">ну,</text:span><text:span text:style-name="T290"> той же Испании? </text:span><text:span text:style-name="T292">Нет, погоди, там фашисты. </text:span><text:span text:style-name="T293">Острова Южных Морей! хмм, полно япошек и американских солдат. </text:span><text:span text:style-name="T294">Ну, ещё Африка, Тёмный Континент, уж </text:span><text:span text:style-name="T58">там</text:span><text:span text:style-name="T294"> ничего кроме аборигенов и слонов, </text:span><text:span text:style-name="T295">и ещё тот Спенсер Трейси….</text:span></text:p>
      <text:p text:style-name="P76"><text:span text:style-name="T295">– </text:span><text:span text:style-name="T296">Податься некуда, Слотроп, некуда.</text:span><text:span text:style-name="T67">– </text:span><text:span text:style-name="T296">Фигура жмётся к упаковочному ящику и дрожит. </text:span><text:span text:style-name="T297">Слотроп щурится в слабом красном свете. </text:span><text:span text:style-name="T298">Это широко известное лицо фронтонное лицо беззаботного искателя приключений </text:span><text:span text:style-name="T299">Ричарда Халибёртона: </text:span><text:span text:style-name="T300">но странно изменившееся. </text:span><text:span text:style-name="T301">Вниз по его обеим щекам жуткая сыпь, </text:span><text:span text:style-name="T305">покрывшая россыпь</text:span><text:span text:style-name="T302"> давних оспинок от прыщей, </text:span><text:span text:style-name="T303">по симметричности которой Слотроп, будь у него тренированный взгляд врача, </text:span><text:span text:style-name="T304">прочёл бы реакцию на наркотики. </text:span><text:span text:style-name="T306">Брюки для верховой езды на Ричарде Халибёртоне порваны и запятнаны, </text:span><text:span text:style-name="T307">его яркие волосы засалились, висят сосульками. </text:span><text:span text:style-name="T308">Похоже, он молча рыдает, согнувшись, падш</text:span><text:span text:style-name="T309">и</text:span><text:span text:style-name="T308">й ангел, </text:span><text:span text:style-name="T309">над всеми этими второсортными Альпами, </text:span><text:span text:style-name="T310">над всеми ночными лыжника</text:span><text:span text:style-name="T311">м</text:span><text:span text:style-name="T310">и далеко внизу, </text:span><text:span text:style-name="T311">на склонах, пересекают без устали, оттачивают </text:span><text:span text:style-name="T312">и совершенствуют свой Фашистский идеал Действия, Действия, Действия, </text:span><text:span text:style-name="T313">что был когда-то и его стимулом к существованию. </text:span><text:span text:style-name="T314">Миновало навсегда. Навсегда м</text:span><text:span text:style-name="T313">иновало.</text:span></text:p>
      <text:p text:style-name="P131"><text:span text:style-name="T313">С</text:span><text:span text:style-name="T67">лотроп тянется, тушит сигарету о пол. </text:span><text:span text:style-name="T315">Так легко эти ангельски белые древесные стружки могут заняться. </text:span><text:span text:style-name="T316">Лежи тут в этом дребезжащем разболтанном аэроплане, </text:span><text:span text:style-name="T317">лежи тихо, как только можешь, </text:span><text:span text:style-name="T318">чёртов дурак, </text:span><text:span text:style-name="T319">да, они тебя обложили</text:span><text:span text:style-name="T68">—</text:span><text:span text:style-name="T319">обложили тебя опять. </text:span><text:span text:style-name="T320">Ричард Халибёртон, </text:span><text:span text:style-name="T321">Ловел Томас, </text:span><text:span text:style-name="T322">Парни Ровера и Мотора, желтушные кипы </text:span><text:span text:style-name="T59">National Geographics, </text:span><text:span text:style-name="T322">наверху в комнате Хогана, </text:span><text:span text:style-name="T323">должно быть все му лгали, </text:span><text:span text:style-name="T324">и не было никого, </text:span><text:span text:style-name="T325">ни даже призрака с колониальных времён на чердаке, сказать ему, что это не так….</text:span></text:p>
      <text:p text:style-name="P132"><text:span text:style-name="T325">Ш</text:span><text:span text:style-name="T67">арах, занос, ещё и ещё, </text:span><text:span text:style-name="T328">приземление как блин комом, </text:span><text:span text:style-name="T67"><text:s/>ёбаные недоучки из школы запуска воздушных змеев, </text:span><text:span text:style-name="T326">свет сер</text:span><text:span text:style-name="T328">о</text:span><text:span text:style-name="T326">го швейцарского рассвета через маленькие оконца и </text:span><text:span text:style-name="T327">каждый сустав, мускул и кость Слотропа </text:span><text:span text:style-name="T329">ноет и болит. </text:span><text:span text:style-name="T330">Пора на выход.</text:span></text:p>
      <text:p text:style-name="P133"><text:span text:style-name="T330">О</text:span><text:span text:style-name="T67">н</text:span><text:span text:style-name="T330"> </text:span><text:span text:style-name="T67">сходит с самолёта без происшествий, </text:span><text:span text:style-name="T331">смешивается с зевающим недовольным стадом ранних пассажиро</text:span><text:span text:style-name="T332">в</text:span><text:span text:style-name="T331">, </text:span><text:span text:style-name="T332">агентов по доставке, рабо</text:span><text:span text:style-name="T333">чих</text:span><text:span text:style-name="T332"> аэро</text:span><text:span text:style-name="T333">дрома</text:span><text:span text:style-name="T332">. </text:span><text:span text:style-name="T66">Cointrin </text:span><text:span text:style-name="T334">ранним утром. </text:span><text:span text:style-name="T335">Ошеломляюще зелёные холмы с одной стороны, по другую коричневый город. </text:span><text:span text:style-name="T336">Мостовые скользки и влажны. </text:span><text:span text:style-name="T337">Облака медленно вздуваются в небе. </text:span><text:span text:style-name="T338">Монблан грит привет, озеро тоже грит как ты, </text:span><text:span text:style-name="T339">Слотроп покупает 20 сигарет и местную газету, </text:span><text:span text:style-name="T340">спрашивает в какую ему сторону, садится в подошедший трамвай, </text:span><text:span text:style-name="T341">и в холоде сквозящем от дверей и окон, чтобы разбудить его, </text:span><text:span text:style-name="T342">катит в Город Мира.</text:span></text:p>
      <text:p text:style-name="P134"><text:span text:style-name="T342">Е</text:span><text:span text:style-name="T67">му надо встретить Аргентинского связного в Café l’Éclipse, далеко от троллейбусных линий, </text:span><text:span text:style-name="T343">по мощёной брусчаткой улице и на маленькую площадь </text:span><text:span text:style-name="T344">окружённую овощными и фруктовыми лавками под бежевыми навесами, магазинами, другими кафе, витринами, </text:span><text:span text:style-name="T345">чистыми промытыми тротуарами. </text:span><text:span text:style-name="T346">Собаки бегают из аллеи в аллею </text:span><text:span text:style-name="T347">Слотроп сидит с кофе, круасаном, газетой. </text:span><text:span text:style-name="T348">Вскоре тучи рассеиваются. </text:span><text:span text:style-name="T349">Солнце разбросало тени почти до того места, где он сидит в насторожённом внимании. </text:span><text:span text:style-name="T350">Похоже, никто не следит. Он ждёт. </text:span><text:span text:style-name="T351">Тени отступают, солнце поднялось, потом начинает опускаться, </text:span><text:span text:style-name="T352">наконец показывается ужный ему человек, </text:span><text:span text:style-name="T353">точно по описанию: </text:span><text:span text:style-name="T354">костюм повседневно ёрного, как в Буэнос-Айресе, </text:span><text:span text:style-name="T355">усы, очки в золотой оправе, </text:span><text:span text:style-name="T356">и насвистывает старинное танго Хуана д</text:span><text:span text:style-name="T803">’</text:span><text:span text:style-name="T356">Ариенцо. </text:span><text:span text:style-name="T357">Слотроп устраивает представление, рыща по своим карманам, </text:span><text:span text:style-name="T358">достаёт иностранную купюру, как говорил ему Скволидози, хмурится на неё, </text:span><text:span text:style-name="T359">встаёт, подходит ближе.</text:span></text:p>
      <text:p text:style-name="P135"><text:span text:style-name="T60">Como no, señor</text:span><text:span text:style-name="T359">, </text:span><text:span text:style-name="T361">нет</text:span><text:span text:style-name="T360"> проблем размен</text:span><text:span text:style-name="T361">ять</text:span><text:span text:style-name="T360"> банкноту в 50 песо</text:span><text:span text:style-name="T68">—</text:span><text:span text:style-name="T361">приглашает присесть, </text:span><text:span text:style-name="T362">достаёт валюту, блокноты, </text:span><text:span text:style-name="T363">карты, скоро стол завален </text:span><text:span text:style-name="T364">бумагами всякого рода, которые всё же сортируются, </text:span><text:span text:style-name="T365">обратно по карманам так, что человек забирает записку от Скволидози, а Слотроп ту, что отвезёт к нему. Всего и делов-то.</text:span></text:p>
      <text:p text:style-name="P136"><text:span text:style-name="T365">О</text:span><text:span text:style-name="T67">братно в Цюрих на послеполуденном поезде, в дремотном сне большую часть пути. </text:span><text:span text:style-name="T366">Он сходит в Шлирен, в безбожно тёмный час, </text:span><text:span text:style-name="T367">на всякий, </text:span><text:span text:style-name="T368">есьи Они следят за городским вокзалом, </text:span><text:span text:style-name="T369">на такси добирается </text:span><text:soft-page-break/><text:span text:style-name="T369">до </text:span><text:span text:style-name="T370">Св. Петерхофштат. Стрелки его огромных часов </text:span><text:span text:style-name="T371">зависли </text:span><text:span text:style-name="T370">высоко над ним и </text:span><text:span text:style-name="T371">пустыми</text:span><text:span text:style-name="T370"> акрами улиц, </text:span><text:span text:style-name="T371">в чём ему видится сейчас </text:span><text:span text:style-name="T372">тупая </text:span><text:span text:style-name="T371">зловещесть. </text:span><text:span text:style-name="T373">Как-то увязывается с квадратами Лиги Плюща в его отдалённой юности, </text:span><text:span text:style-name="T374">башни циферблатов освещались так сл</text:span><text:span text:style-name="T375">а</text:span><text:span text:style-name="T374">бо, ничего не разберёшь, </text:span><text:span text:style-name="T375">и соблазн, не такой сильный как сейчас, поддаться смеркающемуся году, </text:span><text:span text:style-name="T376">принять насколько сможет настоящего ужаса в час без имени </text:span><text:span text:style-name="T377">(если только это не… нет… НЕТ…): </text:span><text:span text:style-name="T378">это было тщеславием, тщеславием как его понимали его Пуританские предки, </text:span><text:span text:style-name="T379">кости и сердце настороженные на Ничто, Ничто </text:span><text:span text:style-name="T380">под саксофоны колледжа в </text:span><text:span text:style-name="T381">сладостном слиянии, </text:span><text:span text:style-name="T382">белые блейзеры в губной помаде на </text:span><text:span text:style-name="T383">отворотах, дым робеющих Фатим, </text:span><text:span text:style-name="T384">мыло Кастилии испаряющиеся с </text:span><text:span text:style-name="T385">блестящих волос, и мятные поцелуи, <text:s/>и роса на гвоздиках. </text:span><text:span text:style-name="T386">Дошло до того, что перед самым рассветом шутники моложе него, </text:span><text:span text:style-name="T387">вытащили из постели, завязали глаза, </text:span><text:span text:style-name="T389">на то и</text:span><text:span text:style-name="T388"> Райнхардт, </text:span><text:span text:style-name="T390">вывели в осенний холод, тени и листву под ногами, </text:span><text:span text:style-name="T391">и к мигу сомнения, </text:span><text:span text:style-name="T392">а вдруг они и впрямь что-то другое</text:span><text:span text:style-name="T68">—</text:span><text:span text:style-name="T393">а всё что перед этим не настоящее: просто </text:span><text:span text:style-name="T394">продуманный театр, чтоб</text:span><text:span text:style-name="T395">ы</text:span><text:span text:style-name="T394"> тебя </text:span><text:span text:style-name="T395">одурачить</text:span><text:span text:style-name="T394">. </text:span><text:span text:style-name="T396">Но теперь экран потемнел, </text:span><text:span text:style-name="T397">и времени нисколько не осталось. </text:span><text:span text:style-name="T398">Вот тебе агенты наконец….</text:span></text:p>
      <text:p text:style-name="P137"><text:span text:style-name="T398">Г</text:span><text:span text:style-name="T67">де более подходящее место, чем Цюрих, чтоб заново найти тщету? </text:span><text:span text:style-name="T399">Это страна Реформации, город Цвингли, человека в самом конце энциклопедии, </text:span><text:span text:style-name="T400">и повсюду напоминания в камне. </text:span><text:span text:style-name="T401">Шпионы и большой бизнес в своей стихии, </text:span><text:span text:style-name="T402">неутомимо движутся среди суровых памяток. </text:span><text:span text:style-name="T403">Будь уверен, здесь найдутся экс-молодые люди, </text:span><text:span text:style-name="T404">в самом этом городе, </text:span><text:span text:style-name="T405">лица которых попадались Слотропу в школьных спортивных командах, </text:span><text:span text:style-name="T406">которые приобщились </text:span><text:span text:style-name="T407">в Гарварде к Пуританским Таинствам: они на полном серьёзе давали клятву </text:span><text:span text:style-name="T408">почитать и </text:span><text:span text:style-name="T409">действовать всегда во имя </text:span><text:span text:style-name="T61">Vanitas</text:span><text:span text:style-name="T409">, Тщеты, их правителя… </text:span><text:span text:style-name="T410">кто теперь по плану жизни такого-то и такого </text:span><text:span text:style-name="T411">прибыли сюда в Швей</text:span><text:span text:style-name="T412">ц</text:span><text:span text:style-name="T411">арию, </text:span><text:span text:style-name="T412">работать на Аллена Даллеса и его «разведывательную» сеть, </text:span><text:span text:style-name="T413">которая нынче проходит под именем «</text:span><text:span text:style-name="T414">Офис Стратегических Служб». </text:span><text:span text:style-name="T415">Но для посвящённых </text:span><text:span text:style-name="T416">ЩСС ещё и тайный акроним: </text:span><text:span text:style-name="T417">в виде мантры для моментов неотвратимых кризисов, они обучены </text:span><text:span text:style-name="T418">выговаривать про себя… </text:span><text:span text:style-name="T62">oss . . . oss, </text:span><text:span text:style-name="T63"><text:s/></text:span><text:span text:style-name="T419">слово-покойник, </text:span><text:span text:style-name="T420">перевранное Латинское слово Тёмных Веков обозначать кость….</text:span></text:p>
      <text:p text:style-name="P138"><text:span text:style-name="T420">С</text:span><text:span text:style-name="T67">кволидози не показывается в Кроненхале, </text:span><text:span text:style-name="T421">или в Одеоне, или в любом другом месте, </text:span><text:span text:style-name="T422">что Слотроп догадается проверить в последующие дни. </text:span><text:span text:style-name="T423">Исчезновения, в Цюрихе, не такая уж и редкость. </text:span><text:span text:style-name="T424">Но Слотроп так и будет возвращаться, на всякий. </text:span><text:span text:style-name="T425">Записка на испанском, он не в силах разобрать больше оного слова, или двух, </text:span><text:span text:style-name="T426">но он не расстаётся с ней, вдруг подвернётся случай передать. </text:span><text:span text:style-name="T427">И, ну, та анархистская убеждённость </text:span><text:span text:style-name="T428">его подкупает немного. </text:span><text:span text:style-name="T429">Когда-то, когда Шэйс сражался против </text:span><text:span text:style-name="T430">федеральных войск в Масучусетсе, </text:span><text:span text:style-name="T431">где Регуляторы Слотропы патрулировали Бёркшир помогая восставшим, </text:span><text:span text:style-name="T432">с веточками болиголова в их шляпах, чтобы отличаться от </text:span><text:span text:style-name="T433">солдат Правительства. </text:span><text:span text:style-name="T434">Федералы втыкали в свои обрывок белой бумаги. </text:span><text:span text:style-name="T435">Слотропы в те дни ещё не настолько вовлеклись в бумажный бизнес </text:span><text:span text:style-name="T436">и поголовную резню деревьев. </text:span><text:span text:style-name="T437">Они всё ещё были за живой зелёный против мёртвого белого. </text:span><text:span text:style-name="T438">Позднее они утратили, или продали, </text:span><text:span text:style-name="T439">своё осознание на чьей они стороне. </text:span><text:span text:style-name="T440">Наш Тайрон унаследовал полное невежество </text:span><text:span text:style-name="T441">на эту тему.</text:span></text:p>
      <text:p text:style-name="P139"><text:span text:style-name="T441">З</text:span><text:span text:style-name="T67">а спиной у него ветер </text:span><text:span text:style-name="T442">дует сквозь склеп Джамфа. </text:span><text:span text:style-name="T443">Слотроп уже дв</text:span><text:span text:style-name="T444">е ночи</text:span><text:span text:style-name="T443"> как устроил тут кемпинг, </text:span><text:span text:style-name="T444">деньги почти на исходе, </text:span><text:span text:style-name="T445">дожидается слово от Швайтара</text:span><text:span text:style-name="T444">. </text:span><text:span text:style-name="T446">Укрывшись от ветра, укутавшись в пару швейцарских армейских одеял, он смог продержаться</text:span><text:span text:style-name="T447">, ему удаётся даже поспать. </text:span><text:span text:style-name="T448">Точнёхонько поверх Мистера Imipolex. </text:span><text:span text:style-name="T449">В первую ночь засыпать было страшно, боялся посещения </text:span><text:span text:style-name="T450">духа Джамфа, чей Германо-научный склад ума </text:span><text:span text:style-name="T451">Смерть разнесёт до самых </text:span><text:span text:style-name="T452">диких рефлексов, </text:span><text:span text:style-name="T453">бесполезно умолять </text:span><text:span text:style-name="T454">тупо ухмыляющееся зло остатков скорлупы…</text:span><text:span text:style-name="T450"> </text:span><text:span text:style-name="T455">голоса </text:span><text:span text:style-name="T456">похрипываютв лунном свете вокруг </text:span><text:span text:style-name="T457">его </text:span><text:span text:style-name="T456">явления, </text:span><text:span text:style-name="T457">пока он, Оно, </text:span><text:span text:style-name="T458">Подавленное, приближается… </text:span><text:span text:style-name="T459">стойчтоза </text:span><text:span text:style-name="T460">проснувшись, лицо не укрыто, </text:span><text:span text:style-name="T461">оглядываясь на чуждые могильные камни, </text:span><text:span text:style-name="T64">то что? что это было… </text:span><text:span text:style-name="T462">обратно в сон, почти, </text:span><text:span text:style-name="T463">снова проснулся… туда-сюда, </text:span><text:span text:style-name="T464">и так большую часть первой ночи.</text:span></text:p>
      <text:p text:style-name="P140"><text:span text:style-name="T464">Я</text:span><text:span text:style-name="T67">вления не случилось. </text:span><text:span text:style-name="T465">Похоже Джамф просто мёртв. </text:span><text:span text:style-name="T466">Слотроп </text:span><text:span text:style-name="T467">проснулся наутро </text:span><text:span text:style-name="T468">чувствуя, несмотря на пустой желудок и текущий нос, </text:span><text:span text:style-name="T469">лучше, чем за многие месяцы. </text:span><text:span text:style-name="T470">Похоже, он прошёл </text:span><text:span text:style-name="T471">и</text:span><text:span text:style-name="T470">спытание </text:span><text:span text:style-name="T471">устроенное не кем-то другим, но им самим, для разнообразия. </text:span></text:p>
      <text:p text:style-name="P141"><text:soft-page-break/><text:span text:style-name="T471">Г</text:span><text:span text:style-name="T67">ород под ним, </text:span><text:span text:style-name="T472">отчасти уже в купели света, </text:span><text:span text:style-name="T473">являет собой некрополь из церковных шпилей и флюгеров, </text:span><text:span text:style-name="T474">белых музейно-замковых башен, </text:span><text:span text:style-name="T475">широких зданий с мансардами крыш, и </text:span><text:span text:style-name="T476">тысяч блестящих </text:span><text:span text:style-name="T475">окон. </text:span><text:span text:style-name="T477">В это утро горы прозрачны как лёд. </text:span><text:span text:style-name="T478">Позднее, днём они обернутся грудами синего </text:span><text:span text:style-name="T479">мятого </text:span><text:span text:style-name="T478">атласа. </text:span><text:span text:style-name="T480">Озеро зеркально гладко, </text:span><text:span text:style-name="T481">но горы и дома отраж</text:span><text:span text:style-name="T482">ённые</text:span><text:span text:style-name="T481"> в нём </text:span><text:span text:style-name="T482">странно размыты, </text:span><text:span text:style-name="T483">края их </text:span><text:span text:style-name="T484">источены, </text:span><text:span text:style-name="T485">словно мелкий</text:span><text:span text:style-name="T484"> дожд</text:span><text:span text:style-name="T485">ь: </text:span><text:span text:style-name="T486">сон про Атлантиду, Suggenthal. </text:span><text:span text:style-name="T487">Игрушечные деревушки, уединённый город из раскрашенного алебастра… </text:span><text:span text:style-name="T488">Слотроп сидит тут на корточках, на повороте горной тропы, </text:span><text:span text:style-name="T489">лепя и швыряя снежки от безделья, </text:span><text:span text:style-name="T490">нечем заняться, кроме как докуривать последнюю, </text:span><text:span text:style-name="T491">как ему кажется, Лаки Страйк на всю Швейцарию….</text:span></text:p>
      <text:p text:style-name="P142"><text:span text:style-name="T491">Ш</text:span><text:span text:style-name="T67">аги по тропе <text:s/>снизу. </text:span><text:span text:style-name="T492">Щёлканье галош. </text:span><text:span text:style-name="T493">Это посыльный Марио Швейтара </text:span><text:span text:style-name="T494">с большим толстым конвертом. </text:span><text:span text:style-name="T495">Слотроп платит ему, выпрашивает сигарету и несколько спичек и они расстаются. </text:span><text:span text:style-name="T496">Вернувшись в склеп, Слотроп опять зажигает </text:span><text:span text:style-name="T497">маленькую кучку </text:span><text:span text:style-name="T496">растопк</text:span><text:span text:style-name="T497">и</text:span><text:span text:style-name="T496"> и </text:span><text:span text:style-name="T497">веток сосны, </text:span><text:span text:style-name="T498">согревает руки и приступает листать папку. </text:span><text:span text:style-name="T499">Отсутствие Джамфа окружает его </text:span><text:span text:style-name="T500">словно запах, </text:span><text:span text:style-name="T501">который он не может точно определить, </text:span><text:span text:style-name="T502">аура грозящая перейти в эпилепсию в любую секунду. </text:span><text:span text:style-name="T503">Вот она, информация</text:span><text:span text:style-name="T68">—</text:span><text:span text:style-name="T504">не так много, как ему хотелось </text:span><text:span text:style-name="T505">(о, и сколько же он хотел?), </text:span><text:span text:style-name="T506">но больше чем надеялся, </text:span><text:span text:style-name="T507">как всякий из практичных Янки. </text:span><text:span text:style-name="T508">В последующие недели, </text:span><text:span text:style-name="T509">в те </text:span><text:span text:style-name="T510">совсем </text:span><text:span text:style-name="T509">редкие минуты, </text:span><text:span text:style-name="T510">что оставались ему заглядывать в своё прошлое, </text:span><text:span text:style-name="T511">он даже находил время пожалеть, </text:span><text:span text:style-name="T512">что он вообще читал это….</text:span></text:p>
      <text:p text:style-name="P187"><draw:frame draw:style-name="fr1" draw:name="Image6" text:anchor-type="paragraph" svg:width="6.9252in" svg:height="0.3661in" draw:z-index="0"><draw:image xlink:href="Pictures/1000000000000B720000009B428C9716555D8079.png" xlink:type="simple" xlink:show="embed" xlink:actuate="onLoad" loext:mime-type="image/png"/></draw:frame>М-р Пойнтсмен решил провести Троицу на море. <text:span text:style-name="T804">Чувствует себя малость великим в последнее время, право жебеспокоиться не о чем, до мании далеко, о, наверное впечатление, когда скорым шагом мерит коридоры «Белого Посещения», будто все прочие словно застыли в позах явного паркинсонизма, лишь он один остался бодрым, не парализованным. Вот и снова пришло мирное время, голубям не осталось места на Трафальгарской площади в Ночь Победы, в заведении в тот день все поголовно напились до умопомрачения, объятий, поцелуев, за исключением Блаватского крыла в Отделе Пси, которые в День Белого Лотоса отправились в паломничество на Авеню-Роуд, 19, в Св. Джонз Вуд.</text:span></text:p>
      <text:p text:style-name="P188">Снова пришло время для праздников. Хотя Пойнтсмен чувствует себя просто обязанным поехать расслабиться, но, разумеется, наступил также Кризис. Руководитель должен демонстрировать самообладание, вплоть до и включая праздничное настроение, посреди Кризиса. О Слотропе ни слуху ни духу, вот уж почти что месяц, с момента, когда тупые ослы из военной разведки упустили его в Цюрихе. Пойнтсмен малость психанул на Контору. Его хитроумная стратегия явно накрылась. В начальных обсуждениях с Клайвом Мосмуном и остальными всё казалось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этого проекта. Проклятое финансирование приведёт его к гибели, если Слотроп не доведёт его сперва до психушки. </text:p>
      <text:p text:style-name="P189">Пойнтсмен просчитался. Нет даже Теннисонова утешения сказать, что просчёт был сделан «кем-то». <text:span text:style-name="T805">Нет, именно он, и только он, дал «добро» Англо-Американской команде в составе Харвея Спида и Флойда <text:s/>Пурде исследовать произвольный образчик секс приключений Слотропа. Бюджет позволял, и кому помешает? Они стартовали буквально </text:span><text:span text:style-name="T28">вприпрыжку</text:span><text:span text:style-name="T805">, как братцы-козлики, углубиться в эротическое применение Поиссона. Дон Хуанова карта Европы—640 в Италии, 231 в Германии, 100 во Франции, 91 в Турции, </text:span><text:span text:style-name="T28">но</text:span><text:span text:style-name="T805">, но, но—в Испании! в Испании, 1003!—представляет карту Лондона Слотропа , и эти два полукеда настолько заразились такой непомерной склонностью к бездумным удовольствиям, что нынче <text:s/>целые дни просиживают в сквериках ресторанов бездельничая над салатами из хризантем и </text:span><text:soft-page-break/><text:span text:style-name="T805">кастрюльками баранины, или затаившись во фруктовой лавке—«Эй, Спид, смотри, </text:span><text:span text:style-name="T28">дыни</text:span><text:span text:style-name="T805">! Я ни одной не видал после Третьего Курса—вау, понюхай вот эту, просто прелесть! Как насчёт дыни, Спид? А? Давай.</text:span></text:p>
      <text:p text:style-name="P161">– <text:span text:style-name="T806">Отличная идея, Пурде, отличная!</text:span></text:p>
      <text:p text:style-name="P162">– <text:span text:style-name="T807">Ага… О, ну, ты выбери какую </text:span><text:span text:style-name="T29">сам</text:span><text:span text:style-name="T807"> захочешь.</text:span></text:p>
      <text:p text:style-name="P162">– <text:span text:style-name="T30">Самую-самую</text:span><text:span text:style-name="T807">?</text:span></text:p>
      <text:p text:style-name="P163">– <text:span text:style-name="T808">Да. Вот она,</text:span>– <text:span text:style-name="T808">проворачивает показать ему, как негодяи поворачивают лица запуганных девушек,</text:span>– <text:span text:style-name="T808">та самая, что я выбрал, видал?</text:span></text:p>
      <text:p text:style-name="P164">– <text:span text:style-name="T809">Но, но я думал мы собирались на двоих</text:span>— <text:span text:style-name="T809">слабо машет в сторону того, что он всё ещё не может принять за дыню Пурде, в чьей гравюрной сетке, как из кратеров бледной луны, и впрямь возникает лицо, лицо пленённой женщины с глазами опущенными вниз, веки наверху гладки словно Персидские потолки….</text:span></text:p>
      <text:p text:style-name="P165">– <text:span text:style-name="T810">Ну, нет, в общем, я обычно, э...</text:span>— <text:span text:style-name="T811">Пурде приходит в </text:span><text:span text:style-name="T31">замешательство</text:span><text:span text:style-name="T811">, это как найти повод, чтобы съесть яблоко, или даже вбросить виноградину себе в рот</text:span>— <text:span text:style-name="T812">просто, ну, типа, ем их… целиком, понимаешь,</text:span>– <text:span text:style-name="T813">прихихикивает, чтобы, как ему кажется, дружески указать, повежливее, странность подобного обсуждения на публике</text:span>—</text:p>
      <text:p text:style-name="P166">—<text:span text:style-name="T814">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text:span><text:span text:style-name="T32">шлёп</text:span><text:span text:style-name="T814"> прямиком в очередной тупик:</text:span></text:p>
      <text:p text:style-name="P167">– <text:span text:style-name="T815">Дженни? Нет</text:span>—<text:span text:style-name="T815">тут никакой Дженни…</text:span></text:p>
      <text:p text:style-name="P167">– <text:span text:style-name="T816">А какая-нибудь Дженифер, тогда? Дженивив?</text:span></text:p>
      <text:p text:style-name="P167">– <text:span text:style-name="T817">Джинни (может записано было с ошибкой), Вирджиния?</text:span></text:p>
      <text:p text:style-name="P168">– <text:span text:style-name="T818">Если вы, джентльмены, ищите хорошо провести время</text:span>— <text:span text:style-name="T819">её ухмылка, её красная, маниакально доброе-утро-и-я-говорю-точно-</text:span><text:span text:style-name="T33">доброе!</text:span><text:span text:style-name="T819"> ухмылка настолько широка, чтобы удерживать их обоих прямо, дрожащих, осклабившихся, тут, а сама такая старая, что годится быть их Матерью</text:span>—<text:span text:style-name="T820">их общей Матерью, вобравшей самые гадкие черты м-с Пурде и м-с Спид</text:span>—<text:span text:style-name="T821">фактически, она теперь и становится </text:span><text:span text:style-name="T34">именно</text:span><text:span text:style-name="T821"> такой прямо у них на глазах. Эти моря в руинах полны искусительниц</text:span>—<text:span text:style-name="T822">вот уж где склизко и блудливо. И пока оба вытаращившихся детектива всмятку втягиваются в её ауру, подмигивающую прямо тут на улице, медную блеском хны, с цветами страсти на вискозном шёлке—за миг до спотыкливой окончательной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в наряде клоуна, вульгарного нахрапистого клоуна в мишуре бессловесных острот о соках тела, лысого, с изумляющим потоком волос из носа через обе ноздри, которые он заплёл в косички и повязал <text:s/>кислотно-зелёными бантами</text:span>—<text:span text:style-name="T823">резкий рывок теперь вон мимо мешков с песком и падающих кулис, сдерживая одышку, чтобы прокартавить им скрипуче <text:s/>неприятным <text:s/>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text:span></text:p>
      <text:p text:style-name="P190"><text:soft-page-break/>Никакой «Дарлин» тоже. Это выяснилось вчера. <text:span text:style-name="T824">Они отследили имя до резиденции м-с Квод. Но броская <text:s/>молодая разведёнка никогда, так прямо и заявила, даже не знала, чтобы Английским детям давали имя «Дарли». Она ужасно сожалеет. М-с Квод проводила свои дни в безделье по довольно напедикюренному адресу в Мэйфловер и оба исследователя с облегчением покинули этот район….</text:span></text:p>
      <text:p text:style-name="P206"><text:span text:style-name="T823">Когда вам уже дойдёт? </text:span><text:span text:style-name="T516">Пойнтсмену доходит моментально. Но «доходит» как, типа, заходишь в свою спальню, а на тебя нападает, из лёгкой полутени на твоём потолке, гигантский угорь мурена, </text:span><text:span text:style-name="T517">зубы напоказ в дурноватой ухмылке смерти, </text:span><text:span text:style-name="T518">выдыхает, свалившись <text:s/>на </text:span><text:span text:style-name="T519">твоё открытое </text:span><text:span text:style-name="T518">лицо, </text:span><text:span text:style-name="T519">долгий человечий звук, </text:span><text:span text:style-name="T520">в </text:span><text:span text:style-name="T519">котор</text:span><text:span text:style-name="T520">ом</text:span><text:span text:style-name="T519"> ты распознаёшь, в ужасе, </text:span><text:span text:style-name="T825">сексуальный вздох</text:span><text:span text:style-name="T519">….</text:span></text:p>
      <text:p text:style-name="P207"><text:span text:style-name="T519">Э</text:span><text:span text:style-name="T515">то к тому, что Пойнтсмен </text:span><text:span text:style-name="T521">избегает данную тему</text:span><text:span text:style-name="T522">—</text:span><text:span text:style-name="T523">настолько же рефлективно, как избегал бы любой кошмар. </text:span><text:span text:style-name="T524">На случай, если вдруг обернётся не сном, а </text:span><text:span text:style-name="T826">реальностью</text:span><text:span text:style-name="T524">, ну…</text:span></text:p>
      <text:p text:style-name="P169"><text:span text:style-name="T826">– Данные, пока что, неполны.</text:span>– <text:span text:style-name="T827">Это следует отчётливо подчёркивать в любых заявлениях.</text:span>– <text:span text:style-name="T828">Следует признать, что предварительные данные демонстрируют,</text:span>– <text:span text:style-name="T829">помни, изображать искренность,</text:span>– <text:span text:style-name="T830">имеются случаи, когда имена на карте Слотропа не находят соответствия с фактами, которые нам удалось установить о <text:s/>его пребывании в Лондоне. Установить </text:span><text:span text:style-name="T35">на данный момент</text:span><text:span text:style-name="T830">, разумеется. Это в основном всего лишь первые имена, видите ли, просто, Иксы без Игреков, так сказать, звания без указания принадлежности. Трудно определить сколько тянется один «данный момент» на самом деле.</text:span></text:p>
      <text:p text:style-name="P170">– <text:span text:style-name="T831">А что если многие</text:span>—<text:span text:style-name="T831">даже большинство</text:span>—<text:span text:style-name="T831">Слотроповских звёзд окажутся, в отдалённом будущем, отражением сексуальных фантазий вместо реальных событий? Вряд ли <text:s/>такое сведёт на нет наш подход более, чем это случилось с воззрениями Зигмунда Фрейда столкнувшегося там, в старой Вене, с подобными нарушениями вероятности</text:span>—<text:span text:style-name="T832">все те истории папенька-меня-изнасиловал, которые, будучи ложью фактически, остаются истинными </text:span><text:span text:style-name="T36">клинически</text:span><text:span text:style-name="T832">. Вы должны осознать, мы заинтересованы, в ПРПУКе, с довольно строго определённой, клинической версией истины. Мы не углубляемся в вопрос чем это вызвано.</text:span></text:p>
      <text:p text:style-name="P191">На данный момент, Пойнтсмен несёт это бремя <text:span text:style-name="T833">один. Одиночество фюрера: он чувствует себя сильнее в лучах этого тёмного компаньона теперь, когда его звезда на подъёме… но он и не</text:span> <text:span text:style-name="T834">хочет делиться им, нет не не сейчас ещё пока что….</text:span></text:p>
      <text:p text:style-name="P192">Собрания штата служащих, его служащих, <text:span text:style-name="T835">становятся хуже и хуже, чем бесполезными. Они погрязают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хочет перевести программу в Группу Операций Особых Запусков (ГООС), как придаток Британских усилий ракетной подчистки, Операция Ответный Огонь, которая базируется в Каксхевене на Северном море. Чуть ли не каждый день приносит новую попытку, с той или иной стороны, реконструировать или даже распустить ПРПУК. Пойнтсмену всё легче с недавних пор впадать в настроение </text:span><text:span text:style-name="T37">l’état c’est moi</text:span><text:span text:style-name="T690">—а кто ещё делает хоть что-нибудь? разве не на нём всё держится, часто без опоры на что-то помимо его голой воли…?</text:span></text:p>
      <text:p text:style-name="P193"><text:span text:style-name="T836">Шелл Мекс-Хаус, естественно, вне себя по поводу исчезновения Слотропа. Нате <text:s/>вам, в бега сорвался человек, который знает всё, что возможно знать—не только об А-4, но и о том, что </text:span><text:span text:style-name="T38">Великобритания</text:span><text:span text:style-name="T836"> знает об А-4. Цюрих кишит советскими агентами. Что если они уже заполучили Слотропа? Весной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в оккупированной Советами Германии со списками персонала и оборудования подлежащего отправке на восток. В сфере влияния ВШОЕС, Артиллерийское управление Американской Армии и рать конкурирующих исследовательских команд заняты сбором всего, что </text:span><text:soft-page-break/><text:span text:style-name="T836">подвернётся. Они уже обложили фон Брауна и 500 других, интернировали их в Гармише. Что если </text:span><text:span text:style-name="T38">они</text:span><text:span text:style-name="T836"> ухватили Слотропа?</text:span></text:p>
      <text:p text:style-name="P194">Случились также, ухудшая Кризис, и предательства: <text:span text:style-name="T837">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обязанности, но с болезнью бригадного генерала (может старый дурак не помнил про свои антибиотики? Неужто Пойнтсмену всё нужно делать самому?) она начинает беспокоить. Конечно, Гёза Рожевоглий всё ещё в программе. Фанатик. Этот </text:span><text:span text:style-name="T39">никогда</text:span><text:span text:style-name="T837"> не оставит.</text:span></text:p>
      <text:p text:style-name="P195">Итак, выходной на море. <text:span text:style-name="T838">Из политических соображений, участвуют Пойнтсмен, Мехико, девушка Мехико, Деннис Джойнт, Катье Боргесиус. У Пойнтсмена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потревоженных в камфорном сне длинною во всю войну, дети бегают повсюду в костюмах для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с солью и соусом. Автоматы для игры в пинбол корчатся от обращения фанатичных солдат и их девушек, что движением тел поддерживают движение ярких шариков, клянут, пристанывают, пока те барабанят вниз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говорят про бизнесе, спорт, секс, но обычней всего о политике. Шарманщик играет увертюру Россини к </text:span><text:span text:style-name="T40">La Gazza Ladra</text:span><text:span text:style-name="T838"> (которая, как мы увидим позже, в Берлине, отмечает высокое достижение в музыке, которое все игнорировали, предпочитая Бетховена, а тот никогда не продвинулся дальше заявлений о намерениях), а здесь, без барабанов или звучности духовых труб, произведение мягко, полно надежды, обещает лавандовые сумерки, <text:s/>павильоны нержавеющей стали, где каждый <text:s/>возведён наконец в аристократы, и любовь без оплаты любого вида….</text:span></text:p>
      <text:p text:style-name="P196">Пойнтсмен планировал на сегодня не говорить о делах, <text:span text:style-name="T839">но пустить беседу на самотёк более или менее органичный. Ждать пока другие выдадут себя</text:span>. <text:span text:style-name="T840">Разговор минимален. Деннис Дойнт следит з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text:span><text:span text:style-name="T41">что</text:span><text:span text:style-name="T840"> с ней происходит. Невесть отчего, Пойнтсмен, хоть он и не может видеть, чтобы она располагала каким-либо влиянием, всё же боится её. Много чего он всё ещё не знает. Наверное, что больше всего беспокоит его именно сейчас, это её связь, если такая имеет месть, с Пиратом Прентисом. Прентис приезжал в «Белое Посещение» несколько раз и и задавал весьма конкретные о ней вопросы. Когда ПРПУК недавно открыли свой офис-филиал в Лондоне (который какой-то бездельник, скорее всего, <text:s/>этот молодой недоумок, Вебли Силвермейл, уже окрестил «Двенадцатый Дом»), Прентис очень зачастил туда, ухаживать за секретаршами, пытаясь заглянуть в ту или другую папку…. С чего бы это? Какую послежизнь нашла Контора по эту сторону Дня Победы? Что Прентису нужно… сколько он стоит? Может влюбился в эту Боргесиус? Разве может эта женщина любить? </text:span><text:span text:style-name="T41">Любовь? </text:span><text:span text:style-name="T841">Да от такого развопишься. Каким может быть её представление о любви….</text:span></text:p>
      <text:p text:style-name="P171">– <text:span text:style-name="T842">Мехико,</text:span>– <text:span text:style-name="T842">ухватывая руку молодого статистика.</text:span></text:p>
      <text:p text:style-name="P171"><text:soft-page-break/>– <text:span text:style-name="T842">А?</text:span>– <text:span text:style-name="T842">Роджер прекратил глазеть на хорошенькую, немного смахивает на Риту Хейворт, в цельном цветастом купальнике, бретельки скрещены в Х на её худощавой спине….</text:span></text:p>
      <text:p text:style-name="P171">– <text:span text:style-name="T842">Мехико, мне кажется у меня галлюцинации.</text:span></text:p>
      <text:p text:style-name="P172">– <text:span text:style-name="T843">О, правда? Вам так кажется? И что же видите?</text:span></text:p>
      <text:p text:style-name="P173">– <text:span text:style-name="T845">Мехико, я вижу… Я вижу… При чём тут что я </text:span><text:span text:style-name="T42">вижу</text:span><text:span text:style-name="T844">, олух! Я о том, что я </text:span><text:span text:style-name="T42">слышу</text:span><text:span text:style-name="T844">.</text:span></text:p>
      <text:p text:style-name="P174">– <text:span text:style-name="T845">Хорошо, и что же слышите, в таком случае,</text:span>– <text:span text:style-name="T845">Роджер уже чут сварливо.</text:span></text:p>
      <text:p text:style-name="P174">– <text:span text:style-name="T845">Только что я услышал твои слова «И что же слышите, в таком случае». И мне </text:span><text:span text:style-name="T43">это не нравится!</text:span></text:p>
      <text:p text:style-name="P174">– <text:span text:style-name="T845">Почему нет?</text:span></text:p>
      <text:p text:style-name="P175">–<text:span text:style-name="T846">Потому что: при всей неприятности этой галлюцинации, я бы скорее предпочёл её звуку твоего голоса.</text:span></text:p>
      <text:p text:style-name="P197">Весьма странное поведение <text:s/>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продетыми между его спиц. </text:p>
      <text:p text:style-name="P176">– <text:span text:style-name="T847">Вот это да,</text:span>– <text:span text:style-name="T847">светловолосый здоровяк Деннис Джойнт подталкивает Катье локтем широким, как колено. В своей профессии он научился моментально оценивать с кем имеет дело. Он прикинул, что эта милашка Катье весёлая девушка, что хочет тут малость порезвиться. Да, он готовый руководитель, определённо. «Тут у него, похоже, резкий сдвиг по фазе, нет?»</text:span>– <text:span text:style-name="T848">старается говорить негромко , ухмыляясь с атлетической паранойей туманно в сторону странного Павловца</text:span>—<text:span text:style-name="T849">не совсем на него, ты ж понимаешь, встретиться глазами может оказаться самоубийственной глупостью при данном умственной состоянии….</text:span></text:p>
      <text:p text:style-name="P198">Тем временем Джессика перешла к своему номеру с Фэй Рей. <text:span text:style-name="T850">Это разновидность защитного паралича, подобно твоей личной реакции, когда на тебя прыгает с потолка <text:s/>угорь мурена. Но сейчас для Кулака Гориллы, для огней электрического Нью-Йорка вдруг вспыхнувших в комнате, которая казалась тебе безопасной, куда никогда не ворвутся… для грубых чёрных волос, для сухожилий потребностей, трагичной любви….</text:span></text:p>
      <text:p text:style-name="P177">– <text:span text:style-name="T851">Да уж,</text:span>– <text:span text:style-name="T852">как высказался кинокритик Митчел Притифейс в своём исчерпывающем 18-томном исследовании Кинг Конга,</text:span>– <text:span text:style-name="T853">он, таки, любит её, парни.</text:span>– <text:span text:style-name="T853">Исходя из этого тезиса, похоже Притифейс затронул всё, что можно, каждый кадр, включая вырезанные, прочёсаны выгрести все крохи символизма до последней, полные биографии каждого хоть как-то связанного с фильмом, массовок, установщиков камер, работников с плёнкой… Даже интервью с приверженцами Культа Кинг Конга, для членства в котором нужно просмотреть филь не менее 1000 раз и пройти 8-часовый вступительный экзамен… И всё-таки, и всё же: нельзя сбрасывать со счетов Закон Мёрфи, это нахальное ирландско-пролетарское изложение Теоремы Гёделя</text:span>—<text:span text:style-name="T44">когда всё предусмотрено, когда ничто не может пойти не так, ни даже застать нас врасплох… что-то всё-таки сможет</text:span><text:span text:style-name="T854">. Так что, перестановки и комбинации у Падинга в его </text:span><text:span text:style-name="T44">Что может произойти в Европейской Политике</text:span><text:span text:style-name="T854"> за 1931 год, год публикации <text:s/>Теоремы Гёделя, Гитлер не получал ни малейшего шанса. Потому-то, когда закладываются законы наследственности, начинают рождаться мутанты. Даже такое детерминированное вооружение, как ракета А-4, начинает спонтанно выкидывать штуки типа «S-Gerät», за которым Слотроп, по его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text:s/>по Германии даже теперь</text:span>—<text:span text:style-name="T1">Schwarzkommando</text:span>, <text:span text:style-name="T855">которых Митчел Притифейс и представить не мог.</text:span></text:p>
      <text:p text:style-name="P199"><text:soft-page-break/>В ПРПУК широко распростран<text:span text:style-name="T856">ено</text:span> мнение, что <text:span text:style-name="T1">Schwarzkommando</text:span> были вызваны, <text:span text:style-name="T856">подобно тому как призывают демонов, на землю и свет дневной нынче уже покойной Операцией Чёрное Крыло. Будьте уверены, в Отделе Пси сначала похихикали. Кто мог предположить, что </text:span><text:span text:style-name="T45">взаправду</text:span><text:span text:style-name="T856"> появятся чёрные ракетчики? Что история придуманная, чтоб запугать прошлогоднего врага окажется истиной <text:s/>буквально—и теперь никак не выйдет загнать их обратно в бутылку или даже выговорить заклинание задом наперёд: никто и не знал заклинание целиком—разным людям были известны различные его кусочки, в чём и заключается работа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они обнаружат, что любопытно, отсутствие некоторых основных документов или обновление их по завершении Операции, и <text:s/>невозможность с таким опозданием воссоздать заклинание вообще, хотя как обычно начнутся элегантные и плохо рифмующиеся предположения. Даже более ранние предположения будут урезаны и сглажены. Ничего не останется, например, от ориентировочных выводов Фрейдиста Эдвина Трикла и его приспешников, который под конец оказались на ножах со своим собственным меньшинством, психоаналитическим крылом Отдела Пси. Это началось с поиска измеримого о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смахивает на Тависток Институт», начали бурчаться по всем подвальным коридорам. Дворцовые перевороты, многие из которых задумывались в орнаментально изящных приливах паранойи, понуждали к регулярным вызовам бригад слесарей и сварщиков, довели до нехватки офисных принадлежностей, даже воды и отопления… ничто не свернуло Трикла и его приспешников от придерживаться Фрейдисткого не говоря уже о Юнговском, направления ума. Известие о реальном существовании <text:s/></text:span><text:span text:style-name="T1">Schwarzkommando </text:span><text:span text:style-name="T857">достигло их за неделю до Дня Победы</text:span><text:span text:style-name="T46">. </text:span><text:span text:style-name="T858">Отдельные эпизоды, кто кому что именно говорил на самом деле, затерялось в пылу обвинений, криков, нервных припадков и проявлений плохого вкус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text:span text:style-name="T47">горилла</text:span><text:span text:style-name="T858">? Я покажу </text:span><text:span text:style-name="T47">тебе</text:span><text:span text:style-name="T858"> гориллу!»</text:span></text:p>
      <text:p text:style-name="P200">Действительно, он показал бы эту животину многим из нас, только мы не стали бы смотреть. По своей невинности, он не <text:span text:style-name="T859">усматривал</text:span> причин отчего сотрудники в служебном проекте не практикуют самокритики с тщательностью присущей революционным ячейкам. <text:span text:style-name="T859">И в мыслях е имея задеть чьи-либо чувства, он только лишь хотел всем показать, вполне достойные парни до единого, что их отношение к черноте связано с их отношением к говну, а отношение к говну с их отношением к разложению и смерти. Ему это казалост таким понятным… почему они даже и слушать не хотят? Почему не хотят признать, что их подавления есть, в смысле который Европа, на заключительных изнеможённых стадиях своего извращения волшебного, <text:s/>утратила, воплощением реальных живых людей, вероятно (по свидетельству самой лучшей разведки) управляющих реальным живым вооружением, подобно тому как мёртвый отец, никогда с тобой не спавший, Пенелопа, ночь за ночью возвращается в твою постель, чтобы пристроиться сзади… или как твой нерождённый ребёнок будит </text:span><text:span text:style-name="T48">тебя</text:span><text:span text:style-name="T859"> своим плачем посреди ночи и ты чувствуешь его призрачные губы на своей груди… они настоящие, они живут, пока ты притворяешься визжащей в Кулаке Гориллы… но глядя сейчас на более подходящего кандидата, кремово-кожую Катье под Колесом Фортуны, что сама сейчас готова помчаться по пляжу к относительному покою американских горок. Пойнтсмен галлюцинирует. Он потерял контроль. Пойнтсмену положено иметь абсолютный контроль над Катье. Где она теперь оказалась? Под контролем утратившим контроль. Даже в прошлом, в коже и боли </text:span><text:span text:style-name="T48">gemütlich</text:span><text:span text:style-name="T859"> мира Капитана Блисеро не чувствовала она такого ужаса, как сейчас.</text:span></text:p>
      <text:p text:style-name="P201">Роджер Мехико принимает это на свой счёт, <text:span text:style-name="T860">о-подумаешь, просто хотел помочь….</text:span></text:p>
      <text:p text:style-name="P202"><text:soft-page-break/>То, что несколько отрешённый м-р Пойнтсмен слышал всё это время, было голосом, <text:span text:style-name="T861">странно знакомым, голосом, который он однажды представлял принадлежащим лицу на широко известной фотографии газет Войны:</text:span></text:p>
      <text:p text:style-name="P178">– <text:span text:style-name="T862">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как давний плохой сон.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отвадит, в густой туман гражданской жизни, где ты его потеряешь и уже никогда не найдёшь</text:span>—<text:span text:style-name="T863">если не начнёшь сейчас действовать, Пойнтсмен. Операция Ответный Огонь отсылает девушек ВТС в Зону. Девушки ракетчицы: секретарши и даже несложные технические 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всё больше резона ему, если придать правильное направление, С Головой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text:span></text:p>
      <text:p text:style-name="P179">– <text:span text:style-name="T864">Я знаю,</text:span>– <text:span text:style-name="T864">грит Пойнтсмен,</text:span>– <text:span text:style-name="T864">только я не могу знать знаешь ли ты, не так ли, если я даже не знаю </text:span><text:span text:style-name="T49">кто</text:span><text:span text:style-name="T864"> ты, знаешь ли.</text:span></text:p>
      <text:p text:style-name="P203">Эта странная выходка <text:span text:style-name="T865">не добавляет уверенности компаньонам Пойнтсмена. Они начинают сторониться, с явной тревогой. «Мы должны найти доктора»,– бормочет Деннис Джойнт, подмигивая Катье как светловолосый Грочо Маркс. Джессика, забыв сердиться, берёт руку Роджера. </text:span></text:p>
      <text:p text:style-name="P180">– <text:span text:style-name="T866">Видал, видал,</text:span>– <text:span text:style-name="T866">снова заводится голос,</text:span>– <text:span text:style-name="T866">она чувствует, что защищает его </text:span><text:span text:style-name="T50">против</text:span><text:span text:style-name="T866"> тебя. Много ли шансов </text:span><text:span text:style-name="T50">быть</text:span><text:span text:style-name="T866"> синтезом, Пойнтсмен? Восток и Запад в одном и том же малом? Ты можешь быть не только Нейландом Смитом, <text:s/>дающим здравые советы впавшему в панику юноше, но <text:s/>также, в то же самое время, ты становишься </text:span><text:span text:style-name="T50">Фу Манчу</text:span><text:span text:style-name="T866">, а? тем самым, в чьей власти юная леди! Каково? Протагонист и антагонист в одном лице. Я бы не раздумывал на твоём месте.</text:span></text:p>
      <text:p text:style-name="P204">Пойнтсмен собирается ответить что-нибудь вроде: «Но ты, не я»,<text:span text:style-name="T690">– однако, замечает как все таращатся на него. «О, ха, ха, ха»,– грит он вместо этого.– «Разговорился тут сам с собой. Немного—так сказать—эксцентричности, хе, хе»</text:span></text:p>
      <text:p text:style-name="P77">– <text:span text:style-name="T867">Инь и Янь,</text:span><text:span text:style-name="T67">– </text:span><text:span text:style-name="T513">шепчет голос,</text:span><text:span text:style-name="T67">– <text:s/></text:span><text:span text:style-name="T513">Инь и Янь.</text:span></text:p>
      <text:p text:style-name="P205"><draw:frame draw:style-name="fr1" draw:name="Image7" text:anchor-type="paragraph" svg:width="6.9252in" svg:height="0.3661in" draw:z-index="1"><draw:image xlink:href="Pictures/1000000000000B720000009B428C9716555D807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5%" fo:text-align="start" style:justify-single-word="false" fo:orphans="2" fo:widows="2" fo:hyphenation-ladder-count="no-limit" style:writing-mode="lr-tb"/>
      <style:text-properties style:font-name="Liberation Serif" fo:font-family="'Liberation Serif'" style:font-style-name="Regular" style:font-family-generic="roman" style:font-pitch="variable" fo:hyphenate="tru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1665in" fo:margin-bottom="0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line-height="113%"/>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margin-top="0in" fo:margin-bottom="0in" loext:contextual-spacing="false" fo:line-height="113%"/>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in" fo:margin-bottom="0in" loext:contextual-spacing="false"/>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in" fo:margin-bottom="0in" loext:contextual-spacing="false"/>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Standard_20__28_user_29_" style:display-name="Standard (user)" style:family="paragraph" style:default-outline-level="">
      <style:paragraph-properties fo:margin-left="0in" fo:margin-right="0in" fo:text-align="start" style:justify-single-word="false" fo:orphans="2" fo:widows="2" fo:hyphenation-ladder-count="no-limit" fo:text-indent="0.2402in" style:auto-text-indent="false" style:vertical-align="baseline" style:writing-mode="lr-tb"/>
      <style:text-properties fo:font-size="12pt" style:letter-kerning="true" style:font-size-asian="12pt" style:language-asian="zh" style:country-asian="CN"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style:style>
    <style:style style:name="caption" style:family="paragraph" style:parent-style-name="Standard" style:next-style-name="Standard" style:default-outline-level="">
      <style:text-properties fo:color="#365f91" fo:font-size="8pt" fo:font-weight="bold" style:font-size-asian="8pt" style:font-weight-asian="bold" style:font-size-complex="8pt" style:font-weight-complex="bold"/>
    </style:style>
    <style:style style:name="forward" style:family="paragraph" style:parent-style-name="Standard_20__28_user_29_" style:default-outline-level="">
      <style:paragraph-properties fo:margin-left="0in" fo:margin-right="0in" fo:text-indent="0in" style:auto-text-indent="false"/>
    </style:style>
    <style:style style:name="Header" style:family="paragraph" style:parent-style-name="Standard_20__28_user_29_" style:default-outline-level=""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indent-big" style:family="paragraph" style:parent-style-name="Standard_20__28_user_29_" style:default-outline-level="">
      <style:paragraph-properties fo:margin-left="0in" fo:margin-right="0in" fo:text-align="center" style:justify-single-word="false" fo:text-indent="2.2402in" style:auto-text-indent="false"/>
    </style:style>
    <style:style style:name="big-left-indent" style:family="paragraph" style:parent-style-name="indent-big" style:default-outline-level="">
      <style:paragraph-properties fo:margin-left="0in" fo:margin-right="0in" fo:text-align="start" style:justify-single-word="false" fo:text-indent="4.2402in" style:auto-text-indent="false"/>
    </style:style>
    <style:style style:name="Figure" style:family="paragraph" style:parent-style-name="caption" style:default-outline-level="" style:class="extra"/>
    <style:style style:name="Foot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center" style:family="paragraph" style:parent-style-name="forward" style:default-outline-level="">
      <style:paragraph-properties fo:text-align="center" style:justify-single-word="false"/>
      <style:text-properties fo:font-variant="small-caps"/>
    </style:style>
    <style:style style:name="center-norm" style:family="paragraph" style:parent-style-name="center" style:default-outline-level="">
      <style:text-properties fo:font-variant="normal" fo:text-transform="none"/>
    </style:style>
    <style:style style:name="caps" style:family="paragraph" style:parent-style-name="indent-big" style:default-outline-level="">
      <style:paragraph-properties fo:margin-left="0in" fo:margin-right="0in" fo:text-align="start" style:justify-single-word="false" fo:text-indent="2.1in" style:auto-text-indent="false"/>
      <style:text-properties fo:text-transform="upperca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Standard" style:next-style-name="Standard" style:default-outline-level="" style:class="chapter">
      <style:paragraph-properties fo:margin-top="0in" fo:margin-bottom="0.0835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in" fo:margin-bottom="0.4165in" loext:contextual-spacing="false"/>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Quote" style:family="paragraph" style:parent-style-name="Standard" style:next-style-name="Standard" style:default-outline-level="">
      <style:paragraph-properties fo:margin-left="0.25in" fo:margin-right="0.25in" fo:margin-top="0.139in" fo:margin-bottom="0in" loext:contextual-spacing="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7in" fo:margin-right="0.8in" fo:margin-top="0.139in" fo:margin-bottom="0.1945in" loext:contextual-spacing="false" fo:text-align="justify" style:justify-single-word="false" fo:text-indent="0in" style:auto-text-indent="false" fo:padding-left="0in" fo:padding-right="0in" fo:padding-top="0in" fo:padding-bottom="0.0138in" fo:border-left="none" fo:border-right="none" fo:border-top="none" fo:border-bottom="0.51pt solid #000000"/>
      <style:text-properties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text-properties style:language-complex="en" style:country-complex="US"/>
    </style:style>
    <style:style style:name="Normal_20_Indent" style:display-name="Normal Indent" style:family="paragraph" style:parent-style-name="Standard" style:default-outline-level="">
      <style:paragraph-properties fo:margin-left="0.4917in" fo:margin-right="0in" fo:line-height="100%" fo:text-align="start" style:justify-single-word="false" fo:text-indent="0in" style:auto-text-indent="false"/>
      <style:text-properties style:font-name="Times" fo:font-family="Times" style:font-style-name="Bold Italic" style:font-family-generic="roman" style:font-pitch="variable" fo:font-style="italic" fo:font-weight="bold"/>
    </style:style>
    <style:style style:name="Balloon_20_Text" style:display-name="Balloon Text" style:family="paragraph" style:parent-style-name="Standard" style:default-outline-level="">
      <style:paragraph-properties fo:margin-top="0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4_20_Знак" style:display-name="Заголовок 4 Знак" style:family="text" style:parent-style-name="Default_20_Paragraph_20_Font">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5_20_Знак" style:display-name="Заголовок 5 Знак" style:family="text" style:parent-style-name="Default_20_Paragraph_20_Font">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6_20_Знак" style:display-name="Заголовок 6 Знак" style:family="text" style:parent-style-name="Default_20_Paragraph_20_Font">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Заголовок_20_8_20_Знак" style:display-name="Заголовок 8 Знак" style:family="text" style:parent-style-name="Default_20_Paragraph_20_Font">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Заголовок_20_9_20_Знак" style:display-name="Заголовок 9 Знак" style:family="text" style:parent-style-name="Default_20_Paragraph_20_Font">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Название_20_Знак" style:display-name="Название Знак" style:family="text" style:parent-style-name="Default_20_Paragraph_20_Font">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Emphasis" style:family="text"/>
    <style:style style:name="Цитата_20_2_20_Знак" style:display-name="Цитата 2 Знак" style:family="text" style:parent-style-name="Default_20_Paragraph_20_Font">
      <style:text-properties fo:font-style="italic" style:font-style-asian="italic" style:font-style-complex="italic"/>
    </style:style>
    <style:style style:name="Выделенная_20_цитата_20_Знак" style:display-name="Выделенная цитата Знак"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style:style style:name="Без_20_интервала_20_Знак" style:display-name="Без интервала Знак"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3810</meta:editing-cycles>
    <meta:creation-date>2020-11-18T15:01:00</meta:creation-date>
    <dc:date>2021-06-23T13:47:45.774274841</dc:date>
    <meta:editing-duration>P7DT12H20M</meta:editing-duration>
    <meta:generator>LibreOffice/6.1.5.2$Linux_X86_64 LibreOffice_project/10$Build-2</meta:generator>
    <meta:document-statistic meta:table-count="0" meta:image-count="2" meta:object-count="0" meta:page-count="22" meta:paragraph-count="222" meta:word-count="10780" meta:character-count="73386" meta:non-whitespace-character-count="62701"/>
    <meta:user-defined meta:name="AppVersion">14.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